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881cm"/>
    </style:style>
    <style:style style:family="table-column" style:name="co2">
      <style:table-column-properties fo:break-before="auto" style:column-width="7.66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2.293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44cm"/>
    </style:style>
    <style:style style:family="table-column" style:name="co8">
      <style:table-column-properties fo:break-before="auto" style:column-width="3.07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1.349cm"/>
    </style:style>
    <style:style style:family="table-row" style:name="ro10">
      <style:table-row-properties fo:break-before="auto" style:use-optimal-row-height="false" style:row-height="1.349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1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12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12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3" style:family="table-cell" style:parent-style-name="TL Data" style:name="ce3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4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4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4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6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6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8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83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Data" style:family="table-cell" style:name="ce84" style:display-name="ce8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85" style:display-name="ce85">
      <style:table-cell-properties fo:padding="0.071cm" fo:border-left="1.76pt solid #000000" fo:border-top="none" fo:border-right="none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20"/>
        <table:table-column table:style-name="co3" table:default-cell-style-name="ce6"/>
        <table:table-column table:style-name="co4" table:default-cell-style-name="ce6" table:number-columns-repeated="11"/>
        <table:table-column table:style-name="co5" table:default-cell-style-name="ce73" table:number-columns-repeated="6"/>
        <table:table-column table:style-name="co6" table:default-cell-style-name="Default" table:number-columns-repeated="1004"/>
        <table:table-row table:style-name="ro1">
          <table:table-cell ns41:value-type="string" table:style-name="ce1" office:value-type="string">
            <office:annotation draw:style-name="gr1" svg:height="2.408cm" draw:caption-point-y="-0.042cm" svg:width="5.801cm" svg:x="7.3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FRIESLAND <text:s/>- VIERDE GEDEELTE - <text:s/>INDEELING DER BEVOLKING NAAR DE BEROEPEN </text:p>
          </table:table-cell>
          <table:table-cell table:style-name="ce11"/>
          <table:table-cell table:style-name="ce22" table:number-columns-repeated="3"/>
          <table:table-cell table:style-name="ce43" table:number-columns-repeated="6"/>
          <table:table-cell table:style-name="ce51" table:number-columns-repeated="3"/>
          <table:table-cell table:style-name="ce67" table:number-columns-repeated="5"/>
          <table:table-cell table:style-name="ce74"/>
          <table:table-cell table:style-name="ce78" table:number-columns-repeated="3"/>
          <table:table-cell table:style-name="ce2" table:number-columns-repeated="1001"/>
        </table:table-row>
        <table:table-row table:style-name="ro1">
          <table:table-cell table:style-name="ce2"/>
          <table:table-cell table:style-name="ce12"/>
          <table:table-cell table:style-name="ce23" table:number-columns-repeated="12"/>
          <table:table-cell table:style-name="ce68" table:number-columns-repeated="6"/>
          <table:table-cell table:style-name="ce23" table:number-columns-repeated="2"/>
          <table:table-cell table:style-name="ce79"/>
          <table:table-cell table:style-name="ce2"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DE STEDEN <text:s text:c="6"/></text:p>
          </table:table-cell>
          <table:table-cell ns41:value-type="string" table:number-rows-spanned="4" table:style-name="ce13" table:number-columns-spanned="1" office:value-type="string">
            <text:p><text:span text:style-name="T2"><text:a xlink:type="simple" xlink:href="#Veerde gedeelte.A1209"> Beroepen of middelen van bestaan  </text:a></text:span></text:p>
          </table:table-cell>
          <table:table-cell table:style-name="ce24"/>
          <table:table-cell ns41:value-type="string" table:number-rows-spanned="1" table:style-name="ce28" table:number-columns-spanned="2" office:value-type="string">
            <text:p>Beneden de 10 jaren</text:p>
          </table:table-cell>
          <table:covered-table-cell table:style-name="ce35"/>
          <table:table-cell ns41:value-type="string" table:number-rows-spanned="1" table:style-name="ce44" table:number-columns-spanned="2" office:value-type="string">
            <text:p>Van 10 en 11 jaren</text:p>
          </table:table-cell>
          <table:covered-table-cell table:style-name="ce46"/>
          <table:table-cell ns41:value-type="string" table:number-rows-spanned="1" table:style-name="ce47" table:number-columns-spanned="2" office:value-type="string">
            <text:p>Van 12 tot en met 15 jaren</text:p>
          </table:table-cell>
          <table:covered-table-cell table:style-name="ce35"/>
          <table:table-cell ns41:value-type="string" table:number-rows-spanned="1" table:style-name="ce47" table:number-columns-spanned="2" office:value-type="string">
            <text:p>Van 16 jaren en daarboven</text:p>
          </table:table-cell>
          <table:covered-table-cell table:style-name="ce35"/>
          <table:table-cell ns41:value-type="string" table:number-rows-spanned="3" table:style-name="ce52" table:number-columns-spanned="3" office:value-type="string">
            <text:p>TOTAAL</text:p>
          </table:table-cell>
          <table:covered-table-cell table:style-name="ce55"/>
          <table:covered-table-cell table:style-name="ce57"/>
          <table:table-cell ns41:value-type="string" table:number-rows-spanned="4" table:style-name="ce69" table:number-columns-spanned="1" office:value-type="string">
            <text:p>Telling</text:p>
          </table:table-cell>
          <table:table-cell ns41:value-type="string" table:number-rows-spanned="4" table:style-name="ce69" table:number-columns-spanned="1" office:value-type="string">
            <text:p>Tabel</text:p>
          </table:table-cell>
          <table:table-cell ns41:value-type="string" table:number-rows-spanned="4" table:style-name="ce69" table:number-columns-spanned="1" office:value-type="string">
            <text:p>Pagina links</text:p>
          </table:table-cell>
          <table:table-cell ns41:value-type="string" table:number-rows-spanned="4" table:style-name="ce69" table:number-columns-spanned="1" office:value-type="string">
            <text:p>Pagina rechts</text:p>
          </table:table-cell>
          <table:table-cell ns41:value-type="string" table:number-rows-spanned="4" table:style-name="ce69" table:number-columns-spanned="1" office:value-type="string">
            <text:p>Provincie</text:p>
          </table:table-cell>
          <table:table-cell ns41:value-type="string" table:number-rows-spanned="4" table:style-name="ce75" table:number-columns-spanned="1" office:value-type="string">
            <text:p>Image nr</text:p>
          </table:table-cell>
          <table:table-cell table:style-name="ce79"/>
          <table:table-cell table:style-name="ce23" table:number-columns-repeated="2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table-cell ns41:value-type="string" table:number-rows-spanned="2" table:style-name="ce29" table:number-columns-spanned="2" office:value-type="string">
            <text:p>Geboren in 1849 tot en met 1840</text:p>
          </table:table-cell>
          <table:covered-table-cell table:style-name="ce36"/>
          <table:table-cell ns41:value-type="string" table:number-rows-spanned="2" table:style-name="ce45" table:number-columns-spanned="2" office:value-type="string">
            <text:p>Geboren in 1839 en 1838</text:p>
          </table:table-cell>
          <table:covered-table-cell table:style-name="ce36"/>
          <table:table-cell ns41:value-type="string" table:number-rows-spanned="2" table:style-name="ce45" table:number-columns-spanned="2" office:value-type="string">
            <text:p>Geboren in 1837 tot en met 1834</text:p>
          </table:table-cell>
          <table:covered-table-cell table:style-name="ce36"/>
          <table:table-cell ns41:value-type="string" table:number-rows-spanned="2" table:style-name="ce48" table:number-columns-spanned="2" office:value-type="string">
            <text:p>Geboren in 1833 en vroegere jaren.</text:p>
          </table:table-cell>
          <table:covered-table-cell table:style-name="ce49"/>
          <table:covered-table-cell table:style-name="ce53"/>
          <table:covered-table-cell table:style-name="ce56"/>
          <table:covered-table-cell table:style-name="ce58"/>
          <table:covered-table-cell table:style-name="ce70" table:number-columns-repeated="5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covered-table-cell table:style-name="ce30"/>
          <table:covered-table-cell table:style-name="ce37" table:number-columns-repeated="6"/>
          <table:covered-table-cell table:style-name="ce50"/>
          <table:covered-table-cell table:style-name="ce54"/>
          <table:covered-table-cell table:style-name="ce37"/>
          <table:covered-table-cell table:style-name="ce59"/>
          <table:covered-table-cell table:style-name="ce70" table:number-columns-repeated="5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5"/>
          <table:covered-table-cell table:style-name="ce15"/>
          <table:table-cell table:style-name="ce25"/>
          <table:table-cell ns41:value-type="string" table:style-name="ce31" office:value-type="string">
            <text:p>Mannelijk.</text:p>
          </table:table-cell>
          <table:table-cell ns41:value-type="string" table:style-name="ce38" office:value-type="string">
            <text:p>Vrouwelijk.</text:p>
          </table:table-cell>
          <table:table-cell ns41:value-type="string" table:style-name="ce38" office:value-type="string">
            <text:p>Mannelijk.</text:p>
          </table:table-cell>
          <table:table-cell ns41:value-type="string" table:style-name="ce38" office:value-type="string">
            <text:p>Vrouwelijk.</text:p>
          </table:table-cell>
          <table:table-cell ns41:value-type="string" table:style-name="ce38" office:value-type="string">
            <text:p>Mannelijk.</text:p>
          </table:table-cell>
          <table:table-cell ns41:value-type="string" table:style-name="ce38" office:value-type="string">
            <text:p>Vrouwelijk.</text:p>
          </table:table-cell>
          <table:table-cell ns41:value-type="string" table:style-name="ce38" office:value-type="string">
            <text:p>Mannelijk.</text:p>
          </table:table-cell>
          <table:table-cell ns41:value-type="string" table:style-name="ce38" office:value-type="string">
            <text:p>Vrouwelijk.</text:p>
          </table:table-cell>
          <table:table-cell ns41:value-type="string" table:style-name="ce38" office:value-type="string">
            <text:p>Mannelijk.</text:p>
          </table:table-cell>
          <table:table-cell ns41:value-type="string" table:style-name="ce38" office:value-type="string">
            <text:p>Vrouwelijk.</text:p>
          </table:table-cell>
          <table:table-cell ns41:value-type="string" table:style-name="ce60" office:value-type="string">
            <text:p>Totaal.</text:p>
          </table:table-cell>
          <table:covered-table-cell table:style-name="ce71" table:number-columns-repeated="5"/>
          <table:covered-table-cell table:style-name="ce77"/>
          <table:table-cell table:style-name="ce79" table:number-columns-repeated="3"/>
          <table:table-cell table:style-name="ce2" table:number-columns-repeated="1001"/>
        </table:table-row>
        <table:table-row table:style-name="ro1">
          <table:table-cell table:style-name="Default"/>
          <table:table-cell table:style-name="ce16"/>
          <table:table-cell table:style-name="ce26"/>
          <table:table-cell table:style-name="ce32" table:number-columns-repeated="10"/>
          <table:table-cell table:style-name="ce61"/>
          <table:table-cell table:style-name="ce72" table:number-columns-repeated="6"/>
          <table:table-cell table:style-name="ce80" table:number-columns-repeated="3"/>
          <table:table-cell table:number-columns-repeated="1001"/>
        </table:table-row>
        <table:table-row table:style-name="ro4">
          <table:table-cell ns41:value-type="string" table:style-name="ce7" office:value-type="string">
            <text:p>DE STAD LEEUWARDEN.</text:p>
          </table:table-cell>
          <table:table-cell ns41:value-type="string" table:style-name="ce17" office:value-type="string">
            <text:p>Aannemers</text:p>
          </table:table-cell>
          <table:table-cell table:style-name="Default"/>
          <table:table-cell table:style-name="ce84"/>
          <table:table-cell table:style-name="ce39" table:number-columns-repeated="9"/>
          <table:table-cell table:style-name="ce62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ardappelenme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ardewerk- en porcelein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ardewerk- en porcelein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dvoka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63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fbraak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luin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mbtenaren Staats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5" office:value-type="float">
            <text:p>35</text:p>
          </table:table-cell>
          <table:table-cell table:style-name="ce40"/>
          <table:table-cell ns41:value-type="float" table:style-name="ce40" office:value="35" office:value-type="float">
            <text:p>35</text:p>
          </table:table-cell>
          <table:table-cell table:style-name="ce40"/>
          <table:table-cell ns41:value-type="float" table:style-name="ce63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mbtenaren Provincial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63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mbtenaren Gemeente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63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mbtenaren Niet genoemd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pothekers, drog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8" office:value-type="float">
            <text:p>4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rbeiders, dagloon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0" office:value-type="float">
            <text:p>10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948" office:value-type="float">
            <text:p>948</text:p>
          </table:table-cell>
          <table:table-cell ns41:value-type="float" table:style-name="ce40" office:value="177" office:value-type="float">
            <text:p>177</text:p>
          </table:table-cell>
          <table:table-cell ns41:value-type="float" table:style-name="ce40" office:value="958" office:value-type="float">
            <text:p>958</text:p>
          </table:table-cell>
          <table:table-cell ns41:value-type="float" table:style-name="ce40" office:value="182" office:value-type="float">
            <text:p>182</text:p>
          </table:table-cell>
          <table:table-cell ns41:value-type="float" table:style-name="ce64" office:value="1140" office:value-type="float">
            <text:p>1,1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sch-, bagger-, vuilnislieden, asch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Azijnstokers, kunstazij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aardscheerders, kappers, paruik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45" office:value-type="float">
            <text:p>45</text:p>
          </table:table-cell>
          <table:table-cell table:style-name="ce40"/>
          <table:table-cell ns41:value-type="float" table:style-name="ce40" office:value="48" office:value-type="float">
            <text:p>48</text:p>
          </table:table-cell>
          <table:table-cell table:style-name="ce40"/>
          <table:table-cell ns41:value-type="float" table:style-name="ce63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adstoof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ankiers, effectenhandelaars, geldwisselaars, kass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d- en matrassenmakers en verhuurders, behangers, stoffee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eldhouwers, lofwerk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leenbankhouders, inbreng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ste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stellers, expediteurs, factoors, voetbo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zembinders, rietboeren, rijswer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ierbrouwers, bierst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illard-, kaats-ball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lee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lik-, en pleetwerkers, lam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loemisten, boomkweekers, tuiniers, warmoezeni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98" office:value-type="float">
            <text:p>9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ekbin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ek- en dagbladdrukkers en verkoopers 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9" office:value-type="float">
            <text:p>39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39" office:value-type="float">
            <text:p>39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42" office:value-type="float">
            <text:p>4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ek- en dagbladdrukkers en verkoopers knechts, letterzett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4" office:value-type="float">
            <text:p>34</text:p>
          </table:table-cell>
          <table:table-cell table:style-name="ce40"/>
          <table:table-cell ns41:value-type="float" table:style-name="ce63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rdpapier (werkers in) doozen-, kaar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rduurwerkers, ka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rstel-, kaarden-, kammen-, rijven-, zeef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63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ouwmeesters, civiel ingeni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randers en stokers van stroop, likeuren, sterke drank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reuk- en draagbanden-, keurslijv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rillenslijp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rood-, kleingoed-, koek- en banketbakkers en slijt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165" office:value-type="float">
            <text:p>165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179" office:value-type="float">
            <text:p>179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63" office:value="191" office:value-type="float">
            <text:p>19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ijen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Chicorei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Chocolade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agbladschrijvers, letterkundig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ebiteurs en gedelegeerden in de loterij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ekkers (lei-, pannen-, riet-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eurwaa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ienstboden, bakers, huisbewaarders, minnen, oppassers, port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40" office:value="138" office:value-type="float">
            <text:p>138</text:p>
          </table:table-cell>
          <table:table-cell ns41:value-type="float" table:style-name="ce41" office:value="1164" office:value-type="float">
            <text:p>1,164</text:p>
          </table:table-cell>
          <table:table-cell ns41:value-type="float" table:style-name="ce40" office:value="140" office:value-type="float">
            <text:p>140</text:p>
          </table:table-cell>
          <table:table-cell ns41:value-type="float" table:style-name="ce41" office:value="1213" office:value-type="float">
            <text:p>1,213</text:p>
          </table:table-cell>
          <table:table-cell ns41:value-type="float" table:style-name="ce64" office:value="1353" office:value-type="float">
            <text:p>1,35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Doodgravers, bedienaars van begravenissen, verhuurders van rouwkleed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Fabrijkanten van verschillenden aard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Fineerza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aarkeuken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alanteriewarenhandel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aren- en landwinkel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1" table:style-name="ce40" table:number-columns-repeated="4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as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3" office:value-type="float">
            <text:p>2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3" office:value-type="float">
            <text:p>2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epensioneerden (burgelijke en millitair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1" office:value-type="float">
            <text:p>2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eschutgieters, gewe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ezantschappen en consulaten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lasbla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Protestanten, predi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Israeliten, rabbij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ouddraadtrekkers, passementwerkers, galonwer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aanhandelaars, gis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aveurs op hout, metaal en steen, stempel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iendbaz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oenten-, frui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ondeigen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1" table:style-name="ce40" table:number-columns-repeated="4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ossiers, slij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Grutters, kruiden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2" office:value-type="float">
            <text:p>32</text:p>
          </table:table-cell>
          <table:table-cell table:style-name="ce40"/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aar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andels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andelsreizi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andschoenen- en dass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aven- en baken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eemraden en verdere ambtenaren van de waterschapp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eetm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ennep- en vlasbereiders en teel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erbergiers, kasteleins, koffijhuis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6" office:value-type="float">
            <text:p>46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46" office:value-type="float">
            <text:p>46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63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erders en veeho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oeden-, petten- en stroohoed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5" office:value-type="float">
            <text:p>35</text:p>
          </table:table-cell>
          <table:table-cell ns41:value-type="float" table:style-name="ce40" office:value="23" office:value-type="float">
            <text:p>23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24" office:value-type="float">
            <text:p>24</text:p>
          </table:table-cell>
          <table:table-cell ns41:value-type="float" table:style-name="ce63" office:value="61" office:value-type="float">
            <text:p>6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outha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outzaagmolenaars, houtzagers, hout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Huisleerlingen</text:p>
          </table:table-cell>
          <table:table-cell table:style-name="Default"/>
          <table:table-cell ns41:value-type="float" table:style-name="ce85" office:value="6" office:value-type="float">
            <text:p>6</text:p>
          </table:table-cell>
          <table:table-cell ns41:value-type="float" table:style-name="ce40" office:value="4" office:value-type="float">
            <text:p>4</text:p>
          </table:table-cell>
          <table:table-cell ns41:value-type="float" office:value="1" table:style-name="ce40" table:number-columns-repeated="2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Ingenieurs en verdere ambtenaren van den waterstaa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Inleggers van levensbehoef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Ja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Jag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Juweliers, goud- en zilversm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89" office:value-type="float">
            <text:p>89</text:p>
          </table:table-cell>
          <table:table-cell table:style-name="ce40"/>
          <table:table-cell ns41:value-type="float" table:style-name="ce40" office:value="104" office:value-type="float">
            <text:p>104</text:p>
          </table:table-cell>
          <table:table-cell table:style-name="ce40"/>
          <table:table-cell ns41:value-type="float" table:style-name="ce63" office:value="104" office:value-type="float">
            <text:p>10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arders, wolkamm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arsenmakers (smeer- en was-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binet- en schrijnwerkers, kunstdraaij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123" office:value-type="float">
            <text:p>123</text:p>
          </table:table-cell>
          <table:table-cell table:style-name="ce40"/>
          <table:table-cell ns41:value-type="float" table:style-name="ce40" office:value="136" office:value-type="float">
            <text:p>136</text:p>
          </table:table-cell>
          <table:table-cell table:style-name="ce40"/>
          <table:table-cell ns41:value-type="float" table:style-name="ce63" office:value="136" office:value-type="float">
            <text:p>1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detten van de land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detten van de zee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lkbranders, cement- en tras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antoor- en winkelbedienden, pakhuisknecht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42" office:value-type="float">
            <text:p>142</text:p>
          </table:table-cell>
          <table:table-cell ns41:value-type="float" table:style-name="ce40" office:value="27" office:value-type="float">
            <text:p>27</text:p>
          </table:table-cell>
          <table:table-cell ns41:value-type="float" table:style-name="ce40" office:value="144" office:value-type="float">
            <text:p>144</text:p>
          </table:table-cell>
          <table:table-cell ns41:value-type="float" table:style-name="ce40" office:value="27" office:value-type="float">
            <text:p>27</text:p>
          </table:table-cell>
          <table:table-cell ns41:value-type="float" table:style-name="ce63" office:value="171" office:value-type="float">
            <text:p>1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leeder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45" office:value-type="float">
            <text:p>245</text:p>
          </table:table-cell>
          <table:table-cell table:style-name="ce40"/>
          <table:table-cell ns41:value-type="float" table:style-name="ce40" office:value="270" office:value-type="float">
            <text:p>270</text:p>
          </table:table-cell>
          <table:table-cell table:style-name="ce40"/>
          <table:table-cell ns41:value-type="float" table:style-name="ce63" office:value="270" office:value-type="float">
            <text:p>2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leederen- en gemaaktgoe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leinhandelaars, winkel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0" office:value-type="float">
            <text:p>90</text:p>
          </table:table-cell>
          <table:table-cell ns41:value-type="float" table:style-name="ce40" office:value="51" office:value-type="float">
            <text:p>51</text:p>
          </table:table-cell>
          <table:table-cell ns41:value-type="float" table:style-name="ce40" office:value="90" office:value-type="float">
            <text:p>90</text:p>
          </table:table-cell>
          <table:table-cell ns41:value-type="float" table:style-name="ce40" office:value="51" office:value-type="float">
            <text:p>51</text:p>
          </table:table-cell>
          <table:table-cell ns41:value-type="float" table:style-name="ce63" office:value="141" office:value-type="float">
            <text:p>14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lerken en schrijvers bij notarissen, ontvangers, prokureurs, deurwaarders enz.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table:style-name="ce40"/>
          <table:table-cell ns41:value-type="float" table:style-name="ce40" office:value="41" office:value-type="float">
            <text:p>41</text:p>
          </table:table-cell>
          <table:table-cell table:style-name="ce40"/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lom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noo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lenbran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ninklijk Huis (personen, verbonden aan he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oplieden van verschillenden aard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49" office:value-type="float">
            <text:p>449</text:p>
          </table:table-cell>
          <table:table-cell ns41:value-type="float" table:style-name="ce40" office:value="121" office:value-type="float">
            <text:p>121</text:p>
          </table:table-cell>
          <table:table-cell ns41:value-type="float" table:style-name="ce40" office:value="455" office:value-type="float">
            <text:p>455</text:p>
          </table:table-cell>
          <table:table-cell ns41:value-type="float" table:style-name="ce40" office:value="121" office:value-type="float">
            <text:p>121</text:p>
          </table:table-cell>
          <table:table-cell ns41:value-type="float" table:style-name="ce63" office:value="576" office:value-type="float">
            <text:p>57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ornmolen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ornversch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per- en blikslagers, draadvlechters, ketellap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59" office:value-type="float">
            <text:p>59</text:p>
          </table:table-cell>
          <table:table-cell table:style-name="ce40"/>
          <table:table-cell ns41:value-type="float" table:style-name="ce40" office:value="69" office:value-type="float">
            <text:p>69</text:p>
          </table:table-cell>
          <table:table-cell table:style-name="ce40"/>
          <table:table-cell ns41:value-type="float" table:style-name="ce63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per- klok- en geelgie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stschool-houders 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1" table:style-name="ce40" table:number-columns-repeated="4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ostschool-leerling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5" office:value-type="float">
            <text:p>15</text:p>
          </table:table-cell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aankinde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am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amm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ib- en dijkwerkers, heibaz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oeghouders, tapp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2" office:value-type="float">
            <text:p>4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42" office:value-type="float">
            <text:p>4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63" office:value="51" office:value-type="float">
            <text:p>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uidfabrijkanten en vuurwerk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uijers, sjouwers, schoenpoets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1" office:value-type="float">
            <text:p>81</text:p>
          </table:table-cell>
          <table:table-cell table:style-name="ce40"/>
          <table:table-cell ns41:value-type="float" table:style-name="ce40" office:value="81" office:value-type="float">
            <text:p>81</text:p>
          </table:table-cell>
          <table:table-cell table:style-name="ce40"/>
          <table:table-cell ns41:value-type="float" table:style-name="ce63" office:value="81" office:value-type="float">
            <text:p>8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ijgs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rijgslieden beneden den rang van 2den luitenant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536" office:value-type="float">
            <text:p>536</text:p>
          </table:table-cell>
          <table:table-cell table:style-name="ce40"/>
          <table:table-cell ns41:value-type="float" table:style-name="ce40" office:value="538" office:value-type="float">
            <text:p>538</text:p>
          </table:table-cell>
          <table:table-cell table:style-name="ce40"/>
          <table:table-cell ns41:value-type="float" table:style-name="ce63" office:value="538" office:value-type="float">
            <text:p>5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ipers, hoepel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40" office:value="41" office:value-type="float">
            <text:p>41</text:p>
          </table:table-cell>
          <table:table-cell table:style-name="ce40"/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enaars, goochelaars enz.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koopers, muzijk- en teekenhandel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lak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oefenaren muzijkanten, muzijkmeesters, organ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oefenaren 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9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oefenaren teekenaars, teekenmeesters, daguerreotypeurs, decor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oefenaren tooneelspelers, dansmeesters, zang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nstwer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Kurkensnij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ndbouw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82" office:value-type="float">
            <text:p>82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86" office:value-type="float">
            <text:p>86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63" office:value="102" office:value-type="float">
            <text:p>10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ndhuishoudkundige 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ndhuishoudkundige scholen leerling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ndmeters en teekenaars bij het kadaster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ntaarnop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tijnsche schol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atijnsche 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eerbereiders en looij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63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eerlingen aan het instituut voor blinden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ett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iefdadige gestichten hoof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7" table:style-name="ce40" table:number-columns-repeated="4" office:value-type="float">
            <text:p>7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iefdadige gestichten dienstdoend personeel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ini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oodgieters en pompenmakers, brandspuit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oodswezen en strandvonderij (personen behoorende to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oodwit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Lijm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gazijn- en pakhuis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kelaars en kargadoo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nd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nufakturen/*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nufakturen/* 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nufakturen/* werklie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riniers en see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riniers en seelieden beneden den rang van 2den luitenan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at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ekrapbereiders en 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esters (keur-, markt-, waag-), afsl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lk-, boter-, kaas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8" office:value-type="float">
            <text:p>48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63" office:value="65" office:value-type="float">
            <text:p>6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ssenmakers en 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ters (kolen-, koorn-, hooi-, hout-, scheeps- enz.), wijnst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8" office:value-type="float">
            <text:p>58</text:p>
          </table:table-cell>
          <table:table-cell table:style-name="ce40"/>
          <table:table-cell ns41:value-type="float" table:style-name="ce40" office:value="58" office:value-type="float">
            <text:p>58</text:p>
          </table:table-cell>
          <table:table-cell table:style-name="ce40"/>
          <table:table-cell ns41:value-type="float" table:style-name="ce63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ets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63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odemaaksters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ol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outmolen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uzijkinstrument-, orgel-, forte pianomakers, stemmers en 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Mijn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8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59" office:value-type="float">
            <text:p>59</text:p>
          </table:table-cell>
          <table:table-cell table:style-name="ce40"/>
          <table:table-cell ns41:value-type="float" table:style-name="ce40" office:value="394" office:value-type="float">
            <text:p>394</text:p>
          </table:table-cell>
          <table:table-cell table:style-name="ce40"/>
          <table:table-cell ns41:value-type="float" table:style-name="ce40" office:value="456" office:value-type="float">
            <text:p>456</text:p>
          </table:table-cell>
          <table:table-cell ns41:value-type="float" table:style-name="ce63" office:value="456" office:value-type="float">
            <text:p>4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Nach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Notaris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Notarissen (kandidaa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lieslagers en 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2" office:value-type="float">
            <text:p>32</text:p>
          </table:table-cell>
          <table:table-cell table:style-name="ce40"/>
          <table:table-cell ns41:value-type="float" table:style-name="ce40" office:value="32" office:value-type="float">
            <text:p>32</text:p>
          </table:table-cell>
          <table:table-cell table:style-name="ce40"/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mroepers, aanpl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nemers en direkteurs van begrafenis- en ziekenfondsen/?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nemers en direkteurs van naamlooze en verdere handel-maatschappij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nemers en direkteurs van verzekering- en brandwaarborgmaatschappijen/?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nemers en direkteurs van openbare werk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69" office:value-type="float">
            <text:p>69</text:p>
          </table:table-cell>
          <table:table-cell ns41:value-type="float" table:style-name="ce40" office:value="24" office:value-type="float">
            <text:p>24</text:p>
          </table:table-cell>
          <table:table-cell ns41:value-type="float" table:style-name="ce40" office:value="71" office:value-type="float">
            <text:p>71</text:p>
          </table:table-cell>
          <table:table-cell ns41:value-type="float" table:style-name="ce40" office:value="24" office:value-type="float">
            <text:p>24</text:p>
          </table:table-cell>
          <table:table-cell ns41:value-type="float" table:style-name="ce63" office:value="95" office:value-type="float">
            <text:p>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pzigters, conducteu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rgeldraaijers, straatmuz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Oudijzer-, oude kleederen-, haanenverkoop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arden- en veehouders en verkoopers, koemel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arden- en beest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nnen-, potten-, pijpen-, steen- en tegelbak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3" office:value-type="float">
            <text:p>3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5" office:value-type="float">
            <text:p>3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pier- en gekleurd papier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pier- en gekleurd papierhandel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pier- en gekleurd papierwerk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arapluie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ennenberei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ik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ik- en teer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laat- en steendrukkers, plaat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leistergieters, boets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63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rokur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ublieke vrouwen, publiekhuis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Pij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e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egterlijke magt (ambtenaren der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enteniers, partikuli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ns41:value-type="float" table:style-name="ce40" office:value="15" office:value-type="float">
            <text:p>15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15" office:value-type="float">
            <text:p>15</text:p>
          </table:table-cell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ent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ijtuig-, wagen-, koffer-, zadel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47" office:value-type="float">
            <text:p>47</text:p>
          </table:table-cell>
          <table:table-cell table:style-name="ce40"/>
          <table:table-cell ns41:value-type="float" table:style-name="ce40" office:value="54" office:value-type="float">
            <text:p>54</text:p>
          </table:table-cell>
          <table:table-cell table:style-name="ce40"/>
          <table:table-cell ns41:value-type="float" table:style-name="ce63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Rijtuig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aar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a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1" table:style-name="ce40" table:number-columns-repeated="4" office:value-type="float">
            <text:p>1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ep-, blok-, mast- en zeilmakers, rafactiemeesters, scheepsloopers, tak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41" office:value-type="float">
            <text:p>4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4" office:value-type="float">
            <text:p>4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5" office:value-type="float">
            <text:p>4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epsw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epzeilnaald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ikundige voorwerpen en verfwaren (fabrijkanten en werklieden in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lpvisschers, schul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erm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ilders (huis-), glaz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141" office:value-type="float">
            <text:p>141</text:p>
          </table:table-cell>
          <table:table-cell table:style-name="ce40"/>
          <table:table-cell ns41:value-type="float" table:style-name="ce40" office:value="147" office:value-type="float">
            <text:p>147</text:p>
          </table:table-cell>
          <table:table-cell table:style-name="ce40"/>
          <table:table-cell ns41:value-type="float" table:style-name="ce63" office:value="147" office:value-type="float">
            <text:p>147</text:p>
          </table:table-cell>
          <table:table-cell table:number-columns-repeated="1010"/>
        </table:table-row>
        <table:table-row table:style-name="ro10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05" office:value-type="float">
            <text:p>305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309" office:value-type="float">
            <text:p>309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63" office:value="320" office:value-type="float">
            <text:p>3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oenmakers en lap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291" office:value-type="float">
            <text:p>29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11" office:value-type="float">
            <text:p>31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12" office:value-type="float">
            <text:p>3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oolleerlingen</text:p>
          </table:table-cell>
          <table:table-cell table:style-name="Default"/>
          <table:table-cell ns41:value-type="float" table:style-name="ce33" office:value="1076" office:value-type="float">
            <text:p>1,076</text:p>
          </table:table-cell>
          <table:table-cell ns41:value-type="float" table:style-name="ce41" office:value="1012" office:value-type="float">
            <text:p>1,012</text:p>
          </table:table-cell>
          <table:table-cell ns41:value-type="float" table:style-name="ce40" office:value="369" office:value-type="float">
            <text:p>369</text:p>
          </table:table-cell>
          <table:table-cell ns41:value-type="float" table:style-name="ce40" office:value="413" office:value-type="float">
            <text:p>413</text:p>
          </table:table-cell>
          <table:table-cell ns41:value-type="float" table:style-name="ce40" office:value="533" office:value-type="float">
            <text:p>533</text:p>
          </table:table-cell>
          <table:table-cell ns41:value-type="float" table:style-name="ce40" office:value="520" office:value-type="float">
            <text:p>520</text:p>
          </table:table-cell>
          <table:table-cell ns41:value-type="float" table:style-name="ce40" office:value="70" office:value-type="float">
            <text:p>70</text:p>
          </table:table-cell>
          <table:table-cell ns41:value-type="float" table:style-name="ce40" office:value="61" office:value-type="float">
            <text:p>61</text:p>
          </table:table-cell>
          <table:table-cell ns41:value-type="float" table:style-name="ce41" office:value="2048" office:value-type="float">
            <text:p>2,048</text:p>
          </table:table-cell>
          <table:table-cell ns41:value-type="float" table:style-name="ce41" office:value="2006" office:value-type="float">
            <text:p>2,006</text:p>
          </table:table-cell>
          <table:table-cell ns41:value-type="float" table:style-name="ce64" office:value="4054" office:value-type="float">
            <text:p>4,0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choorsteenve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lijpers (diamant-, glas-, marmer-, metaal- enz.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meden grof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meden hoef-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meden kagchel- en ander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4" office:value-type="float">
            <text:p>9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4" office:value-type="float">
            <text:p>9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5" office:value-type="float">
            <text:p>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ollici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peldenfabrijkanten en werklied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piegel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pinners, spoelders, wev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ns41:value-type="float" table:style-name="ce40" office:value="63" office:value-type="float">
            <text:p>6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poorweg- en stoombootbeamb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pijk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alhouders, rijtuigverhuur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eenhouw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eenkolen-, hout- en turf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el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oelen-bekleeders, draaijers, ma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63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offenverwers, glan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raa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udenten aan hooge scholen, athenea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udenten aan academien, clinische schol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udenten aan seminar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ukadoors, wi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tijfs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uiker- en pastij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Suikerraffinad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almeesters, transl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bak- en sigaren-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bak- en sigaren-kerv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bak- en sigaren-plan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bak- en sigaren-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apijt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immerlieden, kist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308" office:value-type="float">
            <text:p>308</text:p>
          </table:table-cell>
          <table:table-cell table:style-name="ce40"/>
          <table:table-cell ns41:value-type="float" table:style-name="ce40" office:value="320" office:value-type="float">
            <text:p>320</text:p>
          </table:table-cell>
          <table:table-cell table:style-name="ce40"/>
          <table:table-cell ns41:value-type="float" table:style-name="ce63" office:value="320" office:value-type="float">
            <text:p>3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innegie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ol- en pontgaarders, brug- en sluiswach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ouwslagers, baanwer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raan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urf, koorn- en kolendr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4" office:value-type="float">
            <text:p>64</text:p>
          </table:table-cell>
          <table:table-cell table:style-name="ce40"/>
          <table:table-cell ns41:value-type="float" table:style-name="ce40" office:value="64" office:value-type="float">
            <text:p>64</text:p>
          </table:table-cell>
          <table:table-cell table:style-name="ce40"/>
          <table:table-cell ns41:value-type="float" table:style-name="ce63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Uitdragers, uitventers, leurd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Uurwerk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eeart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eenlieden, turfbo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endu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ergulders, lijs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ill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ischdroogers en ro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isch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issch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63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leeschhouwers, spekslagers, po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73" office:value-type="float">
            <text:p>7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75" office:value-type="float">
            <text:p>7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77" office:value-type="float">
            <text:p>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oddenra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oerlieden, koetsiers, loopers, postknechten en sl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0" office:value-type="float">
            <text:p>4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0" office:value-type="float">
            <text:p>4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ogelverkoopers, kooiboe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afel- en poffertjes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atermolen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ater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e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erktuigkundigen en makers, balans- en brandspui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ierspinn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Wijnhand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IJk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IJzer- en koperdr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IJz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aa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aakwaarnemers, commissionnai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akkenmakers en verhuur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an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eep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eevaart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eevaartscholen leerling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iekenoppass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out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waardve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wavelstokkenmak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ijde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Verschillende beroe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Zonder beroep</text:p>
          </table:table-cell>
          <table:table-cell table:style-name="Default"/>
          <table:table-cell ns41:value-type="float" table:style-name="ce33" office:value="1470" office:value-type="float">
            <text:p>1,470</text:p>
          </table:table-cell>
          <table:table-cell ns41:value-type="float" table:style-name="ce41" office:value="1627" office:value-type="float">
            <text:p>1,627</text:p>
          </table:table-cell>
          <table:table-cell ns41:value-type="float" table:style-name="ce40" office:value="100" office:value-type="float">
            <text:p>100</text:p>
          </table:table-cell>
          <table:table-cell ns41:value-type="float" table:style-name="ce40" office:value="126" office:value-type="float">
            <text:p>126</text:p>
          </table:table-cell>
          <table:table-cell ns41:value-type="float" table:style-name="ce40" office:value="178" office:value-type="float">
            <text:p>178</text:p>
          </table:table-cell>
          <table:table-cell ns41:value-type="float" table:style-name="ce40" office:value="325" office:value-type="float">
            <text:p>325</text:p>
          </table:table-cell>
          <table:table-cell ns41:value-type="float" table:style-name="ce41" office:value="1136" office:value-type="float">
            <text:p>1,136</text:p>
          </table:table-cell>
          <table:table-cell ns41:value-type="float" table:style-name="ce41" office:value="6313" office:value-type="float">
            <text:p>6,313</text:p>
          </table:table-cell>
          <table:table-cell ns41:value-type="float" table:style-name="ce41" office:value="2884" office:value-type="float">
            <text:p>2,884</text:p>
          </table:table-cell>
          <table:table-cell ns41:value-type="float" table:style-name="ce41" office:value="8391" office:value-type="float">
            <text:p>8,391</text:p>
          </table:table-cell>
          <table:table-cell ns41:value-type="float" table:style-name="ce64" office:value="11275" office:value-type="float">
            <text:p>11,2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Beroep onbekend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AD LEEUWARDEN.</text:p>
          </table:table-cell>
          <table:table-cell ns41:value-type="string" table:style-name="ce18" office:value-type="string">
            <text:p>TOTAAL</text:p>
          </table:table-cell>
          <table:table-cell table:style-name="Default"/>
          <table:table-cell ns41:value-type="float" table:style-name="ce33" office:value="2556" office:value-type="float">
            <text:p>2,556</text:p>
          </table:table-cell>
          <table:table-cell ns41:value-type="float" table:style-name="ce41" office:value="2645" office:value-type="float">
            <text:p>2,645</text:p>
          </table:table-cell>
          <table:table-cell ns41:value-type="float" table:style-name="ce40" office:value="486" office:value-type="float">
            <text:p>486</text:p>
          </table:table-cell>
          <table:table-cell ns41:value-type="float" table:style-name="ce40" office:value="541" office:value-type="float">
            <text:p>541</text:p>
          </table:table-cell>
          <table:table-cell ns41:value-type="float" table:style-name="ce40" office:value="944" office:value-type="float">
            <text:p>944</text:p>
          </table:table-cell>
          <table:table-cell ns41:value-type="float" table:style-name="ce40" office:value="972" office:value-type="float">
            <text:p>972</text:p>
          </table:table-cell>
          <table:table-cell ns41:value-type="float" table:style-name="ce41" office:value="7786" office:value-type="float">
            <text:p>7,786</text:p>
          </table:table-cell>
          <table:table-cell ns41:value-type="float" table:style-name="ce41" office:value="8560" office:value-type="float">
            <text:p>8,560</text:p>
          </table:table-cell>
          <table:table-cell ns41:value-type="float" table:style-name="ce41" office:value="11772" office:value-type="float">
            <text:p>11,772</text:p>
          </table:table-cell>
          <table:table-cell ns41:value-type="float" table:style-name="ce41" office:value="12718" office:value-type="float">
            <text:p>12,718</text:p>
          </table:table-cell>
          <table:table-cell ns41:value-type="float" table:style-name="ce64" office:value="24490" office:value-type="float">
            <text:p>24,49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annem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ardappelenme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ardewerk- en porcelein-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ardewerk- en porcelein-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dvoka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fbraak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luin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mbtenaren Staats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1" office:value-type="float">
            <text:p>9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1" office:value-type="float">
            <text:p>9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mbtenaren Provincial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mbtenaren Gemeente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9" office:value-type="float">
            <text:p>69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69" office:value-type="float">
            <text:p>69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mbtenaren Niet genoemd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pothekers, drog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05" office:value-type="float">
            <text:p>105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09" office:value-type="float">
            <text:p>109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114" office:value-type="float">
            <text:p>1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rbeiders, daglooners</text:p>
          </table:table-cell>
          <table:table-cell table:style-name="Default"/>
          <table:table-cell table:style-name="ce85"/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56" office:value-type="float">
            <text:p>56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1" office:value="2269" office:value-type="float">
            <text:p>2,269</text:p>
          </table:table-cell>
          <table:table-cell ns41:value-type="float" table:style-name="ce40" office:value="628" office:value-type="float">
            <text:p>628</text:p>
          </table:table-cell>
          <table:table-cell ns41:value-type="float" table:style-name="ce41" office:value="2328" office:value-type="float">
            <text:p>2,328</text:p>
          </table:table-cell>
          <table:table-cell ns41:value-type="float" table:style-name="ce40" office:value="638" office:value-type="float">
            <text:p>638</text:p>
          </table:table-cell>
          <table:table-cell ns41:value-type="float" table:style-name="ce64" office:value="2966" office:value-type="float">
            <text:p>2,9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sch-, bagger-, vuilnislieden, asch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Azijnstokers, kunstazij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aardscheerders, kappers, paruik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table:style-name="ce40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63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adstoof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ankiers, effektenhandelaars, geldwisselaars, kass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d- en matrassenmakers en verhuurders, behangers, stoffee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3" office:value-type="float">
            <text:p>33</text:p>
          </table:table-cell>
          <table:table-cell table:style-name="ce40"/>
          <table:table-cell ns41:value-type="float" table:style-name="ce40" office:value="33" office:value-type="float">
            <text:p>33</text:p>
          </table:table-cell>
          <table:table-cell table:style-name="ce40"/>
          <table:table-cell ns41:value-type="float" table:style-name="ce63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eldhouwers, lofwerk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leenbankhouders, inbreng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ste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stellers, expediteurs, factoors, voetbo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" office:value-type="float">
            <text:p>19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zembinders, rietboeren, rijswer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ierbrouwers, bier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illard-, kaatsballen-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lee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lik- en pleetwerkers, lam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loemisten, boomkweekers, tuiniers, warmoezeni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205" office:value-type="float">
            <text:p>20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13" office:value-type="float">
            <text:p>21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216" office:value-type="float">
            <text:p>2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ekbind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42" office:value-type="float">
            <text:p>42</text:p>
          </table:table-cell>
          <table:table-cell table:style-name="ce40"/>
          <table:table-cell ns41:value-type="float" table:style-name="ce40" office:value="51" office:value-type="float">
            <text:p>51</text:p>
          </table:table-cell>
          <table:table-cell table:style-name="ce40"/>
          <table:table-cell ns41:value-type="float" table:style-name="ce63" office:value="51" office:value-type="float">
            <text:p>5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ek- en dagbladdrukkers en verkoopers 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5" office:value-type="float">
            <text:p>55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3" office:value="63" office:value-type="float">
            <text:p>6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ek- en dagbladdrukkers en verkoopers knechts, letterzett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56" office:value-type="float">
            <text:p>56</text:p>
          </table:table-cell>
          <table:table-cell table:style-name="ce40"/>
          <table:table-cell ns41:value-type="float" table:style-name="ce40" office:value="69" office:value-type="float">
            <text:p>69</text:p>
          </table:table-cell>
          <table:table-cell table:style-name="ce40"/>
          <table:table-cell ns41:value-type="float" table:style-name="ce63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rdpapier (werkers in) doozen-, kaar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rduurwerkers, kantwerk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rstel-, kaarden-, kammen-, rijven-, zeef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ouw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randers en stokers van stroop, likeuren, sterke drank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reuk- en draagbanden-, keurslijv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rillenslijp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rood-, kleingoed-, koek- en banketbakkers en slijt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0" office:value-type="float">
            <text:p>40</text:p>
          </table:table-cell>
          <table:table-cell table:style-name="ce40"/>
          <table:table-cell ns41:value-type="float" table:style-name="ce40" office:value="487" office:value-type="float">
            <text:p>487</text:p>
          </table:table-cell>
          <table:table-cell ns41:value-type="float" table:style-name="ce40" office:value="93" office:value-type="float">
            <text:p>93</text:p>
          </table:table-cell>
          <table:table-cell ns41:value-type="float" table:style-name="ce40" office:value="531" office:value-type="float">
            <text:p>531</text:p>
          </table:table-cell>
          <table:table-cell ns41:value-type="float" table:style-name="ce40" office:value="93" office:value-type="float">
            <text:p>93</text:p>
          </table:table-cell>
          <table:table-cell ns41:value-type="float" table:style-name="ce63" office:value="624" office:value-type="float">
            <text:p>6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ijen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Chicorei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Chocolade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agbladschrijvers, letterkundig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ebiteurs en gedelegeerden in de loterij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ekkers (lei-, pannen-, riet-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eurwaa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06" office:value-type="float">
            <text:p>206</text:p>
          </table:table-cell>
          <table:table-cell ns41:value-type="float" table:style-name="ce40" office:value="178" office:value-type="float">
            <text:p>178</text:p>
          </table:table-cell>
          <table:table-cell ns41:value-type="float" table:style-name="ce41" office:value="2647" office:value-type="float">
            <text:p>2,647</text:p>
          </table:table-cell>
          <table:table-cell ns41:value-type="float" table:style-name="ce40" office:value="184" office:value-type="float">
            <text:p>184</text:p>
          </table:table-cell>
          <table:table-cell ns41:value-type="float" table:style-name="ce41" office:value="2873" office:value-type="float">
            <text:p>2,873</text:p>
          </table:table-cell>
          <table:table-cell ns41:value-type="float" table:style-name="ce64" office:value="3057" office:value-type="float">
            <text:p>3,057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Doodgravers, bedienaars van begrafenissen, verhuurders van rouwkleed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Fabrijkanten van verschillenden aard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2" office:value-type="float">
            <text:p>32</text:p>
          </table:table-cell>
          <table:table-cell table:style-name="ce40"/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Fineerza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aarkeuken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alanteriewarenhand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aren- en bandwink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ns41:value-type="float" office:value="10" table:style-name="ce40" table:number-columns-repeated="3" office:value-type="float">
            <text:p>10</text:p>
          </table:table-cell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as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2" office:value-type="float">
            <text:p>62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63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epensioneerden (burgerlijke en militair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7" office:value-type="float">
            <text:p>3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eschutgieters, gewe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ezantschappen en consulaten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lasbla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Protestanten, predi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7" office:value-type="float">
            <text:p>47</text:p>
          </table:table-cell>
          <table:table-cell table:style-name="ce40"/>
          <table:table-cell ns41:value-type="float" table:style-name="ce40" office:value="47" office:value-type="float">
            <text:p>47</text:p>
          </table:table-cell>
          <table:table-cell table:style-name="ce40"/>
          <table:table-cell ns41:value-type="float" table:style-name="ce63" office:value="47" office:value-type="float">
            <text:p>47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63" office:value="18" office:value-type="float">
            <text:p>18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63" office:value="18" office:value-type="float">
            <text:p>18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Israeliten, rabbij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ouddraadtrekkers, passementwerkers, galonwer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aanhandelaars, gis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aveurs op hout, metaal en steen, stempel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iendbaz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oenten-, frui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ondeigen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ossiers, slij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6" office:value-type="float">
            <text:p>26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Grutters, kruideni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165" office:value-type="float">
            <text:p>165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40" office:value="172" office:value-type="float">
            <text:p>172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63" office:value="191" office:value-type="float">
            <text:p>19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aar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andels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andelsreizi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andschoenen- en dass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aven- en baken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eemraden en verdere ambtenaren van de waterschap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eetm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ennep- en vlasbereiders en teel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erbergiers, kasteleins, koffijhuis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7" office:value-type="float">
            <text:p>137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40" office:value="137" office:value-type="float">
            <text:p>137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63" office:value="166" office:value-type="float">
            <text:p>1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erders en veehoed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oeden-, petten- en stroohoed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63" office:value="117" office:value-type="float">
            <text:p>117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oogleeraren en leeraren aan hooge scholen, atheneae, seminarien, clinische scholen en akadem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outha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outzaagmolenaars, houtzagers, hout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82" office:value-type="float">
            <text:p>82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86" office:value-type="float">
            <text:p>8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88" office:value-type="float">
            <text:p>8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Huisleerlingen</text:p>
          </table:table-cell>
          <table:table-cell table:style-name="Default"/>
          <table:table-cell ns41:value-type="float" table:style-name="ce85" office:value="17" office:value-type="float">
            <text:p>1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3" office:value-type="float">
            <text:p>4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46" office:value-type="float">
            <text:p>46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Ingenieurs en verdere ambtenaren van den waterstaa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Inleggers van levensbehoef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J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Jag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Juweliers, goud- en zilversm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177" office:value-type="float">
            <text:p>177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03" office:value-type="float">
            <text:p>20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208" office:value-type="float">
            <text:p>20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arders, wolkamm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50" office:value-type="float">
            <text:p>5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arsenmakers (smeer- en was-)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binet- en schrijnwerkers, kunstdraaij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180" office:value-type="float">
            <text:p>180</text:p>
          </table:table-cell>
          <table:table-cell table:style-name="ce40"/>
          <table:table-cell ns41:value-type="float" table:style-name="ce40" office:value="200" office:value-type="float">
            <text:p>200</text:p>
          </table:table-cell>
          <table:table-cell table:style-name="ce40"/>
          <table:table-cell ns41:value-type="float" table:style-name="ce63" office:value="200" office:value-type="float">
            <text:p>2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detten van de land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detten van de zee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lkbranders, cement- en tras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antoor- en winkelbedienden, pakhuisknecht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322" office:value-type="float">
            <text:p>322</text:p>
          </table:table-cell>
          <table:table-cell ns41:value-type="float" table:style-name="ce40" office:value="42" office:value-type="float">
            <text:p>42</text:p>
          </table:table-cell>
          <table:table-cell ns41:value-type="float" table:style-name="ce40" office:value="333" office:value-type="float">
            <text:p>333</text:p>
          </table:table-cell>
          <table:table-cell ns41:value-type="float" table:style-name="ce40" office:value="42" office:value-type="float">
            <text:p>42</text:p>
          </table:table-cell>
          <table:table-cell ns41:value-type="float" table:style-name="ce63" office:value="375" office:value-type="float">
            <text:p>3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leedermak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67" office:value-type="float">
            <text:p>67</text:p>
          </table:table-cell>
          <table:table-cell table:style-name="ce40"/>
          <table:table-cell ns41:value-type="float" table:style-name="ce40" office:value="512" office:value-type="float">
            <text:p>512</text:p>
          </table:table-cell>
          <table:table-cell table:style-name="ce40"/>
          <table:table-cell ns41:value-type="float" table:style-name="ce40" office:value="589" office:value-type="float">
            <text:p>589</text:p>
          </table:table-cell>
          <table:table-cell table:style-name="ce40"/>
          <table:table-cell ns41:value-type="float" table:style-name="ce63" office:value="589" office:value-type="float">
            <text:p>5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leederen- en gemaaktgoe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leinhandelaars, winkeliers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ns41:value-type="float" table:style-name="ce40" office:value="293" office:value-type="float">
            <text:p>293</text:p>
          </table:table-cell>
          <table:table-cell ns41:value-type="float" table:style-name="ce40" office:value="274" office:value-type="float">
            <text:p>274</text:p>
          </table:table-cell>
          <table:table-cell ns41:value-type="float" table:style-name="ce40" office:value="293" office:value-type="float">
            <text:p>293</text:p>
          </table:table-cell>
          <table:table-cell ns41:value-type="float" table:style-name="ce40" office:value="275" office:value-type="float">
            <text:p>275</text:p>
          </table:table-cell>
          <table:table-cell ns41:value-type="float" table:style-name="ce63" office:value="568" office:value-type="float">
            <text:p>568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lerken en schrijvers bij notarissen, ontvangers, prokureurs, deurwaarders enz.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64" office:value-type="float">
            <text:p>64</text:p>
          </table:table-cell>
          <table:table-cell table:style-name="ce40"/>
          <table:table-cell ns41:value-type="float" table:style-name="ce40" office:value="71" office:value-type="float">
            <text:p>71</text:p>
          </table:table-cell>
          <table:table-cell table:style-name="ce40"/>
          <table:table-cell ns41:value-type="float" table:style-name="ce63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lom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noo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lenbran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ninklijk Huis (personen, verbonden aan he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oplieden van verschillenden aard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789" office:value-type="float">
            <text:p>789</text:p>
          </table:table-cell>
          <table:table-cell ns41:value-type="float" table:style-name="ce40" office:value="163" office:value-type="float">
            <text:p>163</text:p>
          </table:table-cell>
          <table:table-cell ns41:value-type="float" table:style-name="ce40" office:value="800" office:value-type="float">
            <text:p>800</text:p>
          </table:table-cell>
          <table:table-cell ns41:value-type="float" table:style-name="ce40" office:value="163" office:value-type="float">
            <text:p>163</text:p>
          </table:table-cell>
          <table:table-cell ns41:value-type="float" table:style-name="ce63" office:value="963" office:value-type="float">
            <text:p>9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ornmolen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88" office:value-type="float">
            <text:p>8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94" office:value-type="float">
            <text:p>9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96" office:value-type="float">
            <text:p>9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ornversch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per- en blikslagers, draadvlechters, ketelap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40" office:value="162" office:value-type="float">
            <text:p>16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93" office:value-type="float">
            <text:p>19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94" office:value-type="float">
            <text:p>1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per-, klok- en geelgie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stschool-houders 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ostschool-leerling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1" office:value-type="float">
            <text:p>11</text:p>
          </table:table-cell>
          <table:table-cell ns41:value-type="float" office:value="21" table:style-name="ce40" table:number-columns-repeated="2" office:value-type="float">
            <text:p>21</text:p>
          </table:table-cell>
          <table:table-cell ns41:value-type="float" table:style-name="ce63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aankinde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am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04" office:value-type="float">
            <text:p>104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106" office:value-type="float">
            <text:p>106</text:p>
          </table:table-cell>
          <table:table-cell ns41:value-type="float" table:style-name="ce40" office:value="38" office:value-type="float">
            <text:p>38</text:p>
          </table:table-cell>
          <table:table-cell ns41:value-type="float" table:style-name="ce63" office:value="144" office:value-type="float">
            <text:p>1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amm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ib- en dijkwerkers, heibaz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oeghouders, tappers enz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7" office:value-type="float">
            <text:p>67</text:p>
          </table:table-cell>
          <table:table-cell ns41:value-type="float" table:style-name="ce40" office:value="22" office:value-type="float">
            <text:p>22</text:p>
          </table:table-cell>
          <table:table-cell ns41:value-type="float" table:style-name="ce40" office:value="67" office:value-type="float">
            <text:p>67</text:p>
          </table:table-cell>
          <table:table-cell ns41:value-type="float" table:style-name="ce40" office:value="22" office:value-type="float">
            <text:p>22</text:p>
          </table:table-cell>
          <table:table-cell ns41:value-type="float" table:style-name="ce63" office:value="89" office:value-type="float">
            <text:p>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uidfabrijkanten en vuurwerk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uijers, sjouwers, schoenpoets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3" office:value-type="float">
            <text:p>183</text:p>
          </table:table-cell>
          <table:table-cell table:style-name="ce40"/>
          <table:table-cell ns41:value-type="float" table:style-name="ce40" office:value="183" office:value-type="float">
            <text:p>183</text:p>
          </table:table-cell>
          <table:table-cell table:style-name="ce40"/>
          <table:table-cell ns41:value-type="float" table:style-name="ce63" office:value="183" office:value-type="float">
            <text:p>18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ijgs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rijgslieden beneden den rang van 2den luitenant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607" office:value-type="float">
            <text:p>607</text:p>
          </table:table-cell>
          <table:table-cell table:style-name="ce40"/>
          <table:table-cell ns41:value-type="float" table:style-name="ce40" office:value="611" office:value-type="float">
            <text:p>611</text:p>
          </table:table-cell>
          <table:table-cell table:style-name="ce40"/>
          <table:table-cell ns41:value-type="float" table:style-name="ce63" office:value="611" office:value-type="float">
            <text:p>6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ipers, hoep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109" office:value-type="float">
            <text:p>109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30" office:value-type="float">
            <text:p>130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135" office:value-type="float">
            <text:p>1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enaars, goochelaars enz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koopers, muzijk- en teekenhandel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lak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oefenaren muzijkanten, muzijkmeesters, organ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oefenaren 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9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oefenaren teekenaars, teekenmeesters, dagnerreotypeurs, decor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oefenaren tooneelspelers, dansmeesters, zang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nstwer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Kurkensnij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ndbouw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566" office:value-type="float">
            <text:p>566</text:p>
          </table:table-cell>
          <table:table-cell ns41:value-type="float" table:style-name="ce40" office:value="175" office:value-type="float">
            <text:p>175</text:p>
          </table:table-cell>
          <table:table-cell ns41:value-type="float" table:style-name="ce40" office:value="595" office:value-type="float">
            <text:p>595</text:p>
          </table:table-cell>
          <table:table-cell ns41:value-type="float" table:style-name="ce40" office:value="178" office:value-type="float">
            <text:p>178</text:p>
          </table:table-cell>
          <table:table-cell ns41:value-type="float" table:style-name="ce63" office:value="773" office:value-type="float">
            <text:p>77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ndhuishoudkundige 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ndhuishoudkundige scholen leerling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ndmeters en teekenaars bij het kadaster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ntaarnop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tijnsche schol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atijnsche 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eerbereiders en looij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4" office:value-type="float">
            <text:p>84</text:p>
          </table:table-cell>
          <table:table-cell table:style-name="ce40"/>
          <table:table-cell ns41:value-type="float" table:style-name="ce40" office:value="85" office:value-type="float">
            <text:p>85</text:p>
          </table:table-cell>
          <table:table-cell table:style-name="ce40"/>
          <table:table-cell ns41:value-type="float" table:style-name="ce63" office:value="85" office:value-type="float">
            <text:p>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eerlingen aan het instituut voor blinden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ett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iefdadige gestichten hoof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1" office:value-type="float">
            <text:p>21</text:p>
          </table:table-cell>
          <table:table-cell ns41:value-type="float" table:style-name="ce40" office:value="22" office:value-type="float">
            <text:p>22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22" office:value-type="float">
            <text:p>22</text:p>
          </table:table-cell>
          <table:table-cell ns41:value-type="float" table:style-name="ce63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iefdadige gestichten dienstdoend personeel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ini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oodgieters en pompenmakers, brandspuit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oodswezen en strandvonderij (personen behoorende to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oodwit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Lijm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gazijn- en pakhuis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kelaars en kargadoo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nden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59" office:value-type="float">
            <text:p>5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69" office:value-type="float">
            <text:p>6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nufakturen/*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nufakturen/* 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8" office:value-type="float">
            <text:p>78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78" office:value-type="float">
            <text:p>78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63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nufakturen/* werklie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riniers en zee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riniers en zeelieden bened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at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ekrapbereiders en 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esters (keur-, markt-, waag-), afsl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lk-, boter-, kaas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3" office:value-type="float">
            <text:p>83</text:p>
          </table:table-cell>
          <table:table-cell ns41:value-type="float" table:style-name="ce40" office:value="28" office:value-type="float">
            <text:p>28</text:p>
          </table:table-cell>
          <table:table-cell ns41:value-type="float" table:style-name="ce40" office:value="83" office:value-type="float">
            <text:p>83</text:p>
          </table:table-cell>
          <table:table-cell ns41:value-type="float" table:style-name="ce40" office:value="28" office:value-type="float">
            <text:p>28</text:p>
          </table:table-cell>
          <table:table-cell ns41:value-type="float" table:style-name="ce63" office:value="111" office:value-type="float">
            <text:p>1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ssenmakers en 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ters (kolen-, koorn-, hooi-, hout-, scheeps-, enz.), wijn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8" office:value-type="float">
            <text:p>98</text:p>
          </table:table-cell>
          <table:table-cell ns41:value-type="float" table:style-name="ce40" office:value="41" office:value-type="float">
            <text:p>41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40" office:value="41" office:value-type="float">
            <text:p>41</text:p>
          </table:table-cell>
          <table:table-cell ns41:value-type="float" table:style-name="ce63" office:value="139" office:value-type="float">
            <text:p>1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ets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28" office:value-type="float">
            <text:p>128</text:p>
          </table:table-cell>
          <table:table-cell table:style-name="ce40"/>
          <table:table-cell ns41:value-type="float" table:style-name="ce40" office:value="130" office:value-type="float">
            <text:p>130</text:p>
          </table:table-cell>
          <table:table-cell table:style-name="ce40"/>
          <table:table-cell ns41:value-type="float" table:style-name="ce63" office:value="130" office:value-type="float">
            <text:p>1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odenmaaksters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table:style-name="ce40"/>
          <table:table-cell ns41:value-type="float" table:style-name="ce40" office:value="40" office:value-type="float">
            <text:p>40</text:p>
          </table:table-cell>
          <table:table-cell ns41:value-type="float" table:style-name="ce63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ol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63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outmolen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uzijkinstrument-, orgel-, forte pianomakers, stemmers en 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Mijn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8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142" office:value-type="float">
            <text:p>14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1" office:value="1116" office:value-type="float">
            <text:p>1,11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1" office:value="1291" office:value-type="float">
            <text:p>1,291</text:p>
          </table:table-cell>
          <table:table-cell ns41:value-type="float" table:style-name="ce64" office:value="1292" office:value-type="float">
            <text:p>1,2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Nach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Notaris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Notarissen (kandidaa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lieslagers en 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6" office:value-type="float">
            <text:p>66</text:p>
          </table:table-cell>
          <table:table-cell table:style-name="ce40"/>
          <table:table-cell ns41:value-type="float" table:style-name="ce40" office:value="66" office:value-type="float">
            <text:p>66</text:p>
          </table:table-cell>
          <table:table-cell table:style-name="ce40"/>
          <table:table-cell ns41:value-type="float" table:style-name="ce63" office:value="66" office:value-type="float">
            <text:p>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mroepers, aanpl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nemers en direkteurs van begrafenis- en ziekenfondsen/?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nemers en direkteurs van naamlooze en verdere handel-maatschappij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nemers en direkteurs van verzekering- en brandwaarborgmaatschappijen/?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nemers en direkteurs van openbare werk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142" office:value-type="float">
            <text:p>142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40" office:value="147" office:value-type="float">
            <text:p>147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63" office:value="195" office:value-type="float">
            <text:p>1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pzigters, conducteu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rgeldraaijers, straatmuz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Oudijzer-, oude kleederen-, beenen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2" table:style-name="ce40" table:number-columns-repeated="4" office:value-type="float">
            <text:p>2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arden- en veehouders en verkoopers, koemel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5" office:value-type="float">
            <text:p>55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60" office:value-type="float">
            <text:p>6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arden- en beest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nnen-, potten-, pijpen-, steen- en tegelbak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40" office:value="285" office:value-type="float">
            <text:p>28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332" office:value-type="float">
            <text:p>33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335" office:value-type="float">
            <text:p>3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pier- en gekleurd papier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pier- en gekleurd papier- handel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pier- en gekleurd papier- werk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arapluie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ennenberei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ik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ik- en teerst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laat- en steendrukkers, plaat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leistergieters, boets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1" office:value-type="float">
            <text:p>91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table:style-name="ce40"/>
          <table:table-cell ns41:value-type="float" table:style-name="ce63" office:value="91" office:value-type="float">
            <text:p>9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rokur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ublieke vrouwen, publiekhuis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Pij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e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egterlijke magt (ambtenaren der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6" office:value-type="float">
            <text:p>46</text:p>
          </table:table-cell>
          <table:table-cell table:style-name="ce40"/>
          <table:table-cell ns41:value-type="float" table:style-name="ce40" office:value="46" office:value-type="float">
            <text:p>46</text:p>
          </table:table-cell>
          <table:table-cell table:style-name="ce40"/>
          <table:table-cell ns41:value-type="float" table:style-name="ce63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enteniers, partikuli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4" office:value-type="float">
            <text:p>24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40" office:value="24" office:value-type="float">
            <text:p>24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63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ent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ijtuig-, wagen-, koffer-, zad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128" office:value-type="float">
            <text:p>12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48" office:value-type="float">
            <text:p>14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Rijtuig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aar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a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ep-, blok-, mast- en zeilmakers, rafactiemeesters, scheepsloopers, takelaa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284" office:value-type="float">
            <text:p>28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316" office:value-type="float">
            <text:p>316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319" office:value-type="float">
            <text:p>3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epsw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epzeilnaald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ikundige voorwerpen en verfwaren (fabrijkanten en werklieden in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lpvisschers, schul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erm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ilders (huis-), glaz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325" office:value-type="float">
            <text:p>32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47" office:value-type="float">
            <text:p>347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349" office:value-type="float">
            <text:p>349</text:p>
          </table:table-cell>
          <table:table-cell table:number-columns-repeated="1010"/>
        </table:table-row>
        <table:table-row table:style-name="ro10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85" office:value="4" office:value-type="float">
            <text:p>4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59" office:value-type="float">
            <text:p>59</text:p>
          </table:table-cell>
          <table:table-cell table:style-name="ce40"/>
          <table:table-cell ns41:value-type="float" table:style-name="ce41" office:value="1274" office:value-type="float">
            <text:p>1,274</text:p>
          </table:table-cell>
          <table:table-cell ns41:value-type="float" table:style-name="ce40" office:value="33" office:value-type="float">
            <text:p>33</text:p>
          </table:table-cell>
          <table:table-cell ns41:value-type="float" table:style-name="ce41" office:value="1349" office:value-type="float">
            <text:p>1,349</text:p>
          </table:table-cell>
          <table:table-cell ns41:value-type="float" table:style-name="ce40" office:value="33" office:value-type="float">
            <text:p>33</text:p>
          </table:table-cell>
          <table:table-cell ns41:value-type="float" table:style-name="ce64" office:value="1382" office:value-type="float">
            <text:p>1,38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oenmakers en lapp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67" office:value-type="float">
            <text:p>67</text:p>
          </table:table-cell>
          <table:table-cell table:style-name="ce40"/>
          <table:table-cell ns41:value-type="float" table:style-name="ce40" office:value="670" office:value-type="float">
            <text:p>670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748" office:value-type="float">
            <text:p>748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753" office:value-type="float">
            <text:p>7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oolleerlingen</text:p>
          </table:table-cell>
          <table:table-cell table:style-name="Default"/>
          <table:table-cell ns41:value-type="float" table:style-name="ce33" office:value="2329" office:value-type="float">
            <text:p>2,329</text:p>
          </table:table-cell>
          <table:table-cell ns41:value-type="float" table:style-name="ce41" office:value="2012" office:value-type="float">
            <text:p>2,012</text:p>
          </table:table-cell>
          <table:table-cell ns41:value-type="float" table:style-name="ce40" office:value="801" office:value-type="float">
            <text:p>801</text:p>
          </table:table-cell>
          <table:table-cell ns41:value-type="float" table:style-name="ce40" office:value="776" office:value-type="float">
            <text:p>776</text:p>
          </table:table-cell>
          <table:table-cell ns41:value-type="float" table:style-name="ce40" office:value="902" office:value-type="float">
            <text:p>902</text:p>
          </table:table-cell>
          <table:table-cell ns41:value-type="float" table:style-name="ce40" office:value="821" office:value-type="float">
            <text:p>821</text:p>
          </table:table-cell>
          <table:table-cell ns41:value-type="float" table:style-name="ce40" office:value="118" office:value-type="float">
            <text:p>118</text:p>
          </table:table-cell>
          <table:table-cell ns41:value-type="float" table:style-name="ce40" office:value="101" office:value-type="float">
            <text:p>101</text:p>
          </table:table-cell>
          <table:table-cell ns41:value-type="float" table:style-name="ce41" office:value="4150" office:value-type="float">
            <text:p>4,150</text:p>
          </table:table-cell>
          <table:table-cell ns41:value-type="float" table:style-name="ce41" office:value="3710" office:value-type="float">
            <text:p>3,710</text:p>
          </table:table-cell>
          <table:table-cell ns41:value-type="float" table:style-name="ce64" office:value="7860" office:value-type="float">
            <text:p>7,86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choorsteenveg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lijpers (diamant-, glas-, marmer-, metaal- enz.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meden grof-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90" office:value-type="float">
            <text:p>90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04" office:value-type="float">
            <text:p>104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108" office:value-type="float">
            <text:p>10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meden hoef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meden kagchel- en andere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40" office:value="173" office:value-type="float">
            <text:p>17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07" office:value-type="float">
            <text:p>207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209" office:value-type="float">
            <text:p>20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ollici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peldenfabrijkanten en werklied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piegel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pinners, spoelders, wevers</text:p>
          </table:table-cell>
          <table:table-cell table:style-name="Default"/>
          <table:table-cell ns41:value-type="float" table:style-name="ce85" office:value="8" office:value-type="float">
            <text:p>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260" office:value-type="float">
            <text:p>260</text:p>
          </table:table-cell>
          <table:table-cell ns41:value-type="float" table:style-name="ce40" office:value="145" office:value-type="float">
            <text:p>145</text:p>
          </table:table-cell>
          <table:table-cell ns41:value-type="float" table:style-name="ce40" office:value="318" office:value-type="float">
            <text:p>318</text:p>
          </table:table-cell>
          <table:table-cell ns41:value-type="float" table:style-name="ce40" office:value="184" office:value-type="float">
            <text:p>184</text:p>
          </table:table-cell>
          <table:table-cell ns41:value-type="float" table:style-name="ce63" office:value="502" office:value-type="float">
            <text:p>50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poorweg- en stoombootbeamb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pijk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alhouders, rijtuigverhuu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eenhouw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63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eenkolen-, hout- en turf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el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oelen-bekleeders, draaijers, ma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40" office:value="39" office:value-type="float">
            <text:p>39</text:p>
          </table:table-cell>
          <table:table-cell table:style-name="ce40"/>
          <table:table-cell ns41:value-type="float" table:style-name="ce63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offenverwers, glanz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0" office:value-type="float">
            <text:p>4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2" office:value-type="float">
            <text:p>42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raa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udenten aan hooge scholen, athenace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udenten aan academien, clinische schol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udenten aan seminar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ukadoors, wi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tijfs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uiker- en pastij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Suikerraffinadeu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almeesters, transl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bak- en sigaren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bak- en sigaren- kerv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75" office:value-type="float">
            <text:p>75</text:p>
          </table:table-cell>
          <table:table-cell table:style-name="ce40"/>
          <table:table-cell ns41:value-type="float" table:style-name="ce40" office:value="87" office:value-type="float">
            <text:p>87</text:p>
          </table:table-cell>
          <table:table-cell table:style-name="ce40"/>
          <table:table-cell ns41:value-type="float" table:style-name="ce63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bak- en sigaren- plan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bak- en sigaren-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apijt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immerlieden, kist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1" office:value-type="float">
            <text:p>61</text:p>
          </table:table-cell>
          <table:table-cell table:style-name="ce40"/>
          <table:table-cell ns41:value-type="float" table:style-name="ce40" office:value="845" office:value-type="float">
            <text:p>84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912" office:value-type="float">
            <text:p>912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914" office:value-type="float">
            <text:p>9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innegie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ol- en pontgaarders, brug- en sluiswach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ouwslagers, baanwerk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20" office:value-type="float">
            <text:p>120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157" office:value-type="float">
            <text:p>157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63" office:value="174" office:value-type="float">
            <text:p>17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raan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urf-, koorn- en kolendr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9" office:value-type="float">
            <text:p>149</text:p>
          </table:table-cell>
          <table:table-cell table:style-name="ce40"/>
          <table:table-cell ns41:value-type="float" table:style-name="ce40" office:value="149" office:value-type="float">
            <text:p>149</text:p>
          </table:table-cell>
          <table:table-cell table:style-name="ce40"/>
          <table:table-cell ns41:value-type="float" table:style-name="ce63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Uitdragers, uitventers, leur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Uurwerk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0" office:value-type="float">
            <text:p>100</text:p>
          </table:table-cell>
          <table:table-cell table:style-name="ce40"/>
          <table:table-cell ns41:value-type="float" table:style-name="ce40" office:value="111" office:value-type="float">
            <text:p>111</text:p>
          </table:table-cell>
          <table:table-cell table:style-name="ce40"/>
          <table:table-cell ns41:value-type="float" table:style-name="ce63" office:value="111" office:value-type="float">
            <text:p>1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eeart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eenlieden, turfbo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endu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ergulders, lijs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ill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ischdroogers en rook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isch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63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issch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2" office:value-type="float">
            <text:p>92</text:p>
          </table:table-cell>
          <table:table-cell table:style-name="ce40"/>
          <table:table-cell ns41:value-type="float" table:style-name="ce40" office:value="101" office:value-type="float">
            <text:p>101</text:p>
          </table:table-cell>
          <table:table-cell table:style-name="ce40"/>
          <table:table-cell ns41:value-type="float" table:style-name="ce63" office:value="101" office:value-type="float">
            <text:p>10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leeschhouwers, spekslagers, po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203" office:value-type="float">
            <text:p>203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12" office:value-type="float">
            <text:p>21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216" office:value-type="float">
            <text:p>2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oddenra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oerlieden, koetsiers, loopers, postknechten en slee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2" office:value-type="float">
            <text:p>9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ogelverkoopers, koolbo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afel- en poffertjes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ater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ater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e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erktuigkundigen en makers, balans- en brandspui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ierspinn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Wijnhand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IJk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IJzer- en koperdr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IJz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aa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aakwaarnemers, commissionnai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8" office:value-type="float">
            <text:p>58</text:p>
          </table:table-cell>
          <table:table-cell table:style-name="ce40"/>
          <table:table-cell ns41:value-type="float" table:style-name="ce40" office:value="58" office:value-type="float">
            <text:p>58</text:p>
          </table:table-cell>
          <table:table-cell table:style-name="ce40"/>
          <table:table-cell ns41:value-type="float" table:style-name="ce63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akkenmakers en verhuur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an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eepzie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eevaart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eevaart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iekenoppass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out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waardve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wavelstokken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ijde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Verschillende beroe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Zonder beroep</text:p>
          </table:table-cell>
          <table:table-cell table:style-name="Default"/>
          <table:table-cell ns41:value-type="float" table:style-name="ce33" office:value="4773" office:value-type="float">
            <text:p>4,773</text:p>
          </table:table-cell>
          <table:table-cell ns41:value-type="float" table:style-name="ce41" office:value="5021" office:value-type="float">
            <text:p>5,021</text:p>
          </table:table-cell>
          <table:table-cell ns41:value-type="float" table:style-name="ce40" office:value="430" office:value-type="float">
            <text:p>430</text:p>
          </table:table-cell>
          <table:table-cell ns41:value-type="float" table:style-name="ce40" office:value="591" office:value-type="float">
            <text:p>591</text:p>
          </table:table-cell>
          <table:table-cell ns41:value-type="float" table:style-name="ce40" office:value="785" office:value-type="float">
            <text:p>785</text:p>
          </table:table-cell>
          <table:table-cell ns41:value-type="float" table:style-name="ce41" office:value="1417" office:value-type="float">
            <text:p>1,417</text:p>
          </table:table-cell>
          <table:table-cell ns41:value-type="float" table:style-name="ce41" office:value="2110" office:value-type="float">
            <text:p>2,110</text:p>
          </table:table-cell>
          <table:table-cell ns41:value-type="float" table:style-name="ce41" office:value="15142" office:value-type="float">
            <text:p>15,142</text:p>
          </table:table-cell>
          <table:table-cell ns41:value-type="float" table:style-name="ce41" office:value="8098" office:value-type="float">
            <text:p>8,098</text:p>
          </table:table-cell>
          <table:table-cell ns41:value-type="float" table:style-name="ce41" office:value="22171" office:value-type="float">
            <text:p>22,171</text:p>
          </table:table-cell>
          <table:table-cell ns41:value-type="float" table:style-name="ce64" office:value="30269" office:value-type="float">
            <text:p>30,2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Beroep onbekend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ELF STEDEN.</text:p>
          </table:table-cell>
          <table:table-cell ns41:value-type="string" table:style-name="ce18" office:value-type="string">
            <text:p>TOTAAL</text:p>
          </table:table-cell>
          <table:table-cell table:style-name="Default"/>
          <table:table-cell ns41:value-type="float" table:style-name="ce33" office:value="7144" office:value-type="float">
            <text:p>7,144</text:p>
          </table:table-cell>
          <table:table-cell ns41:value-type="float" table:style-name="ce41" office:value="7068" office:value-type="float">
            <text:p>7,068</text:p>
          </table:table-cell>
          <table:table-cell ns41:value-type="float" table:style-name="ce41" office:value="1344" office:value-type="float">
            <text:p>1,344</text:p>
          </table:table-cell>
          <table:table-cell ns41:value-type="float" table:style-name="ce41" office:value="1420" office:value-type="float">
            <text:p>1,420</text:p>
          </table:table-cell>
          <table:table-cell ns41:value-type="float" table:style-name="ce41" office:value="2612" office:value-type="float">
            <text:p>2,612</text:p>
          </table:table-cell>
          <table:table-cell ns41:value-type="float" table:style-name="ce41" office:value="2648" office:value-type="float">
            <text:p>2,648</text:p>
          </table:table-cell>
          <table:table-cell ns41:value-type="float" table:style-name="ce41" office:value="18275" office:value-type="float">
            <text:p>18,275</text:p>
          </table:table-cell>
          <table:table-cell ns41:value-type="float" table:style-name="ce41" office:value="21196" office:value-type="float">
            <text:p>21,196</text:p>
          </table:table-cell>
          <table:table-cell ns41:value-type="float" table:style-name="ce41" office:value="29375" office:value-type="float">
            <text:p>29,375</text:p>
          </table:table-cell>
          <table:table-cell ns41:value-type="float" table:style-name="ce41" office:value="32332" office:value-type="float">
            <text:p>32,332</text:p>
          </table:table-cell>
          <table:table-cell ns41:value-type="float" table:style-name="ce64" office:value="61707" office:value-type="float">
            <text:p>61,7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annem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ardappelenme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ardewerk- en porceleinfabrijkanten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ardewerk- en porcelein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dvoka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fbraak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luin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mbtenaren Staats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4" office:value-type="float">
            <text:p>19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94" office:value-type="float">
            <text:p>19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95" office:value-type="float">
            <text:p>1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mbtenaren Provincial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mbtenaren Gemeente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9" office:value-type="float">
            <text:p>9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9" office:value-type="float">
            <text:p>9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00" office:value-type="float">
            <text:p>1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mbtenaren Niet genoemd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pothekers, drog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rbeiders, daglooners</text:p>
          </table:table-cell>
          <table:table-cell table:style-name="Default"/>
          <table:table-cell ns41:value-type="float" table:style-name="ce85" office:value="17" office:value-type="float">
            <text:p>17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50" office:value-type="float">
            <text:p>50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635" office:value-type="float">
            <text:p>635</text:p>
          </table:table-cell>
          <table:table-cell ns41:value-type="float" table:style-name="ce40" office:value="319" office:value-type="float">
            <text:p>319</text:p>
          </table:table-cell>
          <table:table-cell ns41:value-type="float" table:style-name="ce41" office:value="16695" office:value-type="float">
            <text:p>16,695</text:p>
          </table:table-cell>
          <table:table-cell ns41:value-type="float" table:style-name="ce41" office:value="4927" office:value-type="float">
            <text:p>4,927</text:p>
          </table:table-cell>
          <table:table-cell ns41:value-type="float" table:style-name="ce41" office:value="17397" office:value-type="float">
            <text:p>17,397</text:p>
          </table:table-cell>
          <table:table-cell ns41:value-type="float" table:style-name="ce41" office:value="5283" office:value-type="float">
            <text:p>5,283</text:p>
          </table:table-cell>
          <table:table-cell ns41:value-type="float" table:style-name="ce64" office:value="22680" office:value-type="float">
            <text:p>22,68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sch-, bagger-, vuilnislieden, asch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Azijnstokers, kunstazij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aardscheerders, kappers, paruik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adstoof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ankiers, effektenhandelaars, geldwisselaars, kassi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d- en matrassenmakers en verhuurders, behangers, stoffee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eldhouwers, lofwerksnij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leenbankhouders, inbreng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st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stellers, expediteurs, factoors, voetbo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zembinders, rietboeren, rijswer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ierbrouwers, bierst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illard-, kaats-ball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lee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lik- en pleetwerkers, lam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loemisten, boomkweekers, tuiniers, warmoezeni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 table:number-columns-repeated="2"/>
          <table:table-cell ns41:value-type="float" table:style-name="ce40" office:value="1" office:value-type="float">
            <text:p>1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1" office:value="1673" office:value-type="float">
            <text:p>1,673</text:p>
          </table:table-cell>
          <table:table-cell ns41:value-type="float" table:style-name="ce40" office:value="181" office:value-type="float">
            <text:p>181</text:p>
          </table:table-cell>
          <table:table-cell ns41:value-type="float" table:style-name="ce41" office:value="1687" office:value-type="float">
            <text:p>1,687</text:p>
          </table:table-cell>
          <table:table-cell ns41:value-type="float" table:style-name="ce40" office:value="184" office:value-type="float">
            <text:p>184</text:p>
          </table:table-cell>
          <table:table-cell ns41:value-type="float" table:style-name="ce64" office:value="1871" office:value-type="float">
            <text:p>1,8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ekbin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ek- en dagbladdrukkers en verkoopers 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ek- en dagbladdrukkers en verkoopers knechts, letterze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rdpapier (werkers in) doozen-, kaar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rduurwerkers, ka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rstel-, kaarden-, kammen-, rijven-, zeeft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ouw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randers en stokers van stroop, likeuren, sterke drank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reuk- en draagbanden-, keurslijv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rillenslijp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rood-, kleingoed-, koek- en banketbakkers en slijt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51" office:value-type="float">
            <text:p>5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55" office:value-type="float">
            <text:p>955</text:p>
          </table:table-cell>
          <table:table-cell ns41:value-type="float" table:style-name="ce40" office:value="236" office:value-type="float">
            <text:p>236</text:p>
          </table:table-cell>
          <table:table-cell ns41:value-type="float" table:style-name="ce41" office:value="1012" office:value-type="float">
            <text:p>1,012</text:p>
          </table:table-cell>
          <table:table-cell ns41:value-type="float" table:style-name="ce40" office:value="237" office:value-type="float">
            <text:p>237</text:p>
          </table:table-cell>
          <table:table-cell ns41:value-type="float" table:style-name="ce64" office:value="1249" office:value-type="float">
            <text:p>1,2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ijenteel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Chicorei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3" office:value-type="float">
            <text:p>3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3" office:value-type="float">
            <text:p>3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Chocolade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agbladschrijvers, letterkundig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ebiteurs en gedelegeerden in de loterij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ekkers (lei-, pannen-, riet-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eurwaa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85" office:value="3" office:value-type="float">
            <text:p>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366" office:value-type="float">
            <text:p>366</text:p>
          </table:table-cell>
          <table:table-cell ns41:value-type="float" table:style-name="ce40" office:value="189" office:value-type="float">
            <text:p>189</text:p>
          </table:table-cell>
          <table:table-cell ns41:value-type="float" table:style-name="ce41" office:value="3395" office:value-type="float">
            <text:p>3,395</text:p>
          </table:table-cell>
          <table:table-cell ns41:value-type="float" table:style-name="ce40" office:value="214" office:value-type="float">
            <text:p>214</text:p>
          </table:table-cell>
          <table:table-cell ns41:value-type="float" table:style-name="ce41" office:value="3798" office:value-type="float">
            <text:p>3,798</text:p>
          </table:table-cell>
          <table:table-cell ns41:value-type="float" table:style-name="ce64" office:value="4012" office:value-type="float">
            <text:p>4,01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Doodgravers, bedienaars van begrafenissen, verhuurders van rouwkleed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Fabrijkanten van verschillenden aard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Fineerza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aarkeuken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alanteriewarenhand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aren- en bandwinkeli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az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7" office:value-type="float">
            <text:p>137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137" office:value-type="float">
            <text:p>137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63" office:value="157" office:value-type="float">
            <text:p>15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epensioneerden (burgerlijke en militair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8" office:value-type="float">
            <text:p>4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52" office:value-type="float">
            <text:p>5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eschutgieters, gewe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ezantschappen en consulaten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lasbla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Protestanten, predi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27" office:value-type="float">
            <text:p>227</text:p>
          </table:table-cell>
          <table:table-cell table:style-name="ce40"/>
          <table:table-cell ns41:value-type="float" table:style-name="ce40" office:value="227" office:value-type="float">
            <text:p>227</text:p>
          </table:table-cell>
          <table:table-cell table:style-name="ce40"/>
          <table:table-cell ns41:value-type="float" table:style-name="ce63" office:value="227" office:value-type="float">
            <text:p>227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2" table:style-name="ce40" table:number-columns-repeated="4" office:value-type="float">
            <text:p>2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Israeliten, rabbijn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ouddraadtrekkers, passementwerkers, galon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aanhandelaars, gis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aveurs op hout, metaal en steen, stempelsnij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iendbaz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oenten-, fruitverkoop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ondeigen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ossiers, slij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4" office:value-type="float">
            <text:p>2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4" office:value-type="float">
            <text:p>2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Grutters, kruideniers</text:p>
          </table:table-cell>
          <table:table-cell table:style-name="Default"/>
          <table:table-cell table:style-name="ce85"/>
          <table:table-cell table:style-name="ce40" table:number-columns-repeated="2"/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4" office:value-type="float">
            <text:p>114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24" office:value-type="float">
            <text:p>124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131" office:value-type="float">
            <text:p>1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aar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andels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andelsreizi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andschoenen- en dass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aven- en baken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eemraden en verdere ambtenaren van de waterschap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oetm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ennep- en vlasbereiders en teel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erbergiers, kasteleins, koffijhuis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9" office:value-type="float">
            <text:p>209</text:p>
          </table:table-cell>
          <table:table-cell ns41:value-type="float" table:style-name="ce40" office:value="30" office:value-type="float">
            <text:p>30</text:p>
          </table:table-cell>
          <table:table-cell ns41:value-type="float" table:style-name="ce40" office:value="209" office:value-type="float">
            <text:p>209</text:p>
          </table:table-cell>
          <table:table-cell ns41:value-type="float" table:style-name="ce40" office:value="30" office:value-type="float">
            <text:p>30</text:p>
          </table:table-cell>
          <table:table-cell ns41:value-type="float" table:style-name="ce63" office:value="239" office:value-type="float">
            <text:p>2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erders en veehoed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5" office:value-type="float">
            <text:p>4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46" office:value-type="float">
            <text:p>146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oeden-, petten- en stroohoed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3" office:value="63" office:value-type="float">
            <text:p>63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outha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outzaagmolenaars, houtzagers, houtkoo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06" office:value-type="float">
            <text:p>106</text:p>
          </table:table-cell>
          <table:table-cell table:style-name="ce40"/>
          <table:table-cell ns41:value-type="float" table:style-name="ce40" office:value="110" office:value-type="float">
            <text:p>110</text:p>
          </table:table-cell>
          <table:table-cell table:style-name="ce40"/>
          <table:table-cell ns41:value-type="float" table:style-name="ce63" office:value="110" office:value-type="float">
            <text:p>1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Huisleerlingen</text:p>
          </table:table-cell>
          <table:table-cell table:style-name="Default"/>
          <table:table-cell ns41:value-type="float" table:style-name="ce85" office:value="101" office:value-type="float">
            <text:p>101</text:p>
          </table:table-cell>
          <table:table-cell ns41:value-type="float" table:style-name="ce40" office:value="105" office:value-type="float">
            <text:p>105</text:p>
          </table:table-cell>
          <table:table-cell ns41:value-type="float" table:style-name="ce40" office:value="23" office:value-type="float">
            <text:p>23</text:p>
          </table:table-cell>
          <table:table-cell ns41:value-type="float" table:style-name="ce40" office:value="35" office:value-type="float">
            <text:p>35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40" office:value="64" office:value-type="float">
            <text:p>64</text:p>
          </table:table-cell>
          <table:table-cell ns41:value-type="float" table:style-name="ce40" office:value="36" office:value-type="float">
            <text:p>36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40" office:value="213" office:value-type="float">
            <text:p>213</text:p>
          </table:table-cell>
          <table:table-cell ns41:value-type="float" table:style-name="ce40" office:value="223" office:value-type="float">
            <text:p>223</text:p>
          </table:table-cell>
          <table:table-cell ns41:value-type="float" table:style-name="ce63" office:value="436" office:value-type="float">
            <text:p>436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Ingenieurs en verdere ambtenaren van den waterstaa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Inleggers van levensbehoef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J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Jag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Juweliers, goud- en zilversm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85" office:value-type="float">
            <text:p>8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9" office:value-type="float">
            <text:p>9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arders, wolkamm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arsenmakers (smeer- en was-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binet- en schrijnwerkers, kunstdraaij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54" office:value-type="float">
            <text:p>54</text:p>
          </table:table-cell>
          <table:table-cell table:style-name="ce40"/>
          <table:table-cell ns41:value-type="float" table:style-name="ce40" office:value="69" office:value-type="float">
            <text:p>69</text:p>
          </table:table-cell>
          <table:table-cell table:style-name="ce40"/>
          <table:table-cell ns41:value-type="float" table:style-name="ce63" office:value="69" office:value-type="float">
            <text:p>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detten van de land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detten van de zee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lkbranders, cement- en tras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63" office:value="26" office:value-type="float">
            <text:p>2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antoor- en winkelbedienden, pakhuisknecht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9" office:value-type="float">
            <text:p>59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leeder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451" office:value-type="float">
            <text:p>451</text:p>
          </table:table-cell>
          <table:table-cell table:style-name="ce40"/>
          <table:table-cell ns41:value-type="float" table:style-name="ce40" office:value="487" office:value-type="float">
            <text:p>487</text:p>
          </table:table-cell>
          <table:table-cell table:style-name="ce40"/>
          <table:table-cell ns41:value-type="float" table:style-name="ce63" office:value="487" office:value-type="float">
            <text:p>4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leederen- en gemaaktgoe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leinhandelaars, winkel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02" office:value-type="float">
            <text:p>702</text:p>
          </table:table-cell>
          <table:table-cell ns41:value-type="float" table:style-name="ce40" office:value="606" office:value-type="float">
            <text:p>606</text:p>
          </table:table-cell>
          <table:table-cell ns41:value-type="float" table:style-name="ce40" office:value="702" office:value-type="float">
            <text:p>702</text:p>
          </table:table-cell>
          <table:table-cell ns41:value-type="float" table:style-name="ce40" office:value="606" office:value-type="float">
            <text:p>606</text:p>
          </table:table-cell>
          <table:table-cell ns41:value-type="float" table:style-name="ce64" office:value="1308" office:value-type="float">
            <text:p>1,308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lerken en schrijvers bij notarissen, ontvangers, prokureurs, deurwaarders enz.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73" office:value-type="float">
            <text:p>73</text:p>
          </table:table-cell>
          <table:table-cell table:style-name="ce40"/>
          <table:table-cell ns41:value-type="float" table:style-name="ce40" office:value="78" office:value-type="float">
            <text:p>78</text:p>
          </table:table-cell>
          <table:table-cell table:style-name="ce40"/>
          <table:table-cell ns41:value-type="float" table:style-name="ce63" office:value="78" office:value-type="float">
            <text:p>7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lom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noo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lenbran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ninklijk Huis (personen, verbonden aan he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oplieden van verschillenden aard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1" office:value="1203" office:value-type="float">
            <text:p>1,203</text:p>
          </table:table-cell>
          <table:table-cell ns41:value-type="float" table:style-name="ce40" office:value="145" office:value-type="float">
            <text:p>145</text:p>
          </table:table-cell>
          <table:table-cell ns41:value-type="float" table:style-name="ce41" office:value="1211" office:value-type="float">
            <text:p>1,211</text:p>
          </table:table-cell>
          <table:table-cell ns41:value-type="float" table:style-name="ce40" office:value="145" office:value-type="float">
            <text:p>145</text:p>
          </table:table-cell>
          <table:table-cell ns41:value-type="float" table:style-name="ce64" office:value="1356" office:value-type="float">
            <text:p>1,3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ornmolenaa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62" office:value-type="float">
            <text:p>162</text:p>
          </table:table-cell>
          <table:table-cell table:style-name="ce40"/>
          <table:table-cell ns41:value-type="float" table:style-name="ce40" office:value="167" office:value-type="float">
            <text:p>167</text:p>
          </table:table-cell>
          <table:table-cell table:style-name="ce40"/>
          <table:table-cell ns41:value-type="float" table:style-name="ce63" office:value="167" office:value-type="float">
            <text:p>1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ornversch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per- en blikslagers, draadvlechters, ketellap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40" office:value="107" office:value-type="float">
            <text:p>107</text:p>
          </table:table-cell>
          <table:table-cell table:style-name="ce40"/>
          <table:table-cell ns41:value-type="float" table:style-name="ce63" office:value="107" office:value-type="float">
            <text:p>1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per-, klok- en geel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stschool- houders 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ostschool- leerling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aankinde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amers</text:p>
          </table:table-cell>
          <table:table-cell table:style-name="Default"/>
          <table:table-cell table:style-name="ce85"/>
          <table:table-cell table:style-name="ce40" table:number-columns-repeated="2"/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8" office:value-type="float">
            <text:p>8</text:p>
          </table:table-cell>
          <table:table-cell ns41:value-type="float" office:value="233" table:style-name="ce40" table:number-columns-repeated="2" office:value-type="float">
            <text:p>233</text:p>
          </table:table-cell>
          <table:table-cell ns41:value-type="float" table:style-name="ce40" office:value="243" office:value-type="float">
            <text:p>243</text:p>
          </table:table-cell>
          <table:table-cell ns41:value-type="float" table:style-name="ce40" office:value="242" office:value-type="float">
            <text:p>242</text:p>
          </table:table-cell>
          <table:table-cell ns41:value-type="float" table:style-name="ce63" office:value="485" office:value-type="float">
            <text:p>4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amm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ib- en dijkwerkers, heibaz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oeghouders, tapp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3" office:value-type="float">
            <text:p>203</text:p>
          </table:table-cell>
          <table:table-cell ns41:value-type="float" table:style-name="ce40" office:value="43" office:value-type="float">
            <text:p>43</text:p>
          </table:table-cell>
          <table:table-cell ns41:value-type="float" table:style-name="ce40" office:value="203" office:value-type="float">
            <text:p>203</text:p>
          </table:table-cell>
          <table:table-cell ns41:value-type="float" table:style-name="ce40" office:value="43" office:value-type="float">
            <text:p>43</text:p>
          </table:table-cell>
          <table:table-cell ns41:value-type="float" table:style-name="ce63" office:value="246" office:value-type="float">
            <text:p>2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uidfabrijkanten en vuurwerk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uijers, sjouwers, schoenpoets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7" office:value-type="float">
            <text:p>3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8" office:value-type="float">
            <text:p>38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ijgs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rijgslieden bened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ipers, hoep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39" office:value-type="float">
            <text:p>39</text:p>
          </table:table-cell>
          <table:table-cell table:style-name="ce40"/>
          <table:table-cell ns41:value-type="float" table:style-name="ce40" office:value="431" office:value-type="float">
            <text:p>431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474" office:value-type="float">
            <text:p>474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63" office:value="487" office:value-type="float">
            <text:p>4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enaars, goochelaa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koopers, muzijk- en teekenhandela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la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oefenaren muzijkanten, muzijkmeesters, organis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oefenaren 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9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oefenaren teekenaars, teekenmeesters, daguerreotypeurs, decora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oefenaren tooneelspelers, dansmeesters, zan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ns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Kurk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ndbouwers</text:p>
          </table:table-cell>
          <table:table-cell table:style-name="Default"/>
          <table:table-cell ns41:value-type="float" table:style-name="ce85" office:value="11" office:value-type="float">
            <text:p>1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50" office:value-type="float">
            <text:p>50</text:p>
          </table:table-cell>
          <table:table-cell ns41:value-type="float" table:style-name="ce40" office:value="15" office:value-type="float">
            <text:p>15</text:p>
          </table:table-cell>
          <table:table-cell ns41:value-type="float" table:style-name="ce40" office:value="812" office:value-type="float">
            <text:p>812</text:p>
          </table:table-cell>
          <table:table-cell ns41:value-type="float" table:style-name="ce40" office:value="326" office:value-type="float">
            <text:p>326</text:p>
          </table:table-cell>
          <table:table-cell ns41:value-type="float" table:style-name="ce41" office:value="13529" office:value-type="float">
            <text:p>13,529</text:p>
          </table:table-cell>
          <table:table-cell ns41:value-type="float" table:style-name="ce41" office:value="6443" office:value-type="float">
            <text:p>6,443</text:p>
          </table:table-cell>
          <table:table-cell ns41:value-type="float" table:style-name="ce41" office:value="14402" office:value-type="float">
            <text:p>14,402</text:p>
          </table:table-cell>
          <table:table-cell ns41:value-type="float" table:style-name="ce41" office:value="6786" office:value-type="float">
            <text:p>6,786</text:p>
          </table:table-cell>
          <table:table-cell ns41:value-type="float" table:style-name="ce64" office:value="21188" office:value-type="float">
            <text:p>21,18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ndhuishoudkundige 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ndhuishoudkundige scholen leerling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ndmeters en teekenaars bij het kadaster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ntaarnop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tijnsche 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atijnsche 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eerbereiders en looij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1" office:value-type="float">
            <text:p>7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74" office:value-type="float">
            <text:p>7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eerlingen aan het instituut voor blind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ettergie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iefdadige gestichten hoof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9" office:value-type="float">
            <text:p>29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63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iefdadige gestichten dienstdoend personeel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ini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oodgieters en pompenmakers, brandspui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oodswezen en strandvonderij (personen behoorende to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oodwit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Lijm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gazijn- en pakhuis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kelaars en kargadoo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nd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2" office:value-type="float">
            <text:p>22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63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nufakturen/*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nufakturen/* 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nufakturen/* werkli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riniers en zee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riniers en zeelieden beneden den rang van 2den luitenan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at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ekrapbereiders en 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esters (keur-, markt-, vraag-), afsl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lk-, boter-, kaas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4" office:value-type="float">
            <text:p>54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3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ssenmakers en slij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ters (kolen-, koorn-, hout-, scheeps- enz.), wijn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0" office:value-type="float">
            <text:p>60</text:p>
          </table:table-cell>
          <table:table-cell ns41:value-type="float" table:style-name="ce40" office:value="46" office:value-type="float">
            <text:p>46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46" office:value-type="float">
            <text:p>46</text:p>
          </table:table-cell>
          <table:table-cell ns41:value-type="float" table:style-name="ce63" office:value="106" office:value-type="float">
            <text:p>10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ets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odemaakst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ol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63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outmolen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uzijkinstrument-, orgel-, forte pianomakers, stemm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Mijn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8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40" office:value="236" office:value-type="float">
            <text:p>23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1" office:value="1929" office:value-type="float">
            <text:p>1,92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1" office:value="2207" office:value-type="float">
            <text:p>2,207</text:p>
          </table:table-cell>
          <table:table-cell ns41:value-type="float" table:style-name="ce64" office:value="2208" office:value-type="float">
            <text:p>2,20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Nach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Notaris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1" office:value-type="float">
            <text:p>41</text:p>
          </table:table-cell>
          <table:table-cell table:style-name="ce40"/>
          <table:table-cell ns41:value-type="float" table:style-name="ce40" office:value="41" office:value-type="float">
            <text:p>41</text:p>
          </table:table-cell>
          <table:table-cell table:style-name="ce40"/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Notarissen (kandidaa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lieslagers en 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63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mroepers, aanpl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nemers en direkteurs van begrafenis- en ziekenfondsen/?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nemers en direkteurs van naamlooze en verdere handel-maatschappij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nemers en direkteurs van verzekering- en brandwaarborgmaatschappijen/?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nemers en direkteurs van openbare werk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439" office:value-type="float">
            <text:p>439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40" office:value="454" office:value-type="float">
            <text:p>454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63" office:value="485" office:value-type="float">
            <text:p>4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psigters, conducteu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rgeldraaijers, straatmuzijkanten</text:p>
          </table:table-cell>
          <table:table-cell table:style-name="Default"/>
          <table:table-cell table:style-name="ce85"/>
          <table:table-cell ns41:value-type="float" table:style-name="ce40" office:value="1" office:value-type="float">
            <text:p>1</text:p>
          </table:table-cell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Oudijzer-, oude kleederen-, beenen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arden- en veehouders en verkoopers, koemel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31" office:value-type="float">
            <text:p>831</text:p>
          </table:table-cell>
          <table:table-cell ns41:value-type="float" table:style-name="ce40" office:value="93" office:value-type="float">
            <text:p>93</text:p>
          </table:table-cell>
          <table:table-cell ns41:value-type="float" table:style-name="ce40" office:value="832" office:value-type="float">
            <text:p>832</text:p>
          </table:table-cell>
          <table:table-cell ns41:value-type="float" table:style-name="ce40" office:value="93" office:value-type="float">
            <text:p>93</text:p>
          </table:table-cell>
          <table:table-cell ns41:value-type="float" table:style-name="ce63" office:value="925" office:value-type="float">
            <text:p>9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arden- en beest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nnen-, potten-, pijpen-, steen- en tegelbak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121" office:value-type="float">
            <text:p>12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40" office:value-type="float">
            <text:p>14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142" office:value-type="float">
            <text:p>1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pier- en gekleurd papier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pier- en gekleurd papier- handel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pier- en gekleurd papier- werklie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rapluie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annenberei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ik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ik- en teer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laat- en steendrukkers, plaat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leistergieters, boets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79" office:value-type="float">
            <text:p>179</text:p>
          </table:table-cell>
          <table:table-cell table:style-name="ce40"/>
          <table:table-cell ns41:value-type="float" table:style-name="ce40" office:value="179" office:value-type="float">
            <text:p>179</text:p>
          </table:table-cell>
          <table:table-cell table:style-name="ce40"/>
          <table:table-cell ns41:value-type="float" table:style-name="ce63" office:value="179" office:value-type="float">
            <text:p>17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rokur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ublieke vrouwen, publiekhuis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Pij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e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egterlijke magt (ambtenaren der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enteniers, partikuli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4" office:value-type="float">
            <text:p>164</text:p>
          </table:table-cell>
          <table:table-cell ns41:value-type="float" table:style-name="ce40" office:value="183" office:value-type="float">
            <text:p>183</text:p>
          </table:table-cell>
          <table:table-cell ns41:value-type="float" table:style-name="ce40" office:value="164" office:value-type="float">
            <text:p>164</text:p>
          </table:table-cell>
          <table:table-cell ns41:value-type="float" table:style-name="ce40" office:value="183" office:value-type="float">
            <text:p>183</text:p>
          </table:table-cell>
          <table:table-cell ns41:value-type="float" table:style-name="ce63" office:value="347" office:value-type="float">
            <text:p>3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ent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ijtuig-, wagen-, koffer-, zad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0" office:value="306" office:value-type="float">
            <text:p>306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324" office:value-type="float">
            <text:p>324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331" office:value-type="float">
            <text:p>3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Rijtuig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aar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a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ep-, blok-, mast- en zeilmakers, rafactiemeesters, scheepsloopers, takelaa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352" office:value-type="float">
            <text:p>35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383" office:value-type="float">
            <text:p>38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386" office:value-type="float">
            <text:p>38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epsw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epzeilnaald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ikundige voorwerpen en verfwaren (fabrijkanten en werklieden in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lpvisschers, schul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erm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ilders (huis-), glaz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464" office:value-type="float">
            <text:p>464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496" office:value-type="float">
            <text:p>496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502" office:value-type="float">
            <text:p>502</text:p>
          </table:table-cell>
          <table:table-cell table:number-columns-repeated="1010"/>
        </table:table-row>
        <table:table-row table:style-name="ro10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85" office:value="5" office:value-type="float">
            <text:p>5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109" office:value-type="float">
            <text:p>109</text:p>
          </table:table-cell>
          <table:table-cell table:style-name="ce40"/>
          <table:table-cell ns41:value-type="float" table:style-name="ce41" office:value="2201" office:value-type="float">
            <text:p>2,201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41" office:value="2323" office:value-type="float">
            <text:p>2,323</text:p>
          </table:table-cell>
          <table:table-cell ns41:value-type="float" table:style-name="ce40" office:value="48" office:value-type="float">
            <text:p>48</text:p>
          </table:table-cell>
          <table:table-cell ns41:value-type="float" table:style-name="ce64" office:value="2371" office:value-type="float">
            <text:p>2,3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oenmakers en lapp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57" office:value-type="float">
            <text:p>57</text:p>
          </table:table-cell>
          <table:table-cell table:style-name="ce40"/>
          <table:table-cell ns41:value-type="float" table:style-name="ce41" office:value="1015" office:value-type="float">
            <text:p>1,015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1" office:value="1080" office:value-type="float">
            <text:p>1,080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4" office:value="1087" office:value-type="float">
            <text:p>1,0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oolleerlingen</text:p>
          </table:table-cell>
          <table:table-cell table:style-name="Default"/>
          <table:table-cell ns41:value-type="float" table:style-name="ce33" office:value="6535" office:value-type="float">
            <text:p>6,535</text:p>
          </table:table-cell>
          <table:table-cell ns41:value-type="float" table:style-name="ce41" office:value="5769" office:value-type="float">
            <text:p>5,769</text:p>
          </table:table-cell>
          <table:table-cell ns41:value-type="float" table:style-name="ce41" office:value="2387" office:value-type="float">
            <text:p>2,387</text:p>
          </table:table-cell>
          <table:table-cell ns41:value-type="float" table:style-name="ce41" office:value="2003" office:value-type="float">
            <text:p>2,003</text:p>
          </table:table-cell>
          <table:table-cell ns41:value-type="float" table:style-name="ce41" office:value="1593" office:value-type="float">
            <text:p>1,593</text:p>
          </table:table-cell>
          <table:table-cell ns41:value-type="float" table:style-name="ce40" office:value="960" office:value-type="float">
            <text:p>960</text:p>
          </table:table-cell>
          <table:table-cell ns41:value-type="float" table:style-name="ce40" office:value="72" office:value-type="float">
            <text:p>72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41" office:value="10587" office:value-type="float">
            <text:p>10,587</text:p>
          </table:table-cell>
          <table:table-cell ns41:value-type="float" table:style-name="ce41" office:value="8791" office:value-type="float">
            <text:p>8,791</text:p>
          </table:table-cell>
          <table:table-cell ns41:value-type="float" table:style-name="ce64" office:value="19378" office:value-type="float">
            <text:p>19,37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choorsteenve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lijpers (diamant-, glas-, marmer-, metaal- enz.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63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meden grof-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323" office:value-type="float">
            <text:p>323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40" office:value="338" office:value-type="float">
            <text:p>338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63" office:value="355" office:value-type="float">
            <text:p>3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meden hoef-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7" office:value-type="float">
            <text:p>37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table:style-name="ce40"/>
          <table:table-cell ns41:value-type="float" table:style-name="ce63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meden kagchel- en andere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40" office:value="115" office:value-type="float">
            <text:p>115</text:p>
          </table:table-cell>
          <table:table-cell table:style-name="ce40"/>
          <table:table-cell ns41:value-type="float" table:style-name="ce40" office:value="140" office:value-type="float">
            <text:p>140</text:p>
          </table:table-cell>
          <table:table-cell table:style-name="ce40"/>
          <table:table-cell ns41:value-type="float" table:style-name="ce63" office:value="140" office:value-type="float">
            <text:p>1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ollici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peldenfabrijkanten en werklied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piegelmak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pinners, spoelders, wevers</text:p>
          </table:table-cell>
          <table:table-cell table:style-name="Default"/>
          <table:table-cell table:style-name="ce85"/>
          <table:table-cell table:style-name="ce40"/>
          <table:table-cell ns41:value-type="float" office:value="1" table:style-name="ce40" table:number-columns-repeated="2" office:value-type="float">
            <text:p>1</text:p>
          </table:table-cell>
          <table:table-cell ns41:value-type="float" table:style-name="ce40" office:value="18" office:value-type="float">
            <text:p>18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40" office:value="225" office:value-type="float">
            <text:p>225</text:p>
          </table:table-cell>
          <table:table-cell ns41:value-type="float" table:style-name="ce40" office:value="134" office:value-type="float">
            <text:p>134</text:p>
          </table:table-cell>
          <table:table-cell ns41:value-type="float" table:style-name="ce40" office:value="244" office:value-type="float">
            <text:p>244</text:p>
          </table:table-cell>
          <table:table-cell ns41:value-type="float" table:style-name="ce40" office:value="152" office:value-type="float">
            <text:p>152</text:p>
          </table:table-cell>
          <table:table-cell ns41:value-type="float" table:style-name="ce63" office:value="396" office:value-type="float">
            <text:p>39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poorweg- en stoombootbeamb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pijker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alhouders, rijtuigverhuu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eenhouw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eenkolen-, hout- en turfverkoop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el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oelen-bekleeders, draaijers, ma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offenverwers, glanz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0" office:value-type="float">
            <text:p>4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raa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5" office:value-type="float">
            <text:p>35</text:p>
          </table:table-cell>
          <table:table-cell table:style-name="ce40"/>
          <table:table-cell ns41:value-type="float" table:style-name="ce40" office:value="35" office:value-type="float">
            <text:p>35</text:p>
          </table:table-cell>
          <table:table-cell table:style-name="ce40"/>
          <table:table-cell ns41:value-type="float" table:style-name="ce63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udenten aan hooge scholen, athennea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udenten aan academien, clinische schol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udenten aan seminar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ukadoors, wi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tijfs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uiker- en pastij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Suikerraffinad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almeesters, transla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bak- en sigaren- 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bak- en sigaren- kerv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bak- en sigaren- plan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bak- en sigaren-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apijt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immerlieden, kisten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table:style-name="ce40"/>
          <table:table-cell ns41:value-type="float" table:style-name="ce41" office:value="2017" office:value-type="float">
            <text:p>2,017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1" office:value="2112" office:value-type="float">
            <text:p>2,11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4" office:value="2118" office:value-type="float">
            <text:p>2,1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inne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ol- en pontgaarders, brug- en sluiswach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8" office:value-type="float">
            <text:p>6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68" office:value-type="float">
            <text:p>6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71" office:value-type="float">
            <text:p>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ouwslagers, baanwer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49" office:value-type="float">
            <text:p>49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raan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urf-, koorn- en kolendr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7" office:value-type="float">
            <text:p>37</text:p>
          </table:table-cell>
          <table:table-cell table:style-name="ce40"/>
          <table:table-cell ns41:value-type="float" table:style-name="ce40" office:value="37" office:value-type="float">
            <text:p>37</text:p>
          </table:table-cell>
          <table:table-cell table:style-name="ce40"/>
          <table:table-cell ns41:value-type="float" table:style-name="ce63" office:value="37" office:value-type="float">
            <text:p>3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Uitdragers, uitventers, leur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4" office:value-type="float">
            <text:p>34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35" office:value-type="float">
            <text:p>35</text:p>
          </table:table-cell>
          <table:table-cell ns41:value-type="float" table:style-name="ce40" office:value="23" office:value-type="float">
            <text:p>23</text:p>
          </table:table-cell>
          <table:table-cell ns41:value-type="float" table:style-name="ce63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Uurwerk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13" office:value-type="float">
            <text:p>113</text:p>
          </table:table-cell>
          <table:table-cell table:style-name="ce40"/>
          <table:table-cell ns41:value-type="float" table:style-name="ce40" office:value="129" office:value-type="float">
            <text:p>129</text:p>
          </table:table-cell>
          <table:table-cell table:style-name="ce40"/>
          <table:table-cell ns41:value-type="float" table:style-name="ce63" office:value="129" office:value-type="float">
            <text:p>1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eeart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eenlieden, turfboeren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502" office:value-type="float">
            <text:p>50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35" office:value-type="float">
            <text:p>535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63" office:value="597" office:value-type="float">
            <text:p>59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endu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ergulders, lijs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ill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ischdroogers en ro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isch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issch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535" office:value-type="float">
            <text:p>535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557" office:value-type="float">
            <text:p>557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563" office:value-type="float">
            <text:p>5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leeschhouwers, spekslagers, po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434" office:value-type="float">
            <text:p>434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449" office:value-type="float">
            <text:p>449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455" office:value-type="float">
            <text:p>4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oddenra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oerlieden, koetziers, loopers, postknechten en slee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00" office:value-type="float">
            <text:p>200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04" office:value-type="float">
            <text:p>20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207" office:value-type="float">
            <text:p>2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ogelverkoopers, kooibo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afel- en poffertjes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ater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ater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e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erktuigkundigen en makers, balans- en brandspui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ierspinn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Wijnhand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IJk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IJzer- en koperdr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IJz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aad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aakwaarnemers, commissionai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akkenmakers en verhuu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andverkoop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eep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eevaart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eevaartscholen leerling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iekenoppass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out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waardve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wavelstokken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ijde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Verschillende beroepen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Zonder beroep</text:p>
          </table:table-cell>
          <table:table-cell table:style-name="Default"/>
          <table:table-cell ns41:value-type="float" table:style-name="ce33" office:value="16137" office:value-type="float">
            <text:p>16,137</text:p>
          </table:table-cell>
          <table:table-cell ns41:value-type="float" table:style-name="ce41" office:value="16248" office:value-type="float">
            <text:p>16,248</text:p>
          </table:table-cell>
          <table:table-cell ns41:value-type="float" table:style-name="ce41" office:value="1859" office:value-type="float">
            <text:p>1,859</text:p>
          </table:table-cell>
          <table:table-cell ns41:value-type="float" table:style-name="ce41" office:value="2171" office:value-type="float">
            <text:p>2,171</text:p>
          </table:table-cell>
          <table:table-cell ns41:value-type="float" table:style-name="ce41" office:value="4381" office:value-type="float">
            <text:p>4,381</text:p>
          </table:table-cell>
          <table:table-cell ns41:value-type="float" table:style-name="ce41" office:value="5592" office:value-type="float">
            <text:p>5,592</text:p>
          </table:table-cell>
          <table:table-cell ns41:value-type="float" table:style-name="ce41" office:value="6583" office:value-type="float">
            <text:p>6,583</text:p>
          </table:table-cell>
          <table:table-cell ns41:value-type="float" table:style-name="ce41" office:value="39703" office:value-type="float">
            <text:p>39,703</text:p>
          </table:table-cell>
          <table:table-cell ns41:value-type="float" table:style-name="ce41" office:value="28960" office:value-type="float">
            <text:p>28,960</text:p>
          </table:table-cell>
          <table:table-cell ns41:value-type="float" table:style-name="ce41" office:value="63714" office:value-type="float">
            <text:p>63,714</text:p>
          </table:table-cell>
          <table:table-cell ns41:value-type="float" table:style-name="ce64" office:value="92674" office:value-type="float">
            <text:p>92,67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Beroep onbekend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TWEE EN DERTIG GEMEENTEN TEN PLATTEN LANDE.</text:p>
          </table:table-cell>
          <table:table-cell ns41:value-type="string" table:style-name="ce18" office:value-type="string">
            <text:p>TOTAAL</text:p>
          </table:table-cell>
          <table:table-cell table:style-name="Default"/>
          <table:table-cell ns41:value-type="float" table:style-name="ce33" office:value="22821" office:value-type="float">
            <text:p>22,821</text:p>
          </table:table-cell>
          <table:table-cell ns41:value-type="float" table:style-name="ce41" office:value="22149" office:value-type="float">
            <text:p>22,149</text:p>
          </table:table-cell>
          <table:table-cell ns41:value-type="float" table:style-name="ce41" office:value="4446" office:value-type="float">
            <text:p>4,446</text:p>
          </table:table-cell>
          <table:table-cell ns41:value-type="float" table:style-name="ce41" office:value="4322" office:value-type="float">
            <text:p>4,322</text:p>
          </table:table-cell>
          <table:table-cell ns41:value-type="float" table:style-name="ce41" office:value="8305" office:value-type="float">
            <text:p>8,305</text:p>
          </table:table-cell>
          <table:table-cell ns41:value-type="float" table:style-name="ce41" office:value="7903" office:value-type="float">
            <text:p>7,903</text:p>
          </table:table-cell>
          <table:table-cell ns41:value-type="float" table:style-name="ce41" office:value="56865" office:value-type="float">
            <text:p>56,865</text:p>
          </table:table-cell>
          <table:table-cell ns41:value-type="float" table:style-name="ce41" office:value="58842" office:value-type="float">
            <text:p>58,842</text:p>
          </table:table-cell>
          <table:table-cell ns41:value-type="float" table:style-name="ce41" office:value="92437" office:value-type="float">
            <text:p>92,437</text:p>
          </table:table-cell>
          <table:table-cell ns41:value-type="float" table:style-name="ce41" office:value="93216" office:value-type="float">
            <text:p>93,216</text:p>
          </table:table-cell>
          <table:table-cell ns41:value-type="float" table:style-name="ce64" office:value="185653" office:value-type="float">
            <text:p>185,6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annem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ardappelenme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ardewerk- en porcelein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ardewerk- en porcelein- 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dvoka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fbraak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luin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mbtenaren Staats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85" office:value-type="float">
            <text:p>28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85" office:value-type="float">
            <text:p>28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287" office:value-type="float">
            <text:p>2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mbtenaren Provincial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mbtenaren Gemeente-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8" office:value-type="float">
            <text:p>16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68" office:value-type="float">
            <text:p>16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172" office:value-type="float">
            <text:p>1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mbtenaren Niet genoemde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63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pothekers, drog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124" office:value-type="float">
            <text:p>124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130" office:value-type="float">
            <text:p>130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137" office:value-type="float">
            <text:p>13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rbeiders, daglooners</text:p>
          </table:table-cell>
          <table:table-cell table:style-name="Default"/>
          <table:table-cell ns41:value-type="float" table:style-name="ce85" office:value="17" office:value-type="float">
            <text:p>17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691" office:value-type="float">
            <text:p>691</text:p>
          </table:table-cell>
          <table:table-cell ns41:value-type="float" table:style-name="ce40" office:value="328" office:value-type="float">
            <text:p>328</text:p>
          </table:table-cell>
          <table:table-cell ns41:value-type="float" table:style-name="ce41" office:value="18964" office:value-type="float">
            <text:p>18,964</text:p>
          </table:table-cell>
          <table:table-cell ns41:value-type="float" table:style-name="ce41" office:value="5555" office:value-type="float">
            <text:p>5,555</text:p>
          </table:table-cell>
          <table:table-cell ns41:value-type="float" table:style-name="ce41" office:value="19725" office:value-type="float">
            <text:p>19,725</text:p>
          </table:table-cell>
          <table:table-cell ns41:value-type="float" table:style-name="ce41" office:value="5921" office:value-type="float">
            <text:p>5,921</text:p>
          </table:table-cell>
          <table:table-cell ns41:value-type="float" table:style-name="ce64" office:value="25646" office:value-type="float">
            <text:p>25,6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sch-, bagger-, vuilnislieden, asch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63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Azijnstokers, kunstazij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aardscheerders, kappers, pruik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19" office:value-type="float">
            <text:p>119</text:p>
          </table:table-cell>
          <table:table-cell table:style-name="ce40"/>
          <table:table-cell ns41:value-type="float" table:style-name="ce40" office:value="122" office:value-type="float">
            <text:p>122</text:p>
          </table:table-cell>
          <table:table-cell table:style-name="ce40"/>
          <table:table-cell ns41:value-type="float" table:style-name="ce63" office:value="122" office:value-type="float">
            <text:p>1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adstoof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ankiers, effektenhandelaars, geldwisselaars, kassi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d- en matrassenmakers en verhuurders, behangers, stoffee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4" office:value-type="float">
            <text:p>34</text:p>
          </table:table-cell>
          <table:table-cell table:style-name="ce40"/>
          <table:table-cell ns41:value-type="float" table:style-name="ce40" office:value="34" office:value-type="float">
            <text:p>34</text:p>
          </table:table-cell>
          <table:table-cell table:style-name="ce40"/>
          <table:table-cell ns41:value-type="float" table:style-name="ce63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eldhouwers, lofwerk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leenbankhouders, inbreng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sted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stellers, expediteurs, factoors, voetbo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ezembinders, rietboeren, rijswer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33" office:value-type="float">
            <text:p>3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9" office:value-type="float">
            <text:p>39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ierbrouwers, bier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4" office:value-type="float">
            <text:p>14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illard-, kaats-ball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lee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lik- en plaatwerkers, lam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loemisten, boomkweekers, tuiniers, warmoezeni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office:value="1" table:style-name="ce40" table:number-columns-repeated="2" office:value-type="float">
            <text:p>1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1" office:value="1878" office:value-type="float">
            <text:p>1,878</text:p>
          </table:table-cell>
          <table:table-cell ns41:value-type="float" table:style-name="ce40" office:value="184" office:value-type="float">
            <text:p>184</text:p>
          </table:table-cell>
          <table:table-cell ns41:value-type="float" table:style-name="ce41" office:value="1900" office:value-type="float">
            <text:p>1,900</text:p>
          </table:table-cell>
          <table:table-cell ns41:value-type="float" table:style-name="ce40" office:value="187" office:value-type="float">
            <text:p>187</text:p>
          </table:table-cell>
          <table:table-cell ns41:value-type="float" table:style-name="ce64" office:value="2087" office:value-type="float">
            <text:p>2,0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ekbind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45" office:value-type="float">
            <text:p>45</text:p>
          </table:table-cell>
          <table:table-cell table:style-name="ce40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63" office:value="55" office:value-type="float">
            <text:p>55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ek- en dagbladdrukkers en verkoopers 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8" office:value-type="float">
            <text:p>68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68" office:value-type="float">
            <text:p>68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3" office:value="76" office:value-type="float">
            <text:p>7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ek- en dagbladdrukkers en verkoopers knechts, letterzett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57" office:value-type="float">
            <text:p>57</text:p>
          </table:table-cell>
          <table:table-cell table:style-name="ce40"/>
          <table:table-cell ns41:value-type="float" table:style-name="ce40" office:value="70" office:value-type="float">
            <text:p>70</text:p>
          </table:table-cell>
          <table:table-cell table:style-name="ce40"/>
          <table:table-cell ns41:value-type="float" table:style-name="ce63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n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rdpapier (werkers in) doozen-, kaar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rduurwerkers, kantwerk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rstel-, kaarden-, kammen-, rijven-, zeeft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9" office:value-type="float">
            <text:p>3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0" office:value-type="float">
            <text:p>4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ouw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randers en stokers van stroop, likeuren, sterke drank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reuk- en draagbanden-, keurslijv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rillenslijpers en 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rood-, kleingoed-, koek- en banketbakkers en slijt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91" office:value-type="float">
            <text:p>9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1" office:value="1442" office:value-type="float">
            <text:p>1,442</text:p>
          </table:table-cell>
          <table:table-cell ns41:value-type="float" table:style-name="ce40" office:value="329" office:value-type="float">
            <text:p>329</text:p>
          </table:table-cell>
          <table:table-cell ns41:value-type="float" table:style-name="ce41" office:value="1543" office:value-type="float">
            <text:p>1,543</text:p>
          </table:table-cell>
          <table:table-cell ns41:value-type="float" table:style-name="ce40" office:value="330" office:value-type="float">
            <text:p>330</text:p>
          </table:table-cell>
          <table:table-cell ns41:value-type="float" table:style-name="ce64" office:value="1873" office:value-type="float">
            <text:p>1,87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Bijenteel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Chicorei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7" office:value-type="float">
            <text:p>3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7" office:value-type="float">
            <text:p>3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Chocolade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agbladschrijvers, letterkundig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ebiteurs en gedelegeerden in de loterij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" office:value-type="float">
            <text:p>1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8" office:value-type="float">
            <text:p>1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ekkers (lei-, pannen-, riet-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eurwaa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8" office:value-type="float">
            <text:p>48</text:p>
          </table:table-cell>
          <table:table-cell table:style-name="ce40"/>
          <table:table-cell ns41:value-type="float" table:style-name="ce40" office:value="48" office:value-type="float">
            <text:p>48</text:p>
          </table:table-cell>
          <table:table-cell table:style-name="ce40"/>
          <table:table-cell ns41:value-type="float" table:style-name="ce63" office:value="48" office:value-type="float">
            <text:p>48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85" office:value="4" office:value-type="float">
            <text:p>4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40" office:value="572" office:value-type="float">
            <text:p>572</text:p>
          </table:table-cell>
          <table:table-cell ns41:value-type="float" table:style-name="ce40" office:value="367" office:value-type="float">
            <text:p>367</text:p>
          </table:table-cell>
          <table:table-cell ns41:value-type="float" table:style-name="ce41" office:value="6042" office:value-type="float">
            <text:p>6,042</text:p>
          </table:table-cell>
          <table:table-cell ns41:value-type="float" table:style-name="ce40" office:value="398" office:value-type="float">
            <text:p>398</text:p>
          </table:table-cell>
          <table:table-cell ns41:value-type="float" table:style-name="ce41" office:value="6671" office:value-type="float">
            <text:p>6,671</text:p>
          </table:table-cell>
          <table:table-cell ns41:value-type="float" table:style-name="ce64" office:value="7069" office:value-type="float">
            <text:p>7,069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Doodgravers, bedienaars van begrafenissen, verhuurders van rouwkleed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Fabrijkanten van verschillenden aard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42" office:value-type="float">
            <text:p>42</text:p>
          </table:table-cell>
          <table:table-cell table:style-name="ce40"/>
          <table:table-cell ns41:value-type="float" table:style-name="ce40" office:value="43" office:value-type="float">
            <text:p>43</text:p>
          </table:table-cell>
          <table:table-cell table:style-name="ce40"/>
          <table:table-cell ns41:value-type="float" table:style-name="ce63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Fineerza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aarkeuken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alanteriewarenhandel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aren- en bandwink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ns41:value-type="float" office:value="10" table:style-name="ce40" table:number-columns-repeated="3" office:value-type="float">
            <text:p>10</text:p>
          </table:table-cell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as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9" office:value-type="float">
            <text:p>199</text:p>
          </table:table-cell>
          <table:table-cell ns41:value-type="float" table:style-name="ce40" office:value="33" office:value-type="float">
            <text:p>33</text:p>
          </table:table-cell>
          <table:table-cell ns41:value-type="float" table:style-name="ce40" office:value="199" office:value-type="float">
            <text:p>199</text:p>
          </table:table-cell>
          <table:table-cell ns41:value-type="float" table:style-name="ce40" office:value="33" office:value-type="float">
            <text:p>33</text:p>
          </table:table-cell>
          <table:table-cell ns41:value-type="float" table:style-name="ce63" office:value="232" office:value-type="float">
            <text:p>2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epensioneerden (burgerlijke en militair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5" office:value-type="float">
            <text:p>85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85" office:value-type="float">
            <text:p>85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eschutgieters, gewe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ezantschappen en consultaten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lasbla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Protestanten, predi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4" office:value-type="float">
            <text:p>274</text:p>
          </table:table-cell>
          <table:table-cell table:style-name="ce40"/>
          <table:table-cell ns41:value-type="float" table:style-name="ce40" office:value="274" office:value-type="float">
            <text:p>274</text:p>
          </table:table-cell>
          <table:table-cell table:style-name="ce40"/>
          <table:table-cell ns41:value-type="float" table:style-name="ce63" office:value="274" office:value-type="float">
            <text:p>274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63" office:value="22" office:value-type="float">
            <text:p>22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9" office:value-type="float">
            <text:p>39</text:p>
          </table:table-cell>
          <table:table-cell table:style-name="ce40"/>
          <table:table-cell ns41:value-type="float" table:style-name="ce40" office:value="39" office:value-type="float">
            <text:p>39</text:p>
          </table:table-cell>
          <table:table-cell table:style-name="ce40"/>
          <table:table-cell ns41:value-type="float" table:style-name="ce63" office:value="39" office:value-type="float">
            <text:p>39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Israeliten, rabbij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ouddraadtrekkers, passementwerkers, galonwer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aanhandelaars, gis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9" office:value-type="float">
            <text:p>1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0" office:value-type="float">
            <text:p>20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aveurs op hout, metaal en steen, stempel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iendbaz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oenten-, fruit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34" office:value-type="float">
            <text:p>34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34" office:value-type="float">
            <text:p>34</text:p>
          </table:table-cell>
          <table:table-cell ns41:value-type="float" table:style-name="ce63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ondeigen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ossiers, slij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0" office:value-type="float">
            <text:p>50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50" office:value-type="float">
            <text:p>50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Grutters, kruideniers</text:p>
          </table:table-cell>
          <table:table-cell table:style-name="Default"/>
          <table:table-cell table:style-name="ce85"/>
          <table:table-cell table:style-name="ce40"/>
          <table:table-cell ns41:value-type="float" office:value="1" table:style-name="ce40" table:number-columns-repeated="2" office:value-type="float">
            <text:p>1</text:p>
          </table:table-cell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279" office:value-type="float">
            <text:p>279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40" office:value="296" office:value-type="float">
            <text:p>296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63" office:value="322" office:value-type="float">
            <text:p>3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aar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andels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andelreizi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andschoenen- en dass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aven- en baken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eemraden en verdere ambtenaren van de waterschap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eetm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ennep- en vlasbereiders en teel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ns41:value-type="float" table:style-name="ce40" office:value="25" office:value-type="float">
            <text:p>25</text:p>
          </table:table-cell>
          <table:table-cell ns41:value-type="float" table:style-name="ce63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erbergiers, kasteleins, koffijhuishou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46" office:value-type="float">
            <text:p>346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40" office:value="346" office:value-type="float">
            <text:p>346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3" office:value="405" office:value-type="float">
            <text:p>40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erders en veehoeders</text:p>
          </table:table-cell>
          <table:table-cell table:style-name="Default"/>
          <table:table-cell ns41:value-type="float" table:style-name="ce85" office:value="3" office:value-type="float">
            <text:p>3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7" office:value-type="float">
            <text:p>4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01" office:value-type="float">
            <text:p>10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55" office:value-type="float">
            <text:p>155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159" office:value-type="float">
            <text:p>15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oeden-, petten- en stroohoed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64" office:value-type="float">
            <text:p>64</text:p>
          </table:table-cell>
          <table:table-cell ns41:value-type="float" table:style-name="ce40" office:value="106" office:value-type="float">
            <text:p>106</text:p>
          </table:table-cell>
          <table:table-cell ns41:value-type="float" table:style-name="ce40" office:value="71" office:value-type="float">
            <text:p>71</text:p>
          </table:table-cell>
          <table:table-cell ns41:value-type="float" table:style-name="ce40" office:value="109" office:value-type="float">
            <text:p>109</text:p>
          </table:table-cell>
          <table:table-cell ns41:value-type="float" table:style-name="ce63" office:value="180" office:value-type="float">
            <text:p>180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outhak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outzaagmolenaars, houtzagers, houtkoo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188" office:value-type="float">
            <text:p>18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198" office:value-type="float">
            <text:p>19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Huisleerlingen</text:p>
          </table:table-cell>
          <table:table-cell table:style-name="Default"/>
          <table:table-cell ns41:value-type="float" table:style-name="ce85" office:value="118" office:value-type="float">
            <text:p>118</text:p>
          </table:table-cell>
          <table:table-cell ns41:value-type="float" table:style-name="ce40" office:value="106" office:value-type="float">
            <text:p>106</text:p>
          </table:table-cell>
          <table:table-cell ns41:value-type="float" table:style-name="ce40" office:value="27" office:value-type="float">
            <text:p>27</text:p>
          </table:table-cell>
          <table:table-cell ns41:value-type="float" table:style-name="ce40" office:value="35" office:value-type="float">
            <text:p>35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64" office:value-type="float">
            <text:p>64</text:p>
          </table:table-cell>
          <table:table-cell ns41:value-type="float" table:style-name="ce40" office:value="46" office:value-type="float">
            <text:p>46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256" office:value-type="float">
            <text:p>256</text:p>
          </table:table-cell>
          <table:table-cell ns41:value-type="float" table:style-name="ce40" office:value="226" office:value-type="float">
            <text:p>226</text:p>
          </table:table-cell>
          <table:table-cell ns41:value-type="float" table:style-name="ce63" office:value="482" office:value-type="float">
            <text:p>48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Ingenieurs en verdere ambtenaren van den waterstaa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Inleggers van levensbehoef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J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Jagt (personen behoorende tot de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Juweliers, goud- en zilversm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262" office:value-type="float">
            <text:p>262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301" office:value-type="float">
            <text:p>301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307" office:value-type="float">
            <text:p>3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arders, wolkamm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80" office:value-type="float">
            <text:p>8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85" office:value-type="float">
            <text:p>8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arsenmakers (smeer- en was-)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binet- en schrijnwerkers, kunstdraaij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2" office:value-type="float">
            <text:p>32</text:p>
          </table:table-cell>
          <table:table-cell table:style-name="ce40"/>
          <table:table-cell ns41:value-type="float" table:style-name="ce40" office:value="234" office:value-type="float">
            <text:p>234</text:p>
          </table:table-cell>
          <table:table-cell table:style-name="ce40"/>
          <table:table-cell ns41:value-type="float" table:style-name="ce40" office:value="269" office:value-type="float">
            <text:p>269</text:p>
          </table:table-cell>
          <table:table-cell table:style-name="ce40"/>
          <table:table-cell ns41:value-type="float" table:style-name="ce63" office:value="269" office:value-type="float">
            <text:p>2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detten van de land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detten van de zeemagt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lkbranders, cement- en tras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table:style-name="ce40"/>
          <table:table-cell ns41:value-type="float" table:style-name="ce40" office:value="40" office:value-type="float">
            <text:p>40</text:p>
          </table:table-cell>
          <table:table-cell table:style-name="ce40"/>
          <table:table-cell ns41:value-type="float" table:style-name="ce63" office:value="40" office:value-type="float">
            <text:p>40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antoor- en winkelbedienden, pakhuisknecht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40" office:value="381" office:value-type="float">
            <text:p>381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40" office:value="398" office:value-type="float">
            <text:p>398</text:p>
          </table:table-cell>
          <table:table-cell ns41:value-type="float" table:style-name="ce40" office:value="49" office:value-type="float">
            <text:p>49</text:p>
          </table:table-cell>
          <table:table-cell ns41:value-type="float" table:style-name="ce63" office:value="447" office:value-type="float">
            <text:p>4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8" office:value-type="string">
            <text:p>Kleedermakers</text:p>
          </table:table-cell>
          <table:table-cell table:style-name="Default"/>
          <table:table-cell ns41:value-type="float" table:style-name="ce85" office:value="3" office:value-type="float">
            <text:p>3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98" office:value-type="float">
            <text:p>98</text:p>
          </table:table-cell>
          <table:table-cell table:style-name="ce40"/>
          <table:table-cell ns41:value-type="float" table:style-name="ce40" office:value="963" office:value-type="float">
            <text:p>963</text:p>
          </table:table-cell>
          <table:table-cell table:style-name="ce40"/>
          <table:table-cell ns41:value-type="float" table:style-name="ce41" office:value="1076" office:value-type="float">
            <text:p>1,076</text:p>
          </table:table-cell>
          <table:table-cell table:style-name="ce40"/>
          <table:table-cell ns41:value-type="float" table:style-name="ce64" office:value="1076" office:value-type="float">
            <text:p>1,07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leederen- en gemaaktgoed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leinhandelaars, winkeliers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ns41:value-type="float" table:style-name="ce40" office:value="995" office:value-type="float">
            <text:p>995</text:p>
          </table:table-cell>
          <table:table-cell ns41:value-type="float" table:style-name="ce40" office:value="880" office:value-type="float">
            <text:p>880</text:p>
          </table:table-cell>
          <table:table-cell ns41:value-type="float" table:style-name="ce40" office:value="995" office:value-type="float">
            <text:p>995</text:p>
          </table:table-cell>
          <table:table-cell ns41:value-type="float" table:style-name="ce40" office:value="881" office:value-type="float">
            <text:p>881</text:p>
          </table:table-cell>
          <table:table-cell ns41:value-type="float" table:style-name="ce64" office:value="1876" office:value-type="float">
            <text:p>1,87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lerken en schrijvers bij notarissen, ontvangers, prokureurs, deurwaarders enz.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37" office:value-type="float">
            <text:p>137</text:p>
          </table:table-cell>
          <table:table-cell table:style-name="ce40"/>
          <table:table-cell ns41:value-type="float" table:style-name="ce40" office:value="149" office:value-type="float">
            <text:p>149</text:p>
          </table:table-cell>
          <table:table-cell table:style-name="ce40"/>
          <table:table-cell ns41:value-type="float" table:style-name="ce63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lom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noop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lenbran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ninklijk Huis (personen, verbonden aan het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oplieden van verschillenden aard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1" office:value="1992" office:value-type="float">
            <text:p>1,992</text:p>
          </table:table-cell>
          <table:table-cell ns41:value-type="float" table:style-name="ce40" office:value="308" office:value-type="float">
            <text:p>308</text:p>
          </table:table-cell>
          <table:table-cell ns41:value-type="float" table:style-name="ce41" office:value="2011" office:value-type="float">
            <text:p>2,011</text:p>
          </table:table-cell>
          <table:table-cell ns41:value-type="float" table:style-name="ce40" office:value="308" office:value-type="float">
            <text:p>308</text:p>
          </table:table-cell>
          <table:table-cell ns41:value-type="float" table:style-name="ce64" office:value="2319" office:value-type="float">
            <text:p>2,3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ornmolenaa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250" office:value-type="float">
            <text:p>25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61" office:value-type="float">
            <text:p>26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263" office:value-type="float">
            <text:p>2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ornversch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per- en blikslagers, draadvlechters, ketellapp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41" office:value-type="float">
            <text:p>41</text:p>
          </table:table-cell>
          <table:table-cell table:style-name="ce40"/>
          <table:table-cell ns41:value-type="float" table:style-name="ce40" office:value="256" office:value-type="float">
            <text:p>25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00" office:value-type="float">
            <text:p>30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01" office:value-type="float">
            <text:p>30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koper-, klok- en geelgie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stschool- houders 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ostschool- leerling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42" office:value-type="float">
            <text:p>42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63" office:value="63" office:value-type="float">
            <text:p>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aankinder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amers</text:p>
          </table:table-cell>
          <table:table-cell table:style-name="Default"/>
          <table:table-cell table:style-name="ce85"/>
          <table:table-cell table:style-name="ce40" table:number-columns-repeated="2"/>
          <table:table-cell ns41:value-type="float" table:style-name="ce40" office:value="1" office:value-type="float">
            <text:p>1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337" office:value-type="float">
            <text:p>337</text:p>
          </table:table-cell>
          <table:table-cell ns41:value-type="float" table:style-name="ce40" office:value="270" office:value-type="float">
            <text:p>270</text:p>
          </table:table-cell>
          <table:table-cell ns41:value-type="float" table:style-name="ce40" office:value="349" office:value-type="float">
            <text:p>349</text:p>
          </table:table-cell>
          <table:table-cell ns41:value-type="float" table:style-name="ce40" office:value="280" office:value-type="float">
            <text:p>280</text:p>
          </table:table-cell>
          <table:table-cell ns41:value-type="float" table:style-name="ce63" office:value="629" office:value-type="float">
            <text:p>6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amm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ib- en dijkwerkers, heibaz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oeghouders, tappe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0" office:value-type="float">
            <text:p>270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270" office:value-type="float">
            <text:p>270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63" office:value="335" office:value-type="float">
            <text:p>3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uidfabrijkanten en vuurwerk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uijers, sjouwers, schoenpoets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20" office:value-type="float">
            <text:p>22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20" office:value-type="float">
            <text:p>22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21" office:value-type="float">
            <text:p>22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ijgs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63" office:value="31" office:value-type="float">
            <text:p>3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rijgslieden beneden den rang van 2den luitenant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614" office:value-type="float">
            <text:p>614</text:p>
          </table:table-cell>
          <table:table-cell table:style-name="ce40"/>
          <table:table-cell ns41:value-type="float" table:style-name="ce40" office:value="618" office:value-type="float">
            <text:p>618</text:p>
          </table:table-cell>
          <table:table-cell table:style-name="ce40"/>
          <table:table-cell ns41:value-type="float" table:style-name="ce63" office:value="618" office:value-type="float">
            <text:p>6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ipers, hoep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58" office:value-type="float">
            <text:p>58</text:p>
          </table:table-cell>
          <table:table-cell table:style-name="ce40"/>
          <table:table-cell ns41:value-type="float" table:style-name="ce40" office:value="540" office:value-type="float">
            <text:p>540</text:p>
          </table:table-cell>
          <table:table-cell ns41:value-type="float" table:style-name="ce40" office:value="18" office:value-type="float">
            <text:p>18</text:p>
          </table:table-cell>
          <table:table-cell ns41:value-type="float" table:style-name="ce40" office:value="604" office:value-type="float">
            <text:p>604</text:p>
          </table:table-cell>
          <table:table-cell ns41:value-type="float" table:style-name="ce40" office:value="18" office:value-type="float">
            <text:p>18</text:p>
          </table:table-cell>
          <table:table-cell ns41:value-type="float" table:style-name="ce63" office:value="622" office:value-type="float">
            <text:p>6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enaars, goochelaars enz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koopers, muzijk- en teekenhandela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lak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18" office:value-type="float">
            <text:p>18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oefenaren muzijkanten, muzijkmeesters, organist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8" office:value-type="float">
            <text:p>3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39" office:value-type="float">
            <text:p>3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oefenaren 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9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oefenaren teekenaars, teekenmeesters, daguerreotypeurs, decor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oefenaren tooneelspelers, dansmeesters, zang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nstwer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Kurk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ndbouwers</text:p>
          </table:table-cell>
          <table:table-cell table:style-name="Default"/>
          <table:table-cell ns41:value-type="float" table:style-name="ce85" office:value="11" office:value-type="float">
            <text:p>1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15" office:value-type="float">
            <text:p>15</text:p>
          </table:table-cell>
          <table:table-cell ns41:value-type="float" table:style-name="ce40" office:value="839" office:value-type="float">
            <text:p>839</text:p>
          </table:table-cell>
          <table:table-cell ns41:value-type="float" table:style-name="ce40" office:value="329" office:value-type="float">
            <text:p>329</text:p>
          </table:table-cell>
          <table:table-cell ns41:value-type="float" table:style-name="ce41" office:value="14095" office:value-type="float">
            <text:p>14,095</text:p>
          </table:table-cell>
          <table:table-cell ns41:value-type="float" table:style-name="ce41" office:value="6618" office:value-type="float">
            <text:p>6,618</text:p>
          </table:table-cell>
          <table:table-cell ns41:value-type="float" table:style-name="ce41" office:value="14997" office:value-type="float">
            <text:p>14,997</text:p>
          </table:table-cell>
          <table:table-cell ns41:value-type="float" table:style-name="ce41" office:value="6964" office:value-type="float">
            <text:p>6,964</text:p>
          </table:table-cell>
          <table:table-cell ns41:value-type="float" table:style-name="ce64" office:value="21961" office:value-type="float">
            <text:p>21,9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ndhuishoudkundige 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ndhuishoudkundige scholen leerling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ndmeters en teekenaars bij het kadaster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63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ntaarnop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tijnsche scholen onderwijz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atijnsche 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eerbereiders en looij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155" office:value-type="float">
            <text:p>15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59" office:value-type="float">
            <text:p>15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60" office:value-type="float">
            <text:p>16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eerlingen aan het instituut voor blinden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1" office:value-type="float">
            <text:p>1</text:p>
          </table:table-cell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ettergie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iefdadige gestichten hoof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50" office:value-type="float">
            <text:p>50</text:p>
          </table:table-cell>
          <table:table-cell ns41:value-type="float" table:style-name="ce40" office:value="47" office:value-type="float">
            <text:p>47</text:p>
          </table:table-cell>
          <table:table-cell ns41:value-type="float" table:style-name="ce40" office:value="50" office:value-type="float">
            <text:p>50</text:p>
          </table:table-cell>
          <table:table-cell ns41:value-type="float" table:style-name="ce40" office:value="47" office:value-type="float">
            <text:p>47</text:p>
          </table:table-cell>
          <table:table-cell ns41:value-type="float" table:style-name="ce63" office:value="97" office:value-type="float">
            <text:p>9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iefdadige gestichten dienstdoend personeel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ini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oodgieters en pompenmakers, brandspuit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9" office:value-type="float">
            <text:p>29</text:p>
          </table:table-cell>
          <table:table-cell table:style-name="ce40"/>
          <table:table-cell ns41:value-type="float" table:style-name="ce40" office:value="30" office:value-type="float">
            <text:p>30</text:p>
          </table:table-cell>
          <table:table-cell table:style-name="ce40"/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oodswezen en strandvonderij (personen behoorende to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63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oodwit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Lijm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gazijn- en pakhuis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kelaars en kargadoo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nden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81" office:value-type="float">
            <text:p>81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40" office:value="14" office:value-type="float">
            <text:p>14</text:p>
          </table:table-cell>
          <table:table-cell ns41:value-type="float" table:style-name="ce63" office:value="109" office:value-type="float">
            <text:p>10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nufakturen/*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nufakturen/* kooplied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5" office:value-type="float">
            <text:p>85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85" office:value-type="float">
            <text:p>85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63" office:value="106" office:value-type="float">
            <text:p>10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nufakturen/* werklied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riniers en zeelieden van en bov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riniers en zeelieden beneden den rang van 2den luitenant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at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ekrapbereiders en 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esters (keur-, markt-, waag-), afsl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40" office:value="21" office:value-type="float">
            <text:p>21</text:p>
          </table:table-cell>
          <table:table-cell table:style-name="ce40"/>
          <table:table-cell ns41:value-type="float" table:style-name="ce63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lk-, boter-, kaas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7" office:value-type="float">
            <text:p>137</text:p>
          </table:table-cell>
          <table:table-cell ns41:value-type="float" table:style-name="ce40" office:value="36" office:value-type="float">
            <text:p>36</text:p>
          </table:table-cell>
          <table:table-cell ns41:value-type="float" table:style-name="ce40" office:value="137" office:value-type="float">
            <text:p>137</text:p>
          </table:table-cell>
          <table:table-cell ns41:value-type="float" table:style-name="ce40" office:value="36" office:value-type="float">
            <text:p>36</text:p>
          </table:table-cell>
          <table:table-cell ns41:value-type="float" table:style-name="ce63" office:value="173" office:value-type="float">
            <text:p>17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ssenmakers en 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ters (kolen-, koorn-, hooi-, hout-, scheeps- enz.), wijnste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58" office:value-type="float">
            <text:p>158</text:p>
          </table:table-cell>
          <table:table-cell ns41:value-type="float" table:style-name="ce40" office:value="87" office:value-type="float">
            <text:p>87</text:p>
          </table:table-cell>
          <table:table-cell ns41:value-type="float" table:style-name="ce40" office:value="158" office:value-type="float">
            <text:p>158</text:p>
          </table:table-cell>
          <table:table-cell ns41:value-type="float" table:style-name="ce40" office:value="87" office:value-type="float">
            <text:p>87</text:p>
          </table:table-cell>
          <table:table-cell ns41:value-type="float" table:style-name="ce63" office:value="245" office:value-type="float">
            <text:p>24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ets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36" office:value-type="float">
            <text:p>136</text:p>
          </table:table-cell>
          <table:table-cell table:style-name="ce40"/>
          <table:table-cell ns41:value-type="float" table:style-name="ce40" office:value="138" office:value-type="float">
            <text:p>138</text:p>
          </table:table-cell>
          <table:table-cell table:style-name="ce40"/>
          <table:table-cell ns41:value-type="float" table:style-name="ce63" office:value="138" office:value-type="float">
            <text:p>1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odemaaksters</text:p>
          </table:table-cell>
          <table:table-cell table:style-name="Default"/>
          <table:table-cell table:style-name="ce85"/>
          <table:table-cell table:style-name="ce40" table:number-columns-repeated="4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42" office:value-type="float">
            <text:p>42</text:p>
          </table:table-cell>
          <table:table-cell table:style-name="ce40"/>
          <table:table-cell ns41:value-type="float" table:style-name="ce40" office:value="44" office:value-type="float">
            <text:p>44</text:p>
          </table:table-cell>
          <table:table-cell ns41:value-type="float" table:style-name="ce63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olenma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55" office:value-type="float">
            <text:p>55</text:p>
          </table:table-cell>
          <table:table-cell table:style-name="ce40"/>
          <table:table-cell ns41:value-type="float" table:style-name="ce40" office:value="62" office:value-type="float">
            <text:p>62</text:p>
          </table:table-cell>
          <table:table-cell table:style-name="ce40"/>
          <table:table-cell ns41:value-type="float" table:style-name="ce63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outmolen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uzijkinstrument-, orgel-, forte pianomakers, stemmers en 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27" office:value-type="float">
            <text:p>27</text:p>
          </table:table-cell>
          <table:table-cell table:style-name="ce40"/>
          <table:table-cell ns41:value-type="float" table:style-name="ce63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Mijn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8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50" office:value-type="float">
            <text:p>50</text:p>
          </table:table-cell>
          <table:table-cell table:style-name="ce40"/>
          <table:table-cell ns41:value-type="float" table:style-name="ce40" office:value="378" office:value-type="float">
            <text:p>37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1" office:value="3045" office:value-type="float">
            <text:p>3,04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1" office:value="3498" office:value-type="float">
            <text:p>3,498</text:p>
          </table:table-cell>
          <table:table-cell ns41:value-type="float" table:style-name="ce64" office:value="3500" office:value-type="float">
            <text:p>3,5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Nachtwer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Notaris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1" office:value-type="float">
            <text:p>61</text:p>
          </table:table-cell>
          <table:table-cell table:style-name="ce40"/>
          <table:table-cell ns41:value-type="float" table:style-name="ce40" office:value="61" office:value-type="float">
            <text:p>61</text:p>
          </table:table-cell>
          <table:table-cell table:style-name="ce40"/>
          <table:table-cell ns41:value-type="float" table:style-name="ce63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Notarissen (kandidaat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lieslagers en 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2" office:value-type="float">
            <text:p>102</text:p>
          </table:table-cell>
          <table:table-cell table:style-name="ce40"/>
          <table:table-cell ns41:value-type="float" table:style-name="ce40" office:value="102" office:value-type="float">
            <text:p>102</text:p>
          </table:table-cell>
          <table:table-cell table:style-name="ce40"/>
          <table:table-cell ns41:value-type="float" table:style-name="ce63" office:value="102" office:value-type="float">
            <text:p>10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mroepers, aanpl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nemers en direkteurs van begrafenis- en ziekenfondsen/?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nemers en direkteurs van naamlooze en verdere handel-maatschappij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nemers en direkteurs van verzekering- en brandwaarborgmaatschappijen/?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nemers en direkteurs van openbare werk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9" office:value-type="float">
            <text:p>19</text:p>
          </table:table-cell>
          <table:table-cell table:style-name="ce40"/>
          <table:table-cell ns41:value-type="float" table:style-name="ce40" office:value="581" office:value-type="float">
            <text:p>581</text:p>
          </table:table-cell>
          <table:table-cell ns41:value-type="float" table:style-name="ce40" office:value="79" office:value-type="float">
            <text:p>79</text:p>
          </table:table-cell>
          <table:table-cell ns41:value-type="float" table:style-name="ce40" office:value="601" office:value-type="float">
            <text:p>601</text:p>
          </table:table-cell>
          <table:table-cell ns41:value-type="float" table:style-name="ce40" office:value="79" office:value-type="float">
            <text:p>79</text:p>
          </table:table-cell>
          <table:table-cell ns41:value-type="float" table:style-name="ce63" office:value="680" office:value-type="float">
            <text:p>68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pzigters, conducteurs enz.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rgeldraaijers, straatmuzijkanten</text:p>
          </table:table-cell>
          <table:table-cell table:style-name="Default"/>
          <table:table-cell table:style-name="ce85"/>
          <table:table-cell ns41:value-type="float" table:style-name="ce40" office:value="1" office:value-type="float">
            <text:p>1</text:p>
          </table:table-cell>
          <table:table-cell table:style-name="ce40" table:number-columns-repeated="4"/>
          <table:table-cell ns41:value-type="float" table:style-name="ce40" office:value="4" office:value-type="float">
            <text:p>4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7" office:value-type="float">
            <text:p>7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Oudijzer-, oude kleederen-, beenen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office:value="2" table:style-name="ce40" table:number-columns-repeated="4" office:value-type="float">
            <text:p>2</text:p>
          </table:table-cell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arden- en veehouders en verkoopers, koemelk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86" office:value-type="float">
            <text:p>886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40" office:value="887" office:value-type="float">
            <text:p>887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63" office:value="985" office:value-type="float">
            <text:p>9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arden- en beestensnij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nnen-, potten-, pijpen-, steen- en tegelbak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51" office:value-type="float">
            <text:p>51</text:p>
          </table:table-cell>
          <table:table-cell table:style-name="ce40"/>
          <table:table-cell ns41:value-type="float" table:style-name="ce40" office:value="406" office:value-type="float">
            <text:p>406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40" office:value="472" office:value-type="float">
            <text:p>472</text:p>
          </table:table-cell>
          <table:table-cell ns41:value-type="float" table:style-name="ce40" office:value="5" office:value-type="float">
            <text:p>5</text:p>
          </table:table-cell>
          <table:table-cell ns41:value-type="float" table:style-name="ce63" office:value="477" office:value-type="float">
            <text:p>4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pier- en gekleurd papier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pier- en gekleurd papier- handelaa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pier- en gekleurd papier- werklied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arapluie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ennenberei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ik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ik- en teerst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laat- en steendrukkers, plaatsnij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leistergieters, boetseer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olitie (dir, commiss, agenten van), marech, veld- en boschw, nacht- en torenw, geregtsdienaars, cipiers en bew van gevangenissen, scherpregters enz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70" office:value-type="float">
            <text:p>270</text:p>
          </table:table-cell>
          <table:table-cell table:style-name="ce40"/>
          <table:table-cell ns41:value-type="float" table:style-name="ce40" office:value="270" office:value-type="float">
            <text:p>270</text:p>
          </table:table-cell>
          <table:table-cell table:style-name="ce40"/>
          <table:table-cell ns41:value-type="float" table:style-name="ce63" office:value="270" office:value-type="float">
            <text:p>2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rokur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63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ublieke vrouwen, publiekhuishou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Pijp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e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egterlijke magt (ambtenaren der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73" office:value-type="float">
            <text:p>73</text:p>
          </table:table-cell>
          <table:table-cell table:style-name="ce40"/>
          <table:table-cell ns41:value-type="float" table:style-name="ce40" office:value="73" office:value-type="float">
            <text:p>73</text:p>
          </table:table-cell>
          <table:table-cell table:style-name="ce40"/>
          <table:table-cell ns41:value-type="float" table:style-name="ce63" office:value="73" office:value-type="float">
            <text:p>7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enteniers, partikuli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8" office:value-type="float">
            <text:p>188</text:p>
          </table:table-cell>
          <table:table-cell ns41:value-type="float" table:style-name="ce40" office:value="212" office:value-type="float">
            <text:p>212</text:p>
          </table:table-cell>
          <table:table-cell ns41:value-type="float" table:style-name="ce40" office:value="188" office:value-type="float">
            <text:p>188</text:p>
          </table:table-cell>
          <table:table-cell ns41:value-type="float" table:style-name="ce40" office:value="212" office:value-type="float">
            <text:p>212</text:p>
          </table:table-cell>
          <table:table-cell ns41:value-type="float" table:style-name="ce63" office:value="400" office:value-type="float">
            <text:p>4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ent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ijtuig-, wagen-, koffer-, zadel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6" office:value-type="float">
            <text:p>36</text:p>
          </table:table-cell>
          <table:table-cell table:style-name="ce40"/>
          <table:table-cell ns41:value-type="float" table:style-name="ce40" office:value="434" office:value-type="float">
            <text:p>434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40" office:value="472" office:value-type="float">
            <text:p>472</text:p>
          </table:table-cell>
          <table:table-cell ns41:value-type="float" table:style-name="ce40" office:value="9" office:value-type="float">
            <text:p>9</text:p>
          </table:table-cell>
          <table:table-cell ns41:value-type="float" table:style-name="ce63" office:value="481" office:value-type="float">
            <text:p>48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Rijtuigschil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aarslij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63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at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8" office:value-type="float">
            <text:p>2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8" office:value-type="float">
            <text:p>2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29" office:value-type="float">
            <text:p>29</text:p>
          </table:table-cell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ep-, blok-, mast- en zeilmakers, rafactiemeesters, scheepsloopers, takelaa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7" office:value-type="float">
            <text:p>7</text:p>
          </table:table-cell>
          <table:table-cell table:style-name="ce40"/>
          <table:table-cell ns41:value-type="float" table:style-name="ce40" office:value="56" office:value-type="float">
            <text:p>56</text:p>
          </table:table-cell>
          <table:table-cell table:style-name="ce40"/>
          <table:table-cell ns41:value-type="float" table:style-name="ce40" office:value="636" office:value-type="float">
            <text:p>636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699" office:value-type="float">
            <text:p>699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705" office:value-type="float">
            <text:p>70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epsw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epzeilnaaldenma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ikundige voorwerpen en verfwaren (fabrijkanten en werklieden in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lpvisschers, schul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40" office:value="25" office:value-type="float">
            <text:p>25</text:p>
          </table:table-cell>
          <table:table-cell table:style-name="ce40"/>
          <table:table-cell ns41:value-type="float" table:style-name="ce63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ermmees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ilders (huis-), glazenmakers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52" office:value-type="float">
            <text:p>52</text:p>
          </table:table-cell>
          <table:table-cell table:style-name="ce40"/>
          <table:table-cell ns41:value-type="float" table:style-name="ce40" office:value="789" office:value-type="float">
            <text:p>789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843" office:value-type="float">
            <text:p>843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3" office:value="851" office:value-type="float">
            <text:p>851</text:p>
          </table:table-cell>
          <table:table-cell table:number-columns-repeated="1010"/>
        </table:table-row>
        <table:table-row table:style-name="ro10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85" office:value="9" office:value-type="float">
            <text:p>9</text:p>
          </table:table-cell>
          <table:table-cell table:style-name="ce40"/>
          <table:table-cell ns41:value-type="float" table:style-name="ce40" office:value="20" office:value-type="float">
            <text:p>20</text:p>
          </table:table-cell>
          <table:table-cell table:style-name="ce40"/>
          <table:table-cell ns41:value-type="float" table:style-name="ce40" office:value="168" office:value-type="float">
            <text:p>168</text:p>
          </table:table-cell>
          <table:table-cell table:style-name="ce40"/>
          <table:table-cell ns41:value-type="float" table:style-name="ce41" office:value="3475" office:value-type="float">
            <text:p>3,475</text:p>
          </table:table-cell>
          <table:table-cell ns41:value-type="float" table:style-name="ce40" office:value="81" office:value-type="float">
            <text:p>81</text:p>
          </table:table-cell>
          <table:table-cell ns41:value-type="float" table:style-name="ce41" office:value="3672" office:value-type="float">
            <text:p>3,672</text:p>
          </table:table-cell>
          <table:table-cell ns41:value-type="float" table:style-name="ce40" office:value="81" office:value-type="float">
            <text:p>81</text:p>
          </table:table-cell>
          <table:table-cell ns41:value-type="float" table:style-name="ce64" office:value="3753" office:value-type="float">
            <text:p>3,7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oenmakers en lappers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0" office:value="124" office:value-type="float">
            <text:p>124</text:p>
          </table:table-cell>
          <table:table-cell table:style-name="ce40"/>
          <table:table-cell ns41:value-type="float" table:style-name="ce41" office:value="1685" office:value-type="float">
            <text:p>1,685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41" office:value="1828" office:value-type="float">
            <text:p>1,828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64" office:value="1840" office:value-type="float">
            <text:p>1,8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oolleerlingen</text:p>
          </table:table-cell>
          <table:table-cell table:style-name="Default"/>
          <table:table-cell ns41:value-type="float" table:style-name="ce33" office:value="8864" office:value-type="float">
            <text:p>8,864</text:p>
          </table:table-cell>
          <table:table-cell ns41:value-type="float" table:style-name="ce41" office:value="7781" office:value-type="float">
            <text:p>7,781</text:p>
          </table:table-cell>
          <table:table-cell ns41:value-type="float" table:style-name="ce41" office:value="3188" office:value-type="float">
            <text:p>3,188</text:p>
          </table:table-cell>
          <table:table-cell ns41:value-type="float" table:style-name="ce41" office:value="2779" office:value-type="float">
            <text:p>2,779</text:p>
          </table:table-cell>
          <table:table-cell ns41:value-type="float" table:style-name="ce41" office:value="2495" office:value-type="float">
            <text:p>2,495</text:p>
          </table:table-cell>
          <table:table-cell ns41:value-type="float" table:style-name="ce41" office:value="1781" office:value-type="float">
            <text:p>1,781</text:p>
          </table:table-cell>
          <table:table-cell ns41:value-type="float" table:style-name="ce40" office:value="190" office:value-type="float">
            <text:p>190</text:p>
          </table:table-cell>
          <table:table-cell ns41:value-type="float" table:style-name="ce40" office:value="160" office:value-type="float">
            <text:p>160</text:p>
          </table:table-cell>
          <table:table-cell ns41:value-type="float" table:style-name="ce41" office:value="14737" office:value-type="float">
            <text:p>14,737</text:p>
          </table:table-cell>
          <table:table-cell ns41:value-type="float" table:style-name="ce41" office:value="12501" office:value-type="float">
            <text:p>12,501</text:p>
          </table:table-cell>
          <table:table-cell ns41:value-type="float" table:style-name="ce64" office:value="27238" office:value-type="float">
            <text:p>27,2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choorsteenveg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lijpers (diamant-, glas-, marmer-, metaal- enz.)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40" office:value="94" office:value-type="float">
            <text:p>94</text:p>
          </table:table-cell>
          <table:table-cell table:style-name="ce40"/>
          <table:table-cell ns41:value-type="float" table:style-name="ce63" office:value="94" office:value-type="float">
            <text:p>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meden grof-</text:p>
          </table:table-cell>
          <table:table-cell table:style-name="Default"/>
          <table:table-cell table:style-name="ce85"/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26" office:value-type="float">
            <text:p>26</text:p>
          </table:table-cell>
          <table:table-cell table:style-name="ce40"/>
          <table:table-cell ns41:value-type="float" table:style-name="ce40" office:value="413" office:value-type="float">
            <text:p>413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40" office:value="442" office:value-type="float">
            <text:p>442</text:p>
          </table:table-cell>
          <table:table-cell ns41:value-type="float" table:style-name="ce40" office:value="21" office:value-type="float">
            <text:p>21</text:p>
          </table:table-cell>
          <table:table-cell ns41:value-type="float" table:style-name="ce63" office:value="463" office:value-type="float">
            <text:p>4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meden hoef-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9" office:value-type="float">
            <text:p>39</text:p>
          </table:table-cell>
          <table:table-cell table:style-name="ce40"/>
          <table:table-cell ns41:value-type="float" table:style-name="ce40" office:value="40" office:value-type="float">
            <text:p>40</text:p>
          </table:table-cell>
          <table:table-cell table:style-name="ce40"/>
          <table:table-cell ns41:value-type="float" table:style-name="ce63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meden kagchel- en andere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52" office:value-type="float">
            <text:p>52</text:p>
          </table:table-cell>
          <table:table-cell table:style-name="ce40"/>
          <table:table-cell ns41:value-type="float" table:style-name="ce40" office:value="288" office:value-type="float">
            <text:p>288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47" office:value-type="float">
            <text:p>347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349" office:value-type="float">
            <text:p>3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olliciteu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peldenfabrijkanten en werklied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piegel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40" office:value="6" office:value-type="float">
            <text:p>6</text:p>
          </table:table-cell>
          <table:table-cell table:style-name="ce40"/>
          <table:table-cell ns41:value-type="float" table:style-name="ce63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pinners, spoelders, wevers</text:p>
          </table:table-cell>
          <table:table-cell table:style-name="Default"/>
          <table:table-cell ns41:value-type="float" table:style-name="ce85" office:value="8" office:value-type="float">
            <text:p>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4" office:value-type="float">
            <text:p>14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40" office:value="43" office:value-type="float">
            <text:p>43</text:p>
          </table:table-cell>
          <table:table-cell ns41:value-type="float" table:style-name="ce40" office:value="485" office:value-type="float">
            <text:p>485</text:p>
          </table:table-cell>
          <table:table-cell ns41:value-type="float" table:style-name="ce40" office:value="279" office:value-type="float">
            <text:p>279</text:p>
          </table:table-cell>
          <table:table-cell ns41:value-type="float" table:style-name="ce40" office:value="562" office:value-type="float">
            <text:p>562</text:p>
          </table:table-cell>
          <table:table-cell ns41:value-type="float" table:style-name="ce40" office:value="336" office:value-type="float">
            <text:p>336</text:p>
          </table:table-cell>
          <table:table-cell ns41:value-type="float" table:style-name="ce63" office:value="898" office:value-type="float">
            <text:p>89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poorweg- en stoombootbeamb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pijker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alhouders, rijtuigverhuu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eenhouw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table:style-name="ce40"/>
          <table:table-cell ns41:value-type="float" table:style-name="ce63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eenkolen, hout- en turf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elzied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oelen-bekleeders, draaijers, ma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60" office:value-type="float">
            <text:p>60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67" office:value-type="float">
            <text:p>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offenverwers, glanz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78" office:value-type="float">
            <text:p>7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82" office:value-type="float">
            <text:p>82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86" office:value-type="float">
            <text:p>8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raa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7" office:value-type="float">
            <text:p>47</text:p>
          </table:table-cell>
          <table:table-cell table:style-name="ce40"/>
          <table:table-cell ns41:value-type="float" table:style-name="ce40" office:value="47" office:value-type="float">
            <text:p>47</text:p>
          </table:table-cell>
          <table:table-cell table:style-name="ce40"/>
          <table:table-cell ns41:value-type="float" table:style-name="ce63" office:value="47" office:value-type="float">
            <text:p>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udenten aan hooge scholen, athenaca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4" office:value-type="float">
            <text:p>14</text:p>
          </table:table-cell>
          <table:table-cell table:style-name="ce40"/>
          <table:table-cell ns41:value-type="float" table:style-name="ce40" office:value="15" office:value-type="float">
            <text:p>15</text:p>
          </table:table-cell>
          <table:table-cell table:style-name="ce40"/>
          <table:table-cell ns41:value-type="float" table:style-name="ce63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udenten aan academien, clinische schol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udenten aan seminari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ukadoors, wit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tijfselfabrijkanten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uiker- en pastij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Suikerraffinadeu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almeesters, translateu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bak- en sigaren- 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bak- en sigaren- kerv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6" office:value-type="float">
            <text:p>16</text:p>
          </table:table-cell>
          <table:table-cell table:style-name="ce40"/>
          <table:table-cell ns41:value-type="float" table:style-name="ce40" office:value="102" office:value-type="float">
            <text:p>102</text:p>
          </table:table-cell>
          <table:table-cell table:style-name="ce40"/>
          <table:table-cell ns41:value-type="float" table:style-name="ce40" office:value="118" office:value-type="float">
            <text:p>118</text:p>
          </table:table-cell>
          <table:table-cell table:style-name="ce40"/>
          <table:table-cell ns41:value-type="float" table:style-name="ce63" office:value="118" office:value-type="float">
            <text:p>1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bak- en sigaren- plan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bak- en sigaren-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apijtfabrijkant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immerlieden, kisten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9" office:value-type="float">
            <text:p>9</text:p>
          </table:table-cell>
          <table:table-cell table:style-name="ce40"/>
          <table:table-cell ns41:value-type="float" table:style-name="ce40" office:value="152" office:value-type="float">
            <text:p>152</text:p>
          </table:table-cell>
          <table:table-cell table:style-name="ce40"/>
          <table:table-cell ns41:value-type="float" table:style-name="ce41" office:value="2862" office:value-type="float">
            <text:p>2,862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41" office:value="3024" office:value-type="float">
            <text:p>3,024</text:p>
          </table:table-cell>
          <table:table-cell ns41:value-type="float" table:style-name="ce40" office:value="8" office:value-type="float">
            <text:p>8</text:p>
          </table:table-cell>
          <table:table-cell ns41:value-type="float" table:style-name="ce64" office:value="3032" office:value-type="float">
            <text:p>3,0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innegie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1" office:value-type="float">
            <text:p>11</text:p>
          </table:table-cell>
          <table:table-cell table:style-name="ce40"/>
          <table:table-cell ns41:value-type="float" table:style-name="ce63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ol- en pontgaarders, brug- en sluiswacht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87" office:value-type="float">
            <text:p>87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88" office:value-type="float">
            <text:p>88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ouwslagers, baanwerkers</text:p>
          </table:table-cell>
          <table:table-cell table:style-name="Default"/>
          <table:table-cell ns41:value-type="float" table:style-name="ce85" office:value="3" office:value-type="float">
            <text:p>3</text:p>
          </table:table-cell>
          <table:table-cell table:style-name="ce40"/>
          <table:table-cell ns41:value-type="float" table:style-name="ce40" office:value="8" office:value-type="float">
            <text:p>8</text:p>
          </table:table-cell>
          <table:table-cell table:style-name="ce40"/>
          <table:table-cell ns41:value-type="float" table:style-name="ce40" office:value="37" office:value-type="float">
            <text:p>37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69" office:value-type="float">
            <text:p>169</text:p>
          </table:table-cell>
          <table:table-cell ns41:value-type="float" table:style-name="ce40" office:value="18" office:value-type="float">
            <text:p>18</text:p>
          </table:table-cell>
          <table:table-cell ns41:value-type="float" table:style-name="ce40" office:value="217" office:value-type="float">
            <text:p>217</text:p>
          </table:table-cell>
          <table:table-cell ns41:value-type="float" table:style-name="ce40" office:value="19" office:value-type="float">
            <text:p>19</text:p>
          </table:table-cell>
          <table:table-cell ns41:value-type="float" table:style-name="ce63" office:value="236" office:value-type="float">
            <text:p>2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raanstok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Turf, koorn- en kolendrag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86" office:value-type="float">
            <text:p>186</text:p>
          </table:table-cell>
          <table:table-cell table:style-name="ce40"/>
          <table:table-cell ns41:value-type="float" table:style-name="ce40" office:value="186" office:value-type="float">
            <text:p>186</text:p>
          </table:table-cell>
          <table:table-cell table:style-name="ce40"/>
          <table:table-cell ns41:value-type="float" table:style-name="ce63" office:value="186" office:value-type="float">
            <text:p>18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Uitdragers, uitventers, leur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office:value="2" table:style-name="ce40" table:number-columns-repeated="2" office:value-type="float">
            <text:p>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28" office:value-type="float">
            <text:p>28</text:p>
          </table:table-cell>
          <table:table-cell ns41:value-type="float" table:style-name="ce63" office:value="88" office:value-type="float">
            <text:p>8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Uurwerkmakers</text:p>
          </table:table-cell>
          <table:table-cell table:style-name="Default"/>
          <table:table-cell ns41:value-type="float" table:style-name="ce85" office:value="1" office:value-type="float">
            <text:p>1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13" office:value-type="float">
            <text:p>213</text:p>
          </table:table-cell>
          <table:table-cell table:style-name="ce40"/>
          <table:table-cell ns41:value-type="float" table:style-name="ce40" office:value="240" office:value-type="float">
            <text:p>240</text:p>
          </table:table-cell>
          <table:table-cell table:style-name="ce40"/>
          <table:table-cell ns41:value-type="float" table:style-name="ce63" office:value="240" office:value-type="float">
            <text:p>2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eearts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63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eenlieden, turfboeren</text:p>
          </table:table-cell>
          <table:table-cell table:style-name="Default"/>
          <table:table-cell ns41:value-type="float" table:style-name="ce85" office:value="2" office:value-type="float">
            <text:p>2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26" office:value-type="float">
            <text:p>26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508" office:value-type="float">
            <text:p>508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41" office:value-type="float">
            <text:p>541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63" office:value="603" office:value-type="float">
            <text:p>6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endu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ergulders, lijsten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40" office:value="4" office:value-type="float">
            <text:p>4</text:p>
          </table:table-cell>
          <table:table-cell table:style-name="ce40"/>
          <table:table-cell ns41:value-type="float" table:style-name="ce63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ill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ischdroogers en roo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ischverkoo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0" office:value-type="float">
            <text:p>20</text:p>
          </table:table-cell>
          <table:table-cell ns41:value-type="float" table:style-name="ce63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issch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31" office:value-type="float">
            <text:p>31</text:p>
          </table:table-cell>
          <table:table-cell table:style-name="ce40"/>
          <table:table-cell ns41:value-type="float" table:style-name="ce40" office:value="627" office:value-type="float">
            <text:p>627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658" office:value-type="float">
            <text:p>658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664" office:value-type="float">
            <text:p>6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leeschhouwers, spekslagers, poeli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4" office:value-type="float">
            <text:p>24</text:p>
          </table:table-cell>
          <table:table-cell table:style-name="ce40"/>
          <table:table-cell ns41:value-type="float" table:style-name="ce40" office:value="637" office:value-type="float">
            <text:p>637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661" office:value-type="float">
            <text:p>661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63" office:value="671" office:value-type="float">
            <text:p>6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oddenra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oerlieden, koetsiers, loopers, postknechten en sleep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40" office:value="291" office:value-type="float">
            <text:p>291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40" office:value="296" office:value-type="float">
            <text:p>296</text:p>
          </table:table-cell>
          <table:table-cell ns41:value-type="float" table:style-name="ce40" office:value="4" office:value-type="float">
            <text:p>4</text:p>
          </table:table-cell>
          <table:table-cell ns41:value-type="float" table:style-name="ce63" office:value="300" office:value-type="float">
            <text:p>3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ogelverkoopers, koolboer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40" office:value="12" office:value-type="float">
            <text:p>12</text:p>
          </table:table-cell>
          <table:table-cell table:style-name="ce40"/>
          <table:table-cell ns41:value-type="float" table:style-name="ce63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afel- en poffertjesba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63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atermolenaa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40" office:value="17" office:value-type="float">
            <text:p>17</text:p>
          </table:table-cell>
          <table:table-cell table:style-name="ce40"/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aterverkoop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ek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63" office:value="3" office:value-type="float">
            <text:p>3</text:p>
          </table:table-cell>
          <table:table-cell table:number-columns-repeated="1010"/>
        </table:table-row>
        <table:table-row table:style-name="ro6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erktuigkundigen en makers, balans- en brandspuitmak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63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ierspinn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Wijnhandelaa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8" office:value-type="float">
            <text:p>28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29" office:value-type="float">
            <text:p>29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IJkmeest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40" office:value="13" office:value-type="float">
            <text:p>13</text:p>
          </table:table-cell>
          <table:table-cell table:style-name="ce40"/>
          <table:table-cell ns41:value-type="float" table:style-name="ce63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IJzer- en koperdraaij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IJzergiet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aad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aakwaarnemers, commissionnai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87" office:value-type="float">
            <text:p>87</text:p>
          </table:table-cell>
          <table:table-cell table:style-name="ce40"/>
          <table:table-cell ns41:value-type="float" table:style-name="ce40" office:value="87" office:value-type="float">
            <text:p>87</text:p>
          </table:table-cell>
          <table:table-cell table:style-name="ce40"/>
          <table:table-cell ns41:value-type="float" table:style-name="ce63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akkenmakers en verhuur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andverkoopers</text:p>
          </table:table-cell>
          <table:table-cell table:style-name="Default"/>
          <table:table-cell table:style-name="ce85"/>
          <table:table-cell table:style-name="ce40" table:number-columns-repeated="6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1" office:value-type="float">
            <text:p>1</text:p>
          </table:table-cell>
          <table:table-cell ns41:value-type="float" table:style-name="ce63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eepzieders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22" office:value-type="float">
            <text:p>22</text:p>
          </table:table-cell>
          <table:table-cell table:style-name="ce40"/>
          <table:table-cell ns41:value-type="float" table:style-name="ce40" office:value="23" office:value-type="float">
            <text:p>23</text:p>
          </table:table-cell>
          <table:table-cell table:style-name="ce40"/>
          <table:table-cell ns41:value-type="float" table:style-name="ce63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eevaartscholen onderwijz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eevaartscholen leerlingen</text:p>
          </table:table-cell>
          <table:table-cell table:style-name="Default"/>
          <table:table-cell table:style-name="ce85"/>
          <table:table-cell table:style-name="ce40" table:number-columns-repeated="3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3" office:value-type="float">
            <text:p>3</text:p>
          </table:table-cell>
          <table:table-cell table:style-name="ce40"/>
          <table:table-cell ns41:value-type="float" table:style-name="ce40" office:value="5" office:value-type="float">
            <text:p>5</text:p>
          </table:table-cell>
          <table:table-cell table:style-name="ce40"/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iekenoppass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outzied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16" office:value-type="float">
            <text:p>1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40" office:value="16" office:value-type="float">
            <text:p>16</text:p>
          </table:table-cell>
          <table:table-cell ns41:value-type="float" table:style-name="ce40" office:value="1" office:value-type="float">
            <text:p>1</text:p>
          </table:table-cell>
          <table:table-cell ns41:value-type="float" table:style-name="ce63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waardvegers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wavelstokkenmakers en verkoopers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table:style-name="ce40"/>
          <table:table-cell ns41:value-type="float" table:style-name="ce63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ijdeteelt (personen behoorende tot de)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Verschillende beroepen</text:p>
          </table:table-cell>
          <table:table-cell table:style-name="Default"/>
          <table:table-cell table:style-name="ce85"/>
          <table:table-cell table:style-name="ce40" table:number-columns-repeated="5"/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3" office:value-type="float">
            <text:p>3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63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Zonder beroep</text:p>
          </table:table-cell>
          <table:table-cell table:style-name="Default"/>
          <table:table-cell ns41:value-type="float" table:style-name="ce33" office:value="20910" office:value-type="float">
            <text:p>20,910</text:p>
          </table:table-cell>
          <table:table-cell ns41:value-type="float" table:style-name="ce41" office:value="21269" office:value-type="float">
            <text:p>21,269</text:p>
          </table:table-cell>
          <table:table-cell ns41:value-type="float" table:style-name="ce41" office:value="2289" office:value-type="float">
            <text:p>2,289</text:p>
          </table:table-cell>
          <table:table-cell ns41:value-type="float" table:style-name="ce41" office:value="2762" office:value-type="float">
            <text:p>2,762</text:p>
          </table:table-cell>
          <table:table-cell ns41:value-type="float" table:style-name="ce41" office:value="5166" office:value-type="float">
            <text:p>5,166</text:p>
          </table:table-cell>
          <table:table-cell ns41:value-type="float" table:style-name="ce41" office:value="7009" office:value-type="float">
            <text:p>7,009</text:p>
          </table:table-cell>
          <table:table-cell ns41:value-type="float" table:style-name="ce41" office:value="8693" office:value-type="float">
            <text:p>8,693</text:p>
          </table:table-cell>
          <table:table-cell ns41:value-type="float" table:style-name="ce41" office:value="54845" office:value-type="float">
            <text:p>54,845</text:p>
          </table:table-cell>
          <table:table-cell ns41:value-type="float" table:style-name="ce41" office:value="37058" office:value-type="float">
            <text:p>37,058</text:p>
          </table:table-cell>
          <table:table-cell ns41:value-type="float" table:style-name="ce41" office:value="85885" office:value-type="float">
            <text:p>85,885</text:p>
          </table:table-cell>
          <table:table-cell ns41:value-type="float" table:style-name="ce64" office:value="122943" office:value-type="float">
            <text:p>122,9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 (VERVOLG).</text:p>
          </table:table-cell>
          <table:table-cell ns41:value-type="string" table:style-name="ce18" office:value-type="string">
            <text:p>Beroep onbekend</text:p>
          </table:table-cell>
          <table:table-cell table:style-name="Default"/>
          <table:table-cell table:style-name="ce85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">
          <table:table-cell ns41:value-type="string" table:style-name="ce9" office:value-type="string">
            <text:p>DE STEDEN EN HET PLATTE LAND VEREENIGD (VERVOLG).</text:p>
          </table:table-cell>
          <table:table-cell ns41:value-type="string" table:style-name="ce19" office:value-type="string">
            <text:p>TOTAAL</text:p>
          </table:table-cell>
          <table:table-cell table:style-name="Default"/>
          <table:table-cell ns41:value-type="float" table:style-name="ce34" office:value="29965" office:value-type="float">
            <text:p>29,965</text:p>
          </table:table-cell>
          <table:table-cell ns41:value-type="float" table:style-name="ce42" office:value="29217" office:value-type="float">
            <text:p>29,217</text:p>
          </table:table-cell>
          <table:table-cell ns41:value-type="float" table:style-name="ce42" office:value="5790" office:value-type="float">
            <text:p>5,790</text:p>
          </table:table-cell>
          <table:table-cell ns41:value-type="float" table:style-name="ce42" office:value="5742" office:value-type="float">
            <text:p>5,742</text:p>
          </table:table-cell>
          <table:table-cell ns41:value-type="float" table:style-name="ce42" office:value="10917" office:value-type="float">
            <text:p>10,917</text:p>
          </table:table-cell>
          <table:table-cell ns41:value-type="float" table:style-name="ce42" office:value="10551" office:value-type="float">
            <text:p>10,551</text:p>
          </table:table-cell>
          <table:table-cell ns41:value-type="float" table:style-name="ce42" office:value="75140" office:value-type="float">
            <text:p>75,140</text:p>
          </table:table-cell>
          <table:table-cell ns41:value-type="float" table:style-name="ce42" office:value="80038" office:value-type="float">
            <text:p>80,038</text:p>
          </table:table-cell>
          <table:table-cell ns41:value-type="float" table:style-name="ce42" office:value="121812" office:value-type="float">
            <text:p>121,812</text:p>
          </table:table-cell>
          <table:table-cell ns41:value-type="float" table:style-name="ce42" office:value="125548" office:value-type="float">
            <text:p>125,548</text:p>
          </table:table-cell>
          <table:table-cell ns41:value-type="float" table:style-name="ce65" office:value="247360" office:value-type="float">
            <text:p>247,36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10" office:value-type="string">
            <text:p>1. De knechts en leerlingen zijn onder de beroepen begrepen.</text:p>
          </table:table-cell>
          <table:table-cell table:style-name="ce21"/>
          <table:table-cell table:style-name="ce27" table:number-columns-repeated="11"/>
          <table:table-cell table:style-name="ce66"/>
          <table:table-cell table:number-columns-repeated="1010"/>
        </table:table-row>
        <table:table-row table:style-name="ro5" table:number-rows-repeated="1047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6" table:default-cell-style-name="Default" table:number-columns-repeated="1021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number-columns-repeated="1021"/>
        </table:table-row>
        <table:table-row table:style-name="ro5">
          <table:table-cell table:style-name="ce81" table:number-columns-repeated="3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ns41:value-type="float" table:style-name="ce82" office:value="4598" office:value-type="float">
            <text:p>45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1" office:value-type="float">
            <text:p>380173004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599" office:value-type="float">
            <text:p>45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2" office:value-type="float">
            <text:p>380173004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0" office:value-type="float">
            <text:p>46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3" office:value-type="float">
            <text:p>380173004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1" office:value-type="float">
            <text:p>46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4" office:value-type="float">
            <text:p>380173004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2" office:value-type="float">
            <text:p>46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5" office:value-type="float">
            <text:p>380173004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3" office:value-type="float">
            <text:p>46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6" office:value-type="float">
            <text:p>380173004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4" office:value-type="float">
            <text:p>46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7" office:value-type="float">
            <text:p>380173004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5" office:value-type="float">
            <text:p>46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8" office:value-type="float">
            <text:p>380173004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6" office:value-type="float">
            <text:p>46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09" office:value-type="float">
            <text:p>380173004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7" office:value-type="float">
            <text:p>46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0" office:value-type="float">
            <text:p>380173004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8" office:value-type="float">
            <text:p>46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1" office:value-type="float">
            <text:p>380173004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09" office:value-type="float">
            <text:p>46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2" office:value-type="float">
            <text:p>380173004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0" office:value-type="float">
            <text:p>46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3" office:value-type="float">
            <text:p>380173004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1" office:value-type="float">
            <text:p>46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4" office:value-type="float">
            <text:p>380173004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2" office:value-type="float">
            <text:p>46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5" office:value-type="float">
            <text:p>380173004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3" office:value-type="float">
            <text:p>46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6" office:value-type="float">
            <text:p>380173004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4" office:value-type="float">
            <text:p>46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7" office:value-type="float">
            <text:p>380173004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5" office:value-type="float">
            <text:p>46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8" office:value-type="float">
            <text:p>380173004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6" office:value-type="float">
            <text:p>46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19" office:value-type="float">
            <text:p>380173004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7" office:value-type="float">
            <text:p>46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0" office:value-type="float">
            <text:p>380173004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8" office:value-type="float">
            <text:p>46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1" office:value-type="float">
            <text:p>380173004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19" office:value-type="float">
            <text:p>46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2" office:value-type="float">
            <text:p>380173004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0" office:value-type="float">
            <text:p>46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3" office:value-type="float">
            <text:p>380173004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1" office:value-type="float">
            <text:p>46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4" office:value-type="float">
            <text:p>380173004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2" office:value-type="float">
            <text:p>46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5" office:value-type="float">
            <text:p>380173004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3" office:value-type="float">
            <text:p>46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6" office:value-type="float">
            <text:p>380173004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4" office:value-type="float">
            <text:p>46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7" office:value-type="float">
            <text:p>380173004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5" office:value-type="float">
            <text:p>46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8" office:value-type="float">
            <text:p>380173004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6" office:value-type="float">
            <text:p>46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29" office:value-type="float">
            <text:p>380173004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7" office:value-type="float">
            <text:p>46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0" office:value-type="float">
            <text:p>380173004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8" office:value-type="float">
            <text:p>46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1" office:value-type="float">
            <text:p>380173004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29" office:value-type="float">
            <text:p>46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2" office:value-type="float">
            <text:p>380173004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0" office:value-type="float">
            <text:p>46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3" office:value-type="float">
            <text:p>380173004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1" office:value-type="float">
            <text:p>46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4" office:value-type="float">
            <text:p>380173004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2" office:value-type="float">
            <text:p>46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5" office:value-type="float">
            <text:p>380173004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3" office:value-type="float">
            <text:p>46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6" office:value-type="float">
            <text:p>380173004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4" office:value-type="float">
            <text:p>46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7" office:value-type="float">
            <text:p>380173004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5" office:value-type="float">
            <text:p>46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8" office:value-type="float">
            <text:p>380173004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6" office:value-type="float">
            <text:p>46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39" office:value-type="float">
            <text:p>380173004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7" office:value-type="float">
            <text:p>46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0" office:value-type="float">
            <text:p>380173004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8" office:value-type="float">
            <text:p>46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1" office:value-type="float">
            <text:p>380173004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39" office:value-type="float">
            <text:p>46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2" office:value-type="float">
            <text:p>380173004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0" office:value-type="float">
            <text:p>46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3" office:value-type="float">
            <text:p>380173004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1" office:value-type="float">
            <text:p>46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4" office:value-type="float">
            <text:p>380173004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2" office:value-type="float">
            <text:p>46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5" office:value-type="float">
            <text:p>380173004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3" office:value-type="float">
            <text:p>46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6" office:value-type="float">
            <text:p>380173004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4" office:value-type="float">
            <text:p>46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7" office:value-type="float">
            <text:p>380173004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5" office:value-type="float">
            <text:p>46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8" office:value-type="float">
            <text:p>380173004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6" office:value-type="float">
            <text:p>46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49" office:value-type="float">
            <text:p>3801730044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7" office:value-type="float">
            <text:p>46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50" office:value-type="float">
            <text:p>380173004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8" office:value-type="float">
            <text:p>46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51" office:value-type="float">
            <text:p>380173004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49" office:value-type="float">
            <text:p>46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52" office:value-type="float">
            <text:p>380173004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0" office:value-type="float">
            <text:p>46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401053" office:value-type="float">
            <text:p>3801730044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1" office:value-type="float">
            <text:p>46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1" office:value-type="float">
            <text:p>3801730045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2" office:value-type="float">
            <text:p>46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2" office:value-type="float">
            <text:p>380173004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3" office:value-type="float">
            <text:p>46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3" office:value-type="float">
            <text:p>380173004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4" office:value-type="float">
            <text:p>46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4" office:value-type="float">
            <text:p>380173004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5" office:value-type="float">
            <text:p>46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5" office:value-type="float">
            <text:p>380173004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6" office:value-type="float">
            <text:p>46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6" office:value-type="float">
            <text:p>380173004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7" office:value-type="float">
            <text:p>46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7" office:value-type="float">
            <text:p>380173004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8" office:value-type="float">
            <text:p>46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8" office:value-type="float">
            <text:p>380173004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59" office:value-type="float">
            <text:p>46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09" office:value-type="float">
            <text:p>380173004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0" office:value-type="float">
            <text:p>46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0" office:value-type="float">
            <text:p>380173004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1" office:value-type="float">
            <text:p>46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1" office:value-type="float">
            <text:p>380173004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2" office:value-type="float">
            <text:p>46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2" office:value-type="float">
            <text:p>380173004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3" office:value-type="float">
            <text:p>46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3" office:value-type="float">
            <text:p>380173004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4" office:value-type="float">
            <text:p>46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4" office:value-type="float">
            <text:p>380173004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5" office:value-type="float">
            <text:p>46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5" office:value-type="float">
            <text:p>380173004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6" office:value-type="float">
            <text:p>46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6" office:value-type="float">
            <text:p>380173004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7" office:value-type="float">
            <text:p>46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7" office:value-type="float">
            <text:p>380173004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8" office:value-type="float">
            <text:p>46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8" office:value-type="float">
            <text:p>380173004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69" office:value-type="float">
            <text:p>46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19" office:value-type="float">
            <text:p>380173004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0" office:value-type="float">
            <text:p>46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0" office:value-type="float">
            <text:p>380173004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1" office:value-type="float">
            <text:p>46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1" office:value-type="float">
            <text:p>380173004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2" office:value-type="float">
            <text:p>46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2" office:value-type="float">
            <text:p>380173004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3" office:value-type="float">
            <text:p>46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3" office:value-type="float">
            <text:p>380173004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4" office:value-type="float">
            <text:p>46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4" office:value-type="float">
            <text:p>3801730045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5" office:value-type="float">
            <text:p>46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5" office:value-type="float">
            <text:p>380173004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6" office:value-type="float">
            <text:p>46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6" office:value-type="float">
            <text:p>3801730045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7" office:value-type="float">
            <text:p>46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7" office:value-type="float">
            <text:p>380173004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8" office:value-type="float">
            <text:p>46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8" office:value-type="float">
            <text:p>380173004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79" office:value-type="float">
            <text:p>46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29" office:value-type="float">
            <text:p>380173004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0" office:value-type="float">
            <text:p>46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0" office:value-type="float">
            <text:p>380173004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1" office:value-type="float">
            <text:p>46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1" office:value-type="float">
            <text:p>380173004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2" office:value-type="float">
            <text:p>46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2" office:value-type="float">
            <text:p>380173004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3" office:value-type="float">
            <text:p>46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3" office:value-type="float">
            <text:p>380173004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4" office:value-type="float">
            <text:p>46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4" office:value-type="float">
            <text:p>380173004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5" office:value-type="float">
            <text:p>46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5" office:value-type="float">
            <text:p>380173004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6" office:value-type="float">
            <text:p>46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6" office:value-type="float">
            <text:p>380173004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7" office:value-type="float">
            <text:p>46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7" office:value-type="float">
            <text:p>380173004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8" office:value-type="float">
            <text:p>46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8" office:value-type="float">
            <text:p>380173004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89" office:value-type="float">
            <text:p>46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39" office:value-type="float">
            <text:p>3801730045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0" office:value-type="float">
            <text:p>46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0" office:value-type="float">
            <text:p>3801730045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1" office:value-type="float">
            <text:p>46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1" office:value-type="float">
            <text:p>3801730045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2" office:value-type="float">
            <text:p>46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2" office:value-type="float">
            <text:p>3801730045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3" office:value-type="float">
            <text:p>46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3" office:value-type="float">
            <text:p>3801730045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4" office:value-type="float">
            <text:p>46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4" office:value-type="float">
            <text:p>3801730045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5" office:value-type="float">
            <text:p>46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5" office:value-type="float">
            <text:p>3801730045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6" office:value-type="float">
            <text:p>46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6" office:value-type="float">
            <text:p>3801730045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7" office:value-type="float">
            <text:p>46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7" office:value-type="float">
            <text:p>3801730045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8" office:value-type="float">
            <text:p>46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8" office:value-type="float">
            <text:p>3801730045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699" office:value-type="float">
            <text:p>46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49" office:value-type="float">
            <text:p>3801730045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0" office:value-type="float">
            <text:p>47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50" office:value-type="float">
            <text:p>3801730045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1" office:value-type="float">
            <text:p>47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3004501051" office:value-type="float">
            <text:p>3801730045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2" office:value-type="float">
            <text:p>47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1" office:value-type="float">
            <text:p>380174004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3" office:value-type="float">
            <text:p>47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2" office:value-type="float">
            <text:p>380174004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4" office:value-type="float">
            <text:p>47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3" office:value-type="float">
            <text:p>380174004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5" office:value-type="float">
            <text:p>47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4" office:value-type="float">
            <text:p>380174004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6" office:value-type="float">
            <text:p>47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5" office:value-type="float">
            <text:p>380174004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7" office:value-type="float">
            <text:p>47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6" office:value-type="float">
            <text:p>380174004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8" office:value-type="float">
            <text:p>47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7" office:value-type="float">
            <text:p>380174004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09" office:value-type="float">
            <text:p>47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8" office:value-type="float">
            <text:p>380174004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0" office:value-type="float">
            <text:p>47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09" office:value-type="float">
            <text:p>380174004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1" office:value-type="float">
            <text:p>47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0" office:value-type="float">
            <text:p>380174004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2" office:value-type="float">
            <text:p>47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1" office:value-type="float">
            <text:p>380174004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3" office:value-type="float">
            <text:p>47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2" office:value-type="float">
            <text:p>380174004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4" office:value-type="float">
            <text:p>47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3" office:value-type="float">
            <text:p>380174004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5" office:value-type="float">
            <text:p>47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4" office:value-type="float">
            <text:p>380174004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6" office:value-type="float">
            <text:p>47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5" office:value-type="float">
            <text:p>380174004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7" office:value-type="float">
            <text:p>47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6" office:value-type="float">
            <text:p>380174004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8" office:value-type="float">
            <text:p>47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7" office:value-type="float">
            <text:p>380174004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19" office:value-type="float">
            <text:p>47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8" office:value-type="float">
            <text:p>380174004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0" office:value-type="float">
            <text:p>47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19" office:value-type="float">
            <text:p>380174004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1" office:value-type="float">
            <text:p>47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0" office:value-type="float">
            <text:p>380174004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2" office:value-type="float">
            <text:p>47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1" office:value-type="float">
            <text:p>380174004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3" office:value-type="float">
            <text:p>47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2" office:value-type="float">
            <text:p>380174004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4" office:value-type="float">
            <text:p>47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3" office:value-type="float">
            <text:p>380174004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5" office:value-type="float">
            <text:p>47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4" office:value-type="float">
            <text:p>380174004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6" office:value-type="float">
            <text:p>47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5" office:value-type="float">
            <text:p>380174004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7" office:value-type="float">
            <text:p>47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6" office:value-type="float">
            <text:p>380174004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8" office:value-type="float">
            <text:p>47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7" office:value-type="float">
            <text:p>380174004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29" office:value-type="float">
            <text:p>47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8" office:value-type="float">
            <text:p>380174004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0" office:value-type="float">
            <text:p>47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29" office:value-type="float">
            <text:p>380174004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1" office:value-type="float">
            <text:p>47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0" office:value-type="float">
            <text:p>380174004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2" office:value-type="float">
            <text:p>47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1" office:value-type="float">
            <text:p>380174004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3" office:value-type="float">
            <text:p>47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2" office:value-type="float">
            <text:p>380174004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4" office:value-type="float">
            <text:p>47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3" office:value-type="float">
            <text:p>380174004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5" office:value-type="float">
            <text:p>47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4" office:value-type="float">
            <text:p>380174004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6" office:value-type="float">
            <text:p>47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5" office:value-type="float">
            <text:p>380174004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7" office:value-type="float">
            <text:p>47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6" office:value-type="float">
            <text:p>380174004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8" office:value-type="float">
            <text:p>47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7" office:value-type="float">
            <text:p>380174004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39" office:value-type="float">
            <text:p>47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8" office:value-type="float">
            <text:p>380174004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0" office:value-type="float">
            <text:p>47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39" office:value-type="float">
            <text:p>380174004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1" office:value-type="float">
            <text:p>47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0" office:value-type="float">
            <text:p>380174004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2" office:value-type="float">
            <text:p>47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1" office:value-type="float">
            <text:p>380174004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3" office:value-type="float">
            <text:p>47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2" office:value-type="float">
            <text:p>380174004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4" office:value-type="float">
            <text:p>47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3" office:value-type="float">
            <text:p>380174004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5" office:value-type="float">
            <text:p>47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4" office:value-type="float">
            <text:p>380174004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6" office:value-type="float">
            <text:p>47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5" office:value-type="float">
            <text:p>380174004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7" office:value-type="float">
            <text:p>47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6" office:value-type="float">
            <text:p>380174004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8" office:value-type="float">
            <text:p>47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7" office:value-type="float">
            <text:p>380174004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49" office:value-type="float">
            <text:p>47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8" office:value-type="float">
            <text:p>380174004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0" office:value-type="float">
            <text:p>47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49" office:value-type="float">
            <text:p>3801740046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1" office:value-type="float">
            <text:p>47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50" office:value-type="float">
            <text:p>380174004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2" office:value-type="float">
            <text:p>47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51" office:value-type="float">
            <text:p>380174004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3" office:value-type="float">
            <text:p>47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52" office:value-type="float">
            <text:p>380174004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4" office:value-type="float">
            <text:p>47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601053" office:value-type="float">
            <text:p>380174004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5" office:value-type="float">
            <text:p>47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1" office:value-type="float">
            <text:p>380174004701001</text:p>
          </table:table-cell>
          <table:table-cell ns41:value-type="string" table:style-name="ce6" office:value-type="string">
            <text:p>3801740047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6" office:value-type="float">
            <text:p>47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2" office:value-type="float">
            <text:p>3801740047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7" office:value-type="float">
            <text:p>47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3" office:value-type="float">
            <text:p>3801740047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8" office:value-type="float">
            <text:p>47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4" office:value-type="float">
            <text:p>3801740047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59" office:value-type="float">
            <text:p>47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5" office:value-type="float">
            <text:p>3801740047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0" office:value-type="float">
            <text:p>47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6" office:value-type="float">
            <text:p>3801740047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1" office:value-type="float">
            <text:p>47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7" office:value-type="float">
            <text:p>3801740047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2" office:value-type="float">
            <text:p>47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8" office:value-type="float">
            <text:p>3801740047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3" office:value-type="float">
            <text:p>47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09" office:value-type="float">
            <text:p>3801740047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4" office:value-type="float">
            <text:p>47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0" office:value-type="float">
            <text:p>3801740047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5" office:value-type="float">
            <text:p>47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1" office:value-type="float">
            <text:p>3801740047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6" office:value-type="float">
            <text:p>47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2" office:value-type="float">
            <text:p>3801740047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7" office:value-type="float">
            <text:p>47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3" office:value-type="float">
            <text:p>3801740047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8" office:value-type="float">
            <text:p>47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4" office:value-type="float">
            <text:p>3801740047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69" office:value-type="float">
            <text:p>47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5" office:value-type="float">
            <text:p>3801740047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0" office:value-type="float">
            <text:p>47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6" office:value-type="float">
            <text:p>3801740047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1" office:value-type="float">
            <text:p>47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7" office:value-type="float">
            <text:p>3801740047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2" office:value-type="float">
            <text:p>47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8" office:value-type="float">
            <text:p>3801740047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3" office:value-type="float">
            <text:p>47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19" office:value-type="float">
            <text:p>3801740047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4" office:value-type="float">
            <text:p>47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0" office:value-type="float">
            <text:p>3801740047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5" office:value-type="float">
            <text:p>47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1" office:value-type="float">
            <text:p>3801740047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6" office:value-type="float">
            <text:p>47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2" office:value-type="float">
            <text:p>3801740047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7" office:value-type="float">
            <text:p>47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3" office:value-type="float">
            <text:p>3801740047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8" office:value-type="float">
            <text:p>47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4" office:value-type="float">
            <text:p>380174004701024</text:p>
          </table:table-cell>
          <table:table-cell ns41:value-type="string" table:style-name="ce6" office:value-type="string">
            <text:p>380174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79" office:value-type="float">
            <text:p>47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5" office:value-type="float">
            <text:p>3801740047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0" office:value-type="float">
            <text:p>47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6" office:value-type="float">
            <text:p>380174004701026</text:p>
          </table:table-cell>
          <table:table-cell ns41:value-type="string" table:style-name="ce6" office:value-type="string">
            <text:p>380174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1" office:value-type="float">
            <text:p>47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7" office:value-type="float">
            <text:p>3801740047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2" office:value-type="float">
            <text:p>47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8" office:value-type="float">
            <text:p>3801740047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3" office:value-type="float">
            <text:p>47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29" office:value-type="float">
            <text:p>3801740047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4" office:value-type="float">
            <text:p>47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0" office:value-type="float">
            <text:p>3801740047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5" office:value-type="float">
            <text:p>47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1" office:value-type="float">
            <text:p>3801740047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6" office:value-type="float">
            <text:p>47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2" office:value-type="float">
            <text:p>3801740047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7" office:value-type="float">
            <text:p>47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3" office:value-type="float">
            <text:p>3801740047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8" office:value-type="float">
            <text:p>47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4" office:value-type="float">
            <text:p>3801740047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89" office:value-type="float">
            <text:p>47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5" office:value-type="float">
            <text:p>3801740047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0" office:value-type="float">
            <text:p>47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6" office:value-type="float">
            <text:p>3801740047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1" office:value-type="float">
            <text:p>47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7" office:value-type="float">
            <text:p>3801740047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2" office:value-type="float">
            <text:p>47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8" office:value-type="float">
            <text:p>3801740047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3" office:value-type="float">
            <text:p>47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39" office:value-type="float">
            <text:p>3801740047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4" office:value-type="float">
            <text:p>47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0" office:value-type="float">
            <text:p>3801740047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5" office:value-type="float">
            <text:p>47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1" office:value-type="float">
            <text:p>3801740047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6" office:value-type="float">
            <text:p>47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2" office:value-type="float">
            <text:p>3801740047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7" office:value-type="float">
            <text:p>47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3" office:value-type="float">
            <text:p>3801740047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8" office:value-type="float">
            <text:p>47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4" office:value-type="float">
            <text:p>3801740047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799" office:value-type="float">
            <text:p>47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5" office:value-type="float">
            <text:p>3801740047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0" office:value-type="float">
            <text:p>48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6" office:value-type="float">
            <text:p>3801740047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1" office:value-type="float">
            <text:p>48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7" office:value-type="float">
            <text:p>3801740047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2" office:value-type="float">
            <text:p>48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8" office:value-type="float">
            <text:p>3801740047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3" office:value-type="float">
            <text:p>48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49" office:value-type="float">
            <text:p>3801740047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4" office:value-type="float">
            <text:p>48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4004701050" office:value-type="float">
            <text:p>3801740047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5" office:value-type="float">
            <text:p>48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1" office:value-type="float">
            <text:p>380175004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6" office:value-type="float">
            <text:p>48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2" office:value-type="float">
            <text:p>3801750048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7" office:value-type="float">
            <text:p>48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3" office:value-type="float">
            <text:p>3801750048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8" office:value-type="float">
            <text:p>48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4" office:value-type="float">
            <text:p>3801750048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09" office:value-type="float">
            <text:p>48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5" office:value-type="float">
            <text:p>3801750048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0" office:value-type="float">
            <text:p>48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6" office:value-type="float">
            <text:p>3801750048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1" office:value-type="float">
            <text:p>48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7" office:value-type="float">
            <text:p>3801750048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2" office:value-type="float">
            <text:p>48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8" office:value-type="float">
            <text:p>3801750048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3" office:value-type="float">
            <text:p>48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09" office:value-type="float">
            <text:p>3801750048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4" office:value-type="float">
            <text:p>48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0" office:value-type="float">
            <text:p>3801750048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5" office:value-type="float">
            <text:p>48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1" office:value-type="float">
            <text:p>3801750048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6" office:value-type="float">
            <text:p>48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2" office:value-type="float">
            <text:p>3801750048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7" office:value-type="float">
            <text:p>48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3" office:value-type="float">
            <text:p>3801750048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8" office:value-type="float">
            <text:p>48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4" office:value-type="float">
            <text:p>3801750048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19" office:value-type="float">
            <text:p>48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5" office:value-type="float">
            <text:p>3801750048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0" office:value-type="float">
            <text:p>48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6" office:value-type="float">
            <text:p>3801750048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1" office:value-type="float">
            <text:p>48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7" office:value-type="float">
            <text:p>3801750048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2" office:value-type="float">
            <text:p>48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8" office:value-type="float">
            <text:p>3801750048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3" office:value-type="float">
            <text:p>48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19" office:value-type="float">
            <text:p>3801750048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4" office:value-type="float">
            <text:p>48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0" office:value-type="float">
            <text:p>3801750048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5" office:value-type="float">
            <text:p>48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1" office:value-type="float">
            <text:p>3801750048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6" office:value-type="float">
            <text:p>48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2" office:value-type="float">
            <text:p>3801750048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7" office:value-type="float">
            <text:p>48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3" office:value-type="float">
            <text:p>3801750048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8" office:value-type="float">
            <text:p>48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4" office:value-type="float">
            <text:p>3801750048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29" office:value-type="float">
            <text:p>48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5" office:value-type="float">
            <text:p>3801750048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0" office:value-type="float">
            <text:p>48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6" office:value-type="float">
            <text:p>3801750048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1" office:value-type="float">
            <text:p>48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7" office:value-type="float">
            <text:p>3801750048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2" office:value-type="float">
            <text:p>48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8" office:value-type="float">
            <text:p>3801750048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3" office:value-type="float">
            <text:p>48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29" office:value-type="float">
            <text:p>3801750048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4" office:value-type="float">
            <text:p>48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0" office:value-type="float">
            <text:p>3801750048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5" office:value-type="float">
            <text:p>48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1" office:value-type="float">
            <text:p>3801750048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6" office:value-type="float">
            <text:p>48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2" office:value-type="float">
            <text:p>3801750048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7" office:value-type="float">
            <text:p>48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3" office:value-type="float">
            <text:p>3801750048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8" office:value-type="float">
            <text:p>48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4" office:value-type="float">
            <text:p>3801750048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39" office:value-type="float">
            <text:p>48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5" office:value-type="float">
            <text:p>3801750048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0" office:value-type="float">
            <text:p>48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6" office:value-type="float">
            <text:p>3801750048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1" office:value-type="float">
            <text:p>48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7" office:value-type="float">
            <text:p>3801750048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2" office:value-type="float">
            <text:p>48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8" office:value-type="float">
            <text:p>3801750048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3" office:value-type="float">
            <text:p>48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39" office:value-type="float">
            <text:p>3801750048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4" office:value-type="float">
            <text:p>48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0" office:value-type="float">
            <text:p>3801750048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5" office:value-type="float">
            <text:p>48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1" office:value-type="float">
            <text:p>3801750048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6" office:value-type="float">
            <text:p>48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2" office:value-type="float">
            <text:p>3801750048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7" office:value-type="float">
            <text:p>48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3" office:value-type="float">
            <text:p>3801750048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8" office:value-type="float">
            <text:p>48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4" office:value-type="float">
            <text:p>3801750048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49" office:value-type="float">
            <text:p>48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5" office:value-type="float">
            <text:p>3801750048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0" office:value-type="float">
            <text:p>48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6" office:value-type="float">
            <text:p>3801750048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1" office:value-type="float">
            <text:p>48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7" office:value-type="float">
            <text:p>3801750048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2" office:value-type="float">
            <text:p>48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8" office:value-type="float">
            <text:p>3801750048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3" office:value-type="float">
            <text:p>48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49" office:value-type="float">
            <text:p>3801750048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4" office:value-type="float">
            <text:p>48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50" office:value-type="float">
            <text:p>3801750048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5" office:value-type="float">
            <text:p>48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51" office:value-type="float">
            <text:p>3801750048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6" office:value-type="float">
            <text:p>48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52" office:value-type="float">
            <text:p>3801750048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7" office:value-type="float">
            <text:p>48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801053" office:value-type="float">
            <text:p>3801750048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8" office:value-type="float">
            <text:p>48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1" office:value-type="float">
            <text:p>3801750049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59" office:value-type="float">
            <text:p>48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2" office:value-type="float">
            <text:p>3801750049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0" office:value-type="float">
            <text:p>48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3" office:value-type="float">
            <text:p>3801750049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1" office:value-type="float">
            <text:p>48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4" office:value-type="float">
            <text:p>3801750049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2" office:value-type="float">
            <text:p>48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5" office:value-type="float">
            <text:p>3801750049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3" office:value-type="float">
            <text:p>48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6" office:value-type="float">
            <text:p>3801750049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4" office:value-type="float">
            <text:p>48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7" office:value-type="float">
            <text:p>3801750049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5" office:value-type="float">
            <text:p>48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8" office:value-type="float">
            <text:p>3801750049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6" office:value-type="float">
            <text:p>48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09" office:value-type="float">
            <text:p>3801750049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7" office:value-type="float">
            <text:p>48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0" office:value-type="float">
            <text:p>3801750049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8" office:value-type="float">
            <text:p>48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1" office:value-type="float">
            <text:p>3801750049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69" office:value-type="float">
            <text:p>48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2" office:value-type="float">
            <text:p>3801750049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0" office:value-type="float">
            <text:p>48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3" office:value-type="float">
            <text:p>3801750049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1" office:value-type="float">
            <text:p>48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4" office:value-type="float">
            <text:p>3801750049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2" office:value-type="float">
            <text:p>48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5" office:value-type="float">
            <text:p>3801750049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3" office:value-type="float">
            <text:p>48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6" office:value-type="float">
            <text:p>3801750049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4" office:value-type="float">
            <text:p>48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7" office:value-type="float">
            <text:p>3801750049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5" office:value-type="float">
            <text:p>48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8" office:value-type="float">
            <text:p>3801750049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6" office:value-type="float">
            <text:p>48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19" office:value-type="float">
            <text:p>3801750049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7" office:value-type="float">
            <text:p>48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0" office:value-type="float">
            <text:p>3801750049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8" office:value-type="float">
            <text:p>48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1" office:value-type="float">
            <text:p>3801750049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79" office:value-type="float">
            <text:p>48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2" office:value-type="float">
            <text:p>3801750049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0" office:value-type="float">
            <text:p>48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3" office:value-type="float">
            <text:p>3801750049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1" office:value-type="float">
            <text:p>48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4" office:value-type="float">
            <text:p>3801750049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2" office:value-type="float">
            <text:p>48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5" office:value-type="float">
            <text:p>3801750049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3" office:value-type="float">
            <text:p>48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6" office:value-type="float">
            <text:p>3801750049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4" office:value-type="float">
            <text:p>48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7" office:value-type="float">
            <text:p>3801750049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5" office:value-type="float">
            <text:p>48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8" office:value-type="float">
            <text:p>3801750049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6" office:value-type="float">
            <text:p>48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29" office:value-type="float">
            <text:p>3801750049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7" office:value-type="float">
            <text:p>48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0" office:value-type="float">
            <text:p>3801750049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8" office:value-type="float">
            <text:p>48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1" office:value-type="float">
            <text:p>3801750049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89" office:value-type="float">
            <text:p>48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2" office:value-type="float">
            <text:p>3801750049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0" office:value-type="float">
            <text:p>48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3" office:value-type="float">
            <text:p>3801750049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1" office:value-type="float">
            <text:p>48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4" office:value-type="float">
            <text:p>3801750049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2" office:value-type="float">
            <text:p>48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5" office:value-type="float">
            <text:p>3801750049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3" office:value-type="float">
            <text:p>48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6" office:value-type="float">
            <text:p>3801750049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4" office:value-type="float">
            <text:p>48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7" office:value-type="float">
            <text:p>3801750049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5" office:value-type="float">
            <text:p>48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8" office:value-type="float">
            <text:p>3801750049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6" office:value-type="float">
            <text:p>48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39" office:value-type="float">
            <text:p>3801750049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7" office:value-type="float">
            <text:p>48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5004901040" office:value-type="float">
            <text:p>3801750049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8" office:value-type="float">
            <text:p>48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1" office:value-type="float">
            <text:p>380176005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899" office:value-type="float">
            <text:p>48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2" office:value-type="float">
            <text:p>3801760050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0" office:value-type="float">
            <text:p>49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3" office:value-type="float">
            <text:p>3801760050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1" office:value-type="float">
            <text:p>49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4" office:value-type="float">
            <text:p>3801760050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2" office:value-type="float">
            <text:p>49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5" office:value-type="float">
            <text:p>3801760050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3" office:value-type="float">
            <text:p>49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6" office:value-type="float">
            <text:p>3801760050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4" office:value-type="float">
            <text:p>49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7" office:value-type="float">
            <text:p>3801760050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5" office:value-type="float">
            <text:p>49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8" office:value-type="float">
            <text:p>3801760050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6" office:value-type="float">
            <text:p>49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09" office:value-type="float">
            <text:p>3801760050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7" office:value-type="float">
            <text:p>49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0" office:value-type="float">
            <text:p>3801760050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8" office:value-type="float">
            <text:p>49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1" office:value-type="float">
            <text:p>3801760050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09" office:value-type="float">
            <text:p>49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2" office:value-type="float">
            <text:p>3801760050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0" office:value-type="float">
            <text:p>49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3" office:value-type="float">
            <text:p>3801760050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1" office:value-type="float">
            <text:p>49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4" office:value-type="float">
            <text:p>3801760050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2" office:value-type="float">
            <text:p>49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5" office:value-type="float">
            <text:p>3801760050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3" office:value-type="float">
            <text:p>49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6" office:value-type="float">
            <text:p>3801760050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4" office:value-type="float">
            <text:p>49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7" office:value-type="float">
            <text:p>3801760050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5" office:value-type="float">
            <text:p>49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8" office:value-type="float">
            <text:p>3801760050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6" office:value-type="float">
            <text:p>49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19" office:value-type="float">
            <text:p>3801760050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7" office:value-type="float">
            <text:p>49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0" office:value-type="float">
            <text:p>3801760050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8" office:value-type="float">
            <text:p>49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1" office:value-type="float">
            <text:p>3801760050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19" office:value-type="float">
            <text:p>49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2" office:value-type="float">
            <text:p>3801760050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0" office:value-type="float">
            <text:p>49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3" office:value-type="float">
            <text:p>3801760050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1" office:value-type="float">
            <text:p>49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4" office:value-type="float">
            <text:p>3801760050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2" office:value-type="float">
            <text:p>49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5" office:value-type="float">
            <text:p>3801760050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3" office:value-type="float">
            <text:p>49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6" office:value-type="float">
            <text:p>3801760050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4" office:value-type="float">
            <text:p>49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7" office:value-type="float">
            <text:p>3801760050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5" office:value-type="float">
            <text:p>49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8" office:value-type="float">
            <text:p>3801760050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6" office:value-type="float">
            <text:p>49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29" office:value-type="float">
            <text:p>3801760050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7" office:value-type="float">
            <text:p>49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0" office:value-type="float">
            <text:p>3801760050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8" office:value-type="float">
            <text:p>49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1" office:value-type="float">
            <text:p>3801760050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29" office:value-type="float">
            <text:p>49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2" office:value-type="float">
            <text:p>3801760050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0" office:value-type="float">
            <text:p>49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3" office:value-type="float">
            <text:p>3801760050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1" office:value-type="float">
            <text:p>49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4" office:value-type="float">
            <text:p>3801760050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2" office:value-type="float">
            <text:p>49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5" office:value-type="float">
            <text:p>3801760050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3" office:value-type="float">
            <text:p>49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6" office:value-type="float">
            <text:p>3801760050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4" office:value-type="float">
            <text:p>49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7" office:value-type="float">
            <text:p>3801760050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5" office:value-type="float">
            <text:p>49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8" office:value-type="float">
            <text:p>3801760050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6" office:value-type="float">
            <text:p>49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39" office:value-type="float">
            <text:p>3801760050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7" office:value-type="float">
            <text:p>49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0" office:value-type="float">
            <text:p>3801760050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8" office:value-type="float">
            <text:p>49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1" office:value-type="float">
            <text:p>3801760050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39" office:value-type="float">
            <text:p>49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2" office:value-type="float">
            <text:p>3801760050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0" office:value-type="float">
            <text:p>49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3" office:value-type="float">
            <text:p>3801760050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1" office:value-type="float">
            <text:p>49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4" office:value-type="float">
            <text:p>3801760050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2" office:value-type="float">
            <text:p>49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5" office:value-type="float">
            <text:p>3801760050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3" office:value-type="float">
            <text:p>49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6" office:value-type="float">
            <text:p>3801760050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4" office:value-type="float">
            <text:p>49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7" office:value-type="float">
            <text:p>3801760050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5" office:value-type="float">
            <text:p>49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8" office:value-type="float">
            <text:p>3801760050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6" office:value-type="float">
            <text:p>49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49" office:value-type="float">
            <text:p>3801760050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7" office:value-type="float">
            <text:p>49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50" office:value-type="float">
            <text:p>3801760050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8" office:value-type="float">
            <text:p>49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51" office:value-type="float">
            <text:p>3801760050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49" office:value-type="float">
            <text:p>49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52" office:value-type="float">
            <text:p>3801760050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0" office:value-type="float">
            <text:p>49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001053" office:value-type="float">
            <text:p>3801760050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1" office:value-type="float">
            <text:p>49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1" office:value-type="float">
            <text:p>3801760051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2" office:value-type="float">
            <text:p>49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2" office:value-type="float">
            <text:p>3801760051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3" office:value-type="float">
            <text:p>49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3" office:value-type="float">
            <text:p>3801760051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4" office:value-type="float">
            <text:p>49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4" office:value-type="float">
            <text:p>3801760051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5" office:value-type="float">
            <text:p>49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5" office:value-type="float">
            <text:p>3801760051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6" office:value-type="float">
            <text:p>49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6" office:value-type="float">
            <text:p>3801760051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7" office:value-type="float">
            <text:p>49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7" office:value-type="float">
            <text:p>3801760051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8" office:value-type="float">
            <text:p>49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8" office:value-type="float">
            <text:p>3801760051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59" office:value-type="float">
            <text:p>49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09" office:value-type="float">
            <text:p>3801760051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0" office:value-type="float">
            <text:p>49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0" office:value-type="float">
            <text:p>3801760051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1" office:value-type="float">
            <text:p>49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1" office:value-type="float">
            <text:p>3801760051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2" office:value-type="float">
            <text:p>49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2" office:value-type="float">
            <text:p>3801760051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3" office:value-type="float">
            <text:p>49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3" office:value-type="float">
            <text:p>3801760051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4" office:value-type="float">
            <text:p>49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4" office:value-type="float">
            <text:p>3801760051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5" office:value-type="float">
            <text:p>49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5" office:value-type="float">
            <text:p>3801760051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6" office:value-type="float">
            <text:p>49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6" office:value-type="float">
            <text:p>3801760051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7" office:value-type="float">
            <text:p>49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7" office:value-type="float">
            <text:p>3801760051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8" office:value-type="float">
            <text:p>49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8" office:value-type="float">
            <text:p>3801760051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69" office:value-type="float">
            <text:p>49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19" office:value-type="float">
            <text:p>3801760051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0" office:value-type="float">
            <text:p>49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0" office:value-type="float">
            <text:p>3801760051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1" office:value-type="float">
            <text:p>49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1" office:value-type="float">
            <text:p>3801760051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2" office:value-type="float">
            <text:p>49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2" office:value-type="float">
            <text:p>3801760051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3" office:value-type="float">
            <text:p>49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3" office:value-type="float">
            <text:p>3801760051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4" office:value-type="float">
            <text:p>49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4" office:value-type="float">
            <text:p>3801760051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5" office:value-type="float">
            <text:p>49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5" office:value-type="float">
            <text:p>3801760051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6" office:value-type="float">
            <text:p>49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6" office:value-type="float">
            <text:p>3801760051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7" office:value-type="float">
            <text:p>49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7" office:value-type="float">
            <text:p>3801760051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8" office:value-type="float">
            <text:p>49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8" office:value-type="float">
            <text:p>3801760051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79" office:value-type="float">
            <text:p>49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29" office:value-type="float">
            <text:p>3801760051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0" office:value-type="float">
            <text:p>49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0" office:value-type="float">
            <text:p>3801760051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1" office:value-type="float">
            <text:p>49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1" office:value-type="float">
            <text:p>3801760051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2" office:value-type="float">
            <text:p>49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2" office:value-type="float">
            <text:p>3801760051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3" office:value-type="float">
            <text:p>49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3" office:value-type="float">
            <text:p>3801760051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4" office:value-type="float">
            <text:p>49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4" office:value-type="float">
            <text:p>3801760051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5" office:value-type="float">
            <text:p>49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5" office:value-type="float">
            <text:p>3801760051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6" office:value-type="float">
            <text:p>49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6" office:value-type="float">
            <text:p>3801760051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7" office:value-type="float">
            <text:p>49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7" office:value-type="float">
            <text:p>3801760051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8" office:value-type="float">
            <text:p>49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8" office:value-type="float">
            <text:p>3801760051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89" office:value-type="float">
            <text:p>49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39" office:value-type="float">
            <text:p>3801760051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0" office:value-type="float">
            <text:p>49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0" office:value-type="float">
            <text:p>3801760051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1" office:value-type="float">
            <text:p>49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1" office:value-type="float">
            <text:p>3801760051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2" office:value-type="float">
            <text:p>49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2" office:value-type="float">
            <text:p>3801760051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3" office:value-type="float">
            <text:p>49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3" office:value-type="float">
            <text:p>3801760051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4" office:value-type="float">
            <text:p>49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4" office:value-type="float">
            <text:p>3801760051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5" office:value-type="float">
            <text:p>49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5" office:value-type="float">
            <text:p>3801760051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6" office:value-type="float">
            <text:p>49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6" office:value-type="float">
            <text:p>3801760051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7" office:value-type="float">
            <text:p>49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7" office:value-type="float">
            <text:p>3801760051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8" office:value-type="float">
            <text:p>49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8" office:value-type="float">
            <text:p>3801760051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4999" office:value-type="float">
            <text:p>49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49" office:value-type="float">
            <text:p>3801760051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0" office:value-type="float">
            <text:p>50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50" office:value-type="float">
            <text:p>3801760051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1" office:value-type="float">
            <text:p>50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6005101051" office:value-type="float">
            <text:p>3801760051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2" office:value-type="float">
            <text:p>50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1" office:value-type="float">
            <text:p>380177005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3" office:value-type="float">
            <text:p>50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2" office:value-type="float">
            <text:p>3801770052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4" office:value-type="float">
            <text:p>50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3" office:value-type="float">
            <text:p>3801770052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5" office:value-type="float">
            <text:p>50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4" office:value-type="float">
            <text:p>3801770052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6" office:value-type="float">
            <text:p>50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5" office:value-type="float">
            <text:p>3801770052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7" office:value-type="float">
            <text:p>50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6" office:value-type="float">
            <text:p>3801770052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8" office:value-type="float">
            <text:p>50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7" office:value-type="float">
            <text:p>3801770052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09" office:value-type="float">
            <text:p>50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8" office:value-type="float">
            <text:p>3801770052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0" office:value-type="float">
            <text:p>50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09" office:value-type="float">
            <text:p>3801770052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1" office:value-type="float">
            <text:p>50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0" office:value-type="float">
            <text:p>3801770052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2" office:value-type="float">
            <text:p>50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1" office:value-type="float">
            <text:p>3801770052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3" office:value-type="float">
            <text:p>50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2" office:value-type="float">
            <text:p>3801770052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4" office:value-type="float">
            <text:p>50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3" office:value-type="float">
            <text:p>3801770052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5" office:value-type="float">
            <text:p>50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4" office:value-type="float">
            <text:p>3801770052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6" office:value-type="float">
            <text:p>50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5" office:value-type="float">
            <text:p>3801770052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7" office:value-type="float">
            <text:p>50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6" office:value-type="float">
            <text:p>3801770052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8" office:value-type="float">
            <text:p>50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7" office:value-type="float">
            <text:p>3801770052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19" office:value-type="float">
            <text:p>50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8" office:value-type="float">
            <text:p>3801770052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0" office:value-type="float">
            <text:p>50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19" office:value-type="float">
            <text:p>3801770052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1" office:value-type="float">
            <text:p>50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0" office:value-type="float">
            <text:p>3801770052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2" office:value-type="float">
            <text:p>50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1" office:value-type="float">
            <text:p>3801770052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3" office:value-type="float">
            <text:p>50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2" office:value-type="float">
            <text:p>3801770052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4" office:value-type="float">
            <text:p>50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3" office:value-type="float">
            <text:p>3801770052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5" office:value-type="float">
            <text:p>50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4" office:value-type="float">
            <text:p>3801770052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6" office:value-type="float">
            <text:p>50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5" office:value-type="float">
            <text:p>3801770052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7" office:value-type="float">
            <text:p>50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6" office:value-type="float">
            <text:p>3801770052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8" office:value-type="float">
            <text:p>50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7" office:value-type="float">
            <text:p>3801770052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29" office:value-type="float">
            <text:p>50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8" office:value-type="float">
            <text:p>3801770052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0" office:value-type="float">
            <text:p>50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29" office:value-type="float">
            <text:p>3801770052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1" office:value-type="float">
            <text:p>50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0" office:value-type="float">
            <text:p>3801770052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2" office:value-type="float">
            <text:p>50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1" office:value-type="float">
            <text:p>3801770052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3" office:value-type="float">
            <text:p>50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2" office:value-type="float">
            <text:p>3801770052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4" office:value-type="float">
            <text:p>50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3" office:value-type="float">
            <text:p>3801770052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5" office:value-type="float">
            <text:p>50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4" office:value-type="float">
            <text:p>3801770052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6" office:value-type="float">
            <text:p>50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5" office:value-type="float">
            <text:p>3801770052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7" office:value-type="float">
            <text:p>50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6" office:value-type="float">
            <text:p>3801770052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8" office:value-type="float">
            <text:p>50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7" office:value-type="float">
            <text:p>3801770052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39" office:value-type="float">
            <text:p>50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8" office:value-type="float">
            <text:p>3801770052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0" office:value-type="float">
            <text:p>50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39" office:value-type="float">
            <text:p>3801770052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1" office:value-type="float">
            <text:p>50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0" office:value-type="float">
            <text:p>3801770052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2" office:value-type="float">
            <text:p>50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1" office:value-type="float">
            <text:p>3801770052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3" office:value-type="float">
            <text:p>50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2" office:value-type="float">
            <text:p>3801770052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4" office:value-type="float">
            <text:p>50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3" office:value-type="float">
            <text:p>3801770052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5" office:value-type="float">
            <text:p>50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4" office:value-type="float">
            <text:p>3801770052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6" office:value-type="float">
            <text:p>50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5" office:value-type="float">
            <text:p>3801770052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7" office:value-type="float">
            <text:p>50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6" office:value-type="float">
            <text:p>3801770052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8" office:value-type="float">
            <text:p>50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7" office:value-type="float">
            <text:p>3801770052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49" office:value-type="float">
            <text:p>50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8" office:value-type="float">
            <text:p>3801770052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0" office:value-type="float">
            <text:p>50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49" office:value-type="float">
            <text:p>3801770052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1" office:value-type="float">
            <text:p>50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50" office:value-type="float">
            <text:p>3801770052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2" office:value-type="float">
            <text:p>50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51" office:value-type="float">
            <text:p>3801770052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3" office:value-type="float">
            <text:p>50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52" office:value-type="float">
            <text:p>3801770052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4" office:value-type="float">
            <text:p>50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201053" office:value-type="float">
            <text:p>3801770052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5" office:value-type="float">
            <text:p>50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1" office:value-type="float">
            <text:p>380177005301001</text:p>
          </table:table-cell>
          <table:table-cell ns41:value-type="string" table:style-name="ce6" office:value-type="string">
            <text:p>3801770053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6" office:value-type="float">
            <text:p>50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2" office:value-type="float">
            <text:p>3801770053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7" office:value-type="float">
            <text:p>50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3" office:value-type="float">
            <text:p>3801770053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8" office:value-type="float">
            <text:p>50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4" office:value-type="float">
            <text:p>3801770053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59" office:value-type="float">
            <text:p>50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5" office:value-type="float">
            <text:p>3801770053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0" office:value-type="float">
            <text:p>50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6" office:value-type="float">
            <text:p>3801770053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1" office:value-type="float">
            <text:p>50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7" office:value-type="float">
            <text:p>3801770053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2" office:value-type="float">
            <text:p>50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8" office:value-type="float">
            <text:p>3801770053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3" office:value-type="float">
            <text:p>50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09" office:value-type="float">
            <text:p>3801770053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4" office:value-type="float">
            <text:p>50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0" office:value-type="float">
            <text:p>3801770053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5" office:value-type="float">
            <text:p>50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1" office:value-type="float">
            <text:p>3801770053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6" office:value-type="float">
            <text:p>50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2" office:value-type="float">
            <text:p>3801770053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7" office:value-type="float">
            <text:p>50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3" office:value-type="float">
            <text:p>3801770053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8" office:value-type="float">
            <text:p>50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4" office:value-type="float">
            <text:p>3801770053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69" office:value-type="float">
            <text:p>50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5" office:value-type="float">
            <text:p>3801770053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0" office:value-type="float">
            <text:p>50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6" office:value-type="float">
            <text:p>3801770053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1" office:value-type="float">
            <text:p>50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7" office:value-type="float">
            <text:p>3801770053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2" office:value-type="float">
            <text:p>50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8" office:value-type="float">
            <text:p>3801770053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3" office:value-type="float">
            <text:p>50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19" office:value-type="float">
            <text:p>3801770053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4" office:value-type="float">
            <text:p>50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0" office:value-type="float">
            <text:p>3801770053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5" office:value-type="float">
            <text:p>50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1" office:value-type="float">
            <text:p>3801770053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6" office:value-type="float">
            <text:p>50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2" office:value-type="float">
            <text:p>3801770053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7" office:value-type="float">
            <text:p>50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3" office:value-type="float">
            <text:p>3801770053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8" office:value-type="float">
            <text:p>50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4" office:value-type="float">
            <text:p>380177005301024</text:p>
          </table:table-cell>
          <table:table-cell ns41:value-type="string" table:style-name="ce6" office:value-type="string">
            <text:p>380177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79" office:value-type="float">
            <text:p>50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5" office:value-type="float">
            <text:p>3801770053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0" office:value-type="float">
            <text:p>50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6" office:value-type="float">
            <text:p>380177005301026</text:p>
          </table:table-cell>
          <table:table-cell ns41:value-type="string" table:style-name="ce6" office:value-type="string">
            <text:p>380177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1" office:value-type="float">
            <text:p>50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7" office:value-type="float">
            <text:p>3801770053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2" office:value-type="float">
            <text:p>50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8" office:value-type="float">
            <text:p>3801770053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3" office:value-type="float">
            <text:p>50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29" office:value-type="float">
            <text:p>3801770053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4" office:value-type="float">
            <text:p>50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0" office:value-type="float">
            <text:p>3801770053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5" office:value-type="float">
            <text:p>50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1" office:value-type="float">
            <text:p>3801770053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6" office:value-type="float">
            <text:p>50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2" office:value-type="float">
            <text:p>3801770053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7" office:value-type="float">
            <text:p>50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3" office:value-type="float">
            <text:p>3801770053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8" office:value-type="float">
            <text:p>50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4" office:value-type="float">
            <text:p>3801770053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89" office:value-type="float">
            <text:p>50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5" office:value-type="float">
            <text:p>3801770053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0" office:value-type="float">
            <text:p>50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6" office:value-type="float">
            <text:p>3801770053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1" office:value-type="float">
            <text:p>50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7" office:value-type="float">
            <text:p>3801770053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2" office:value-type="float">
            <text:p>50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8" office:value-type="float">
            <text:p>3801770053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3" office:value-type="float">
            <text:p>50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39" office:value-type="float">
            <text:p>3801770053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4" office:value-type="float">
            <text:p>50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0" office:value-type="float">
            <text:p>3801770053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5" office:value-type="float">
            <text:p>50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1" office:value-type="float">
            <text:p>3801770053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6" office:value-type="float">
            <text:p>50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2" office:value-type="float">
            <text:p>3801770053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7" office:value-type="float">
            <text:p>50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3" office:value-type="float">
            <text:p>3801770053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8" office:value-type="float">
            <text:p>50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4" office:value-type="float">
            <text:p>3801770053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099" office:value-type="float">
            <text:p>50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5" office:value-type="float">
            <text:p>3801770053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0" office:value-type="float">
            <text:p>51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6" office:value-type="float">
            <text:p>3801770053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1" office:value-type="float">
            <text:p>51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7" office:value-type="float">
            <text:p>3801770053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2" office:value-type="float">
            <text:p>51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8" office:value-type="float">
            <text:p>3801770053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3" office:value-type="float">
            <text:p>51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49" office:value-type="float">
            <text:p>3801770053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4" office:value-type="float">
            <text:p>51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7005301050" office:value-type="float">
            <text:p>3801770053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5" office:value-type="float">
            <text:p>51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1" office:value-type="float">
            <text:p>380178005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6" office:value-type="float">
            <text:p>51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2" office:value-type="float">
            <text:p>380178005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7" office:value-type="float">
            <text:p>51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3" office:value-type="float">
            <text:p>380178005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8" office:value-type="float">
            <text:p>51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4" office:value-type="float">
            <text:p>380178005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09" office:value-type="float">
            <text:p>51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5" office:value-type="float">
            <text:p>380178005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0" office:value-type="float">
            <text:p>51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6" office:value-type="float">
            <text:p>380178005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1" office:value-type="float">
            <text:p>51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7" office:value-type="float">
            <text:p>380178005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2" office:value-type="float">
            <text:p>51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8" office:value-type="float">
            <text:p>380178005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3" office:value-type="float">
            <text:p>51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09" office:value-type="float">
            <text:p>380178005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4" office:value-type="float">
            <text:p>51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0" office:value-type="float">
            <text:p>380178005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5" office:value-type="float">
            <text:p>51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1" office:value-type="float">
            <text:p>380178005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6" office:value-type="float">
            <text:p>51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2" office:value-type="float">
            <text:p>380178005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7" office:value-type="float">
            <text:p>51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3" office:value-type="float">
            <text:p>380178005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8" office:value-type="float">
            <text:p>51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4" office:value-type="float">
            <text:p>380178005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19" office:value-type="float">
            <text:p>51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5" office:value-type="float">
            <text:p>380178005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0" office:value-type="float">
            <text:p>51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6" office:value-type="float">
            <text:p>380178005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1" office:value-type="float">
            <text:p>51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7" office:value-type="float">
            <text:p>380178005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2" office:value-type="float">
            <text:p>51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8" office:value-type="float">
            <text:p>380178005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3" office:value-type="float">
            <text:p>51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19" office:value-type="float">
            <text:p>380178005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4" office:value-type="float">
            <text:p>51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0" office:value-type="float">
            <text:p>380178005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5" office:value-type="float">
            <text:p>51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1" office:value-type="float">
            <text:p>380178005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6" office:value-type="float">
            <text:p>51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2" office:value-type="float">
            <text:p>380178005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7" office:value-type="float">
            <text:p>51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3" office:value-type="float">
            <text:p>380178005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8" office:value-type="float">
            <text:p>51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4" office:value-type="float">
            <text:p>380178005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29" office:value-type="float">
            <text:p>51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5" office:value-type="float">
            <text:p>380178005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0" office:value-type="float">
            <text:p>51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6" office:value-type="float">
            <text:p>380178005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1" office:value-type="float">
            <text:p>51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7" office:value-type="float">
            <text:p>380178005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2" office:value-type="float">
            <text:p>51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8" office:value-type="float">
            <text:p>380178005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3" office:value-type="float">
            <text:p>51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29" office:value-type="float">
            <text:p>380178005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4" office:value-type="float">
            <text:p>51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0" office:value-type="float">
            <text:p>380178005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5" office:value-type="float">
            <text:p>51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1" office:value-type="float">
            <text:p>380178005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6" office:value-type="float">
            <text:p>51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2" office:value-type="float">
            <text:p>380178005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7" office:value-type="float">
            <text:p>51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3" office:value-type="float">
            <text:p>380178005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8" office:value-type="float">
            <text:p>51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4" office:value-type="float">
            <text:p>380178005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39" office:value-type="float">
            <text:p>51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5" office:value-type="float">
            <text:p>380178005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0" office:value-type="float">
            <text:p>51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6" office:value-type="float">
            <text:p>380178005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1" office:value-type="float">
            <text:p>51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7" office:value-type="float">
            <text:p>380178005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2" office:value-type="float">
            <text:p>51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8" office:value-type="float">
            <text:p>380178005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3" office:value-type="float">
            <text:p>51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39" office:value-type="float">
            <text:p>380178005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4" office:value-type="float">
            <text:p>51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0" office:value-type="float">
            <text:p>380178005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5" office:value-type="float">
            <text:p>51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1" office:value-type="float">
            <text:p>380178005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6" office:value-type="float">
            <text:p>51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2" office:value-type="float">
            <text:p>380178005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7" office:value-type="float">
            <text:p>51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3" office:value-type="float">
            <text:p>380178005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8" office:value-type="float">
            <text:p>51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4" office:value-type="float">
            <text:p>380178005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49" office:value-type="float">
            <text:p>51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5" office:value-type="float">
            <text:p>380178005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0" office:value-type="float">
            <text:p>51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6" office:value-type="float">
            <text:p>380178005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1" office:value-type="float">
            <text:p>51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7" office:value-type="float">
            <text:p>380178005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2" office:value-type="float">
            <text:p>51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8" office:value-type="float">
            <text:p>380178005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3" office:value-type="float">
            <text:p>51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49" office:value-type="float">
            <text:p>3801780054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4" office:value-type="float">
            <text:p>51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50" office:value-type="float">
            <text:p>380178005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5" office:value-type="float">
            <text:p>51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51" office:value-type="float">
            <text:p>380178005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6" office:value-type="float">
            <text:p>51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52" office:value-type="float">
            <text:p>380178005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7" office:value-type="float">
            <text:p>51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401053" office:value-type="float">
            <text:p>3801780054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8" office:value-type="float">
            <text:p>51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1" office:value-type="float">
            <text:p>3801780055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59" office:value-type="float">
            <text:p>51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2" office:value-type="float">
            <text:p>380178005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0" office:value-type="float">
            <text:p>51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3" office:value-type="float">
            <text:p>380178005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1" office:value-type="float">
            <text:p>51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4" office:value-type="float">
            <text:p>380178005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2" office:value-type="float">
            <text:p>51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5" office:value-type="float">
            <text:p>380178005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3" office:value-type="float">
            <text:p>51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6" office:value-type="float">
            <text:p>380178005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4" office:value-type="float">
            <text:p>51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7" office:value-type="float">
            <text:p>380178005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5" office:value-type="float">
            <text:p>51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8" office:value-type="float">
            <text:p>380178005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6" office:value-type="float">
            <text:p>51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09" office:value-type="float">
            <text:p>380178005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7" office:value-type="float">
            <text:p>51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0" office:value-type="float">
            <text:p>380178005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8" office:value-type="float">
            <text:p>51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1" office:value-type="float">
            <text:p>380178005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69" office:value-type="float">
            <text:p>51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2" office:value-type="float">
            <text:p>380178005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0" office:value-type="float">
            <text:p>51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3" office:value-type="float">
            <text:p>380178005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1" office:value-type="float">
            <text:p>51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4" office:value-type="float">
            <text:p>380178005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2" office:value-type="float">
            <text:p>51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5" office:value-type="float">
            <text:p>380178005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3" office:value-type="float">
            <text:p>51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6" office:value-type="float">
            <text:p>380178005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4" office:value-type="float">
            <text:p>51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7" office:value-type="float">
            <text:p>380178005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5" office:value-type="float">
            <text:p>51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8" office:value-type="float">
            <text:p>380178005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6" office:value-type="float">
            <text:p>51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19" office:value-type="float">
            <text:p>380178005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7" office:value-type="float">
            <text:p>51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0" office:value-type="float">
            <text:p>380178005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8" office:value-type="float">
            <text:p>51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1" office:value-type="float">
            <text:p>380178005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79" office:value-type="float">
            <text:p>51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2" office:value-type="float">
            <text:p>380178005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0" office:value-type="float">
            <text:p>51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3" office:value-type="float">
            <text:p>380178005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1" office:value-type="float">
            <text:p>51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4" office:value-type="float">
            <text:p>3801780055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2" office:value-type="float">
            <text:p>51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5" office:value-type="float">
            <text:p>380178005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3" office:value-type="float">
            <text:p>51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6" office:value-type="float">
            <text:p>3801780055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4" office:value-type="float">
            <text:p>51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7" office:value-type="float">
            <text:p>380178005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5" office:value-type="float">
            <text:p>51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8" office:value-type="float">
            <text:p>380178005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6" office:value-type="float">
            <text:p>51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29" office:value-type="float">
            <text:p>380178005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7" office:value-type="float">
            <text:p>51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0" office:value-type="float">
            <text:p>380178005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8" office:value-type="float">
            <text:p>51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1" office:value-type="float">
            <text:p>380178005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89" office:value-type="float">
            <text:p>51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2" office:value-type="float">
            <text:p>380178005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0" office:value-type="float">
            <text:p>51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3" office:value-type="float">
            <text:p>380178005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1" office:value-type="float">
            <text:p>51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4" office:value-type="float">
            <text:p>380178005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2" office:value-type="float">
            <text:p>51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5" office:value-type="float">
            <text:p>380178005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3" office:value-type="float">
            <text:p>51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6" office:value-type="float">
            <text:p>380178005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4" office:value-type="float">
            <text:p>51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7" office:value-type="float">
            <text:p>380178005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5" office:value-type="float">
            <text:p>51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8" office:value-type="float">
            <text:p>380178005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6" office:value-type="float">
            <text:p>51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39" office:value-type="float">
            <text:p>3801780055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7" office:value-type="float">
            <text:p>51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8005501040" office:value-type="float">
            <text:p>3801780055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8" office:value-type="float">
            <text:p>51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1" office:value-type="float">
            <text:p>380179005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199" office:value-type="float">
            <text:p>51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2" office:value-type="float">
            <text:p>380179005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0" office:value-type="float">
            <text:p>52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3" office:value-type="float">
            <text:p>380179005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1" office:value-type="float">
            <text:p>52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4" office:value-type="float">
            <text:p>380179005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2" office:value-type="float">
            <text:p>52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5" office:value-type="float">
            <text:p>380179005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3" office:value-type="float">
            <text:p>52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6" office:value-type="float">
            <text:p>380179005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4" office:value-type="float">
            <text:p>52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7" office:value-type="float">
            <text:p>380179005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5" office:value-type="float">
            <text:p>52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8" office:value-type="float">
            <text:p>380179005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6" office:value-type="float">
            <text:p>52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09" office:value-type="float">
            <text:p>380179005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7" office:value-type="float">
            <text:p>52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0" office:value-type="float">
            <text:p>380179005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8" office:value-type="float">
            <text:p>52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1" office:value-type="float">
            <text:p>380179005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09" office:value-type="float">
            <text:p>52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2" office:value-type="float">
            <text:p>380179005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0" office:value-type="float">
            <text:p>52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3" office:value-type="float">
            <text:p>380179005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1" office:value-type="float">
            <text:p>52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4" office:value-type="float">
            <text:p>380179005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2" office:value-type="float">
            <text:p>52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5" office:value-type="float">
            <text:p>380179005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3" office:value-type="float">
            <text:p>52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6" office:value-type="float">
            <text:p>380179005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4" office:value-type="float">
            <text:p>52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7" office:value-type="float">
            <text:p>380179005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5" office:value-type="float">
            <text:p>52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8" office:value-type="float">
            <text:p>380179005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6" office:value-type="float">
            <text:p>52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19" office:value-type="float">
            <text:p>380179005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7" office:value-type="float">
            <text:p>52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0" office:value-type="float">
            <text:p>380179005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8" office:value-type="float">
            <text:p>52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1" office:value-type="float">
            <text:p>380179005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19" office:value-type="float">
            <text:p>52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2" office:value-type="float">
            <text:p>380179005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0" office:value-type="float">
            <text:p>52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3" office:value-type="float">
            <text:p>380179005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1" office:value-type="float">
            <text:p>52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4" office:value-type="float">
            <text:p>380179005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2" office:value-type="float">
            <text:p>52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5" office:value-type="float">
            <text:p>380179005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3" office:value-type="float">
            <text:p>52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6" office:value-type="float">
            <text:p>380179005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4" office:value-type="float">
            <text:p>52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7" office:value-type="float">
            <text:p>380179005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5" office:value-type="float">
            <text:p>52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8" office:value-type="float">
            <text:p>380179005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6" office:value-type="float">
            <text:p>52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29" office:value-type="float">
            <text:p>380179005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7" office:value-type="float">
            <text:p>52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0" office:value-type="float">
            <text:p>380179005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8" office:value-type="float">
            <text:p>52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1" office:value-type="float">
            <text:p>380179005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29" office:value-type="float">
            <text:p>52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2" office:value-type="float">
            <text:p>380179005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0" office:value-type="float">
            <text:p>52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3" office:value-type="float">
            <text:p>380179005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1" office:value-type="float">
            <text:p>52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4" office:value-type="float">
            <text:p>380179005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2" office:value-type="float">
            <text:p>52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5" office:value-type="float">
            <text:p>380179005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3" office:value-type="float">
            <text:p>52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6" office:value-type="float">
            <text:p>380179005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4" office:value-type="float">
            <text:p>52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7" office:value-type="float">
            <text:p>380179005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5" office:value-type="float">
            <text:p>52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8" office:value-type="float">
            <text:p>380179005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6" office:value-type="float">
            <text:p>52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39" office:value-type="float">
            <text:p>380179005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7" office:value-type="float">
            <text:p>52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0" office:value-type="float">
            <text:p>380179005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8" office:value-type="float">
            <text:p>52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1" office:value-type="float">
            <text:p>380179005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39" office:value-type="float">
            <text:p>52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2" office:value-type="float">
            <text:p>380179005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0" office:value-type="float">
            <text:p>52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3" office:value-type="float">
            <text:p>380179005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1" office:value-type="float">
            <text:p>52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4" office:value-type="float">
            <text:p>380179005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2" office:value-type="float">
            <text:p>52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5" office:value-type="float">
            <text:p>380179005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3" office:value-type="float">
            <text:p>52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6" office:value-type="float">
            <text:p>380179005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4" office:value-type="float">
            <text:p>52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7" office:value-type="float">
            <text:p>380179005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5" office:value-type="float">
            <text:p>52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8" office:value-type="float">
            <text:p>380179005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6" office:value-type="float">
            <text:p>52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49" office:value-type="float">
            <text:p>3801790056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7" office:value-type="float">
            <text:p>52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50" office:value-type="float">
            <text:p>380179005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8" office:value-type="float">
            <text:p>52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51" office:value-type="float">
            <text:p>380179005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49" office:value-type="float">
            <text:p>52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52" office:value-type="float">
            <text:p>380179005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0" office:value-type="float">
            <text:p>52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601053" office:value-type="float">
            <text:p>380179005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1" office:value-type="float">
            <text:p>52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1" office:value-type="float">
            <text:p>3801790057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2" office:value-type="float">
            <text:p>52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2" office:value-type="float">
            <text:p>3801790057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3" office:value-type="float">
            <text:p>52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3" office:value-type="float">
            <text:p>3801790057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4" office:value-type="float">
            <text:p>52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4" office:value-type="float">
            <text:p>3801790057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5" office:value-type="float">
            <text:p>52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5" office:value-type="float">
            <text:p>3801790057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6" office:value-type="float">
            <text:p>52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6" office:value-type="float">
            <text:p>3801790057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7" office:value-type="float">
            <text:p>52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7" office:value-type="float">
            <text:p>3801790057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8" office:value-type="float">
            <text:p>52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8" office:value-type="float">
            <text:p>3801790057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59" office:value-type="float">
            <text:p>52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09" office:value-type="float">
            <text:p>3801790057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0" office:value-type="float">
            <text:p>52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0" office:value-type="float">
            <text:p>3801790057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1" office:value-type="float">
            <text:p>52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1" office:value-type="float">
            <text:p>3801790057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2" office:value-type="float">
            <text:p>52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2" office:value-type="float">
            <text:p>3801790057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3" office:value-type="float">
            <text:p>52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3" office:value-type="float">
            <text:p>3801790057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4" office:value-type="float">
            <text:p>52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4" office:value-type="float">
            <text:p>3801790057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5" office:value-type="float">
            <text:p>52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5" office:value-type="float">
            <text:p>3801790057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6" office:value-type="float">
            <text:p>52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6" office:value-type="float">
            <text:p>3801790057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7" office:value-type="float">
            <text:p>52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7" office:value-type="float">
            <text:p>3801790057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8" office:value-type="float">
            <text:p>52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8" office:value-type="float">
            <text:p>3801790057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69" office:value-type="float">
            <text:p>52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19" office:value-type="float">
            <text:p>3801790057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0" office:value-type="float">
            <text:p>52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0" office:value-type="float">
            <text:p>3801790057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1" office:value-type="float">
            <text:p>52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1" office:value-type="float">
            <text:p>3801790057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2" office:value-type="float">
            <text:p>52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2" office:value-type="float">
            <text:p>3801790057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3" office:value-type="float">
            <text:p>52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3" office:value-type="float">
            <text:p>3801790057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4" office:value-type="float">
            <text:p>52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4" office:value-type="float">
            <text:p>3801790057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5" office:value-type="float">
            <text:p>52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5" office:value-type="float">
            <text:p>3801790057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6" office:value-type="float">
            <text:p>52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6" office:value-type="float">
            <text:p>3801790057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7" office:value-type="float">
            <text:p>52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7" office:value-type="float">
            <text:p>3801790057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8" office:value-type="float">
            <text:p>52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8" office:value-type="float">
            <text:p>3801790057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79" office:value-type="float">
            <text:p>52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29" office:value-type="float">
            <text:p>3801790057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0" office:value-type="float">
            <text:p>52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0" office:value-type="float">
            <text:p>3801790057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1" office:value-type="float">
            <text:p>52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1" office:value-type="float">
            <text:p>3801790057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2" office:value-type="float">
            <text:p>52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2" office:value-type="float">
            <text:p>3801790057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3" office:value-type="float">
            <text:p>52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3" office:value-type="float">
            <text:p>3801790057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4" office:value-type="float">
            <text:p>52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4" office:value-type="float">
            <text:p>3801790057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5" office:value-type="float">
            <text:p>52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5" office:value-type="float">
            <text:p>3801790057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6" office:value-type="float">
            <text:p>52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6" office:value-type="float">
            <text:p>3801790057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7" office:value-type="float">
            <text:p>52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7" office:value-type="float">
            <text:p>3801790057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8" office:value-type="float">
            <text:p>52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8" office:value-type="float">
            <text:p>3801790057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89" office:value-type="float">
            <text:p>52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39" office:value-type="float">
            <text:p>3801790057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0" office:value-type="float">
            <text:p>52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0" office:value-type="float">
            <text:p>3801790057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1" office:value-type="float">
            <text:p>52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1" office:value-type="float">
            <text:p>3801790057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2" office:value-type="float">
            <text:p>52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2" office:value-type="float">
            <text:p>3801790057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3" office:value-type="float">
            <text:p>52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3" office:value-type="float">
            <text:p>3801790057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4" office:value-type="float">
            <text:p>52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4" office:value-type="float">
            <text:p>3801790057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5" office:value-type="float">
            <text:p>52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5" office:value-type="float">
            <text:p>3801790057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6" office:value-type="float">
            <text:p>52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6" office:value-type="float">
            <text:p>3801790057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7" office:value-type="float">
            <text:p>52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7" office:value-type="float">
            <text:p>3801790057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8" office:value-type="float">
            <text:p>52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8" office:value-type="float">
            <text:p>3801790057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299" office:value-type="float">
            <text:p>52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49" office:value-type="float">
            <text:p>3801790057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0" office:value-type="float">
            <text:p>53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50" office:value-type="float">
            <text:p>3801790057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1" office:value-type="float">
            <text:p>53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79005701051" office:value-type="float">
            <text:p>3801790057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2" office:value-type="float">
            <text:p>53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1" office:value-type="float">
            <text:p>380180005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3" office:value-type="float">
            <text:p>53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2" office:value-type="float">
            <text:p>3801800058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4" office:value-type="float">
            <text:p>53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3" office:value-type="float">
            <text:p>3801800058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5" office:value-type="float">
            <text:p>53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4" office:value-type="float">
            <text:p>3801800058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6" office:value-type="float">
            <text:p>53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5" office:value-type="float">
            <text:p>3801800058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7" office:value-type="float">
            <text:p>53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6" office:value-type="float">
            <text:p>3801800058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8" office:value-type="float">
            <text:p>53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7" office:value-type="float">
            <text:p>3801800058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09" office:value-type="float">
            <text:p>53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8" office:value-type="float">
            <text:p>3801800058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0" office:value-type="float">
            <text:p>53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09" office:value-type="float">
            <text:p>3801800058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1" office:value-type="float">
            <text:p>53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0" office:value-type="float">
            <text:p>3801800058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2" office:value-type="float">
            <text:p>53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1" office:value-type="float">
            <text:p>3801800058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3" office:value-type="float">
            <text:p>53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2" office:value-type="float">
            <text:p>3801800058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4" office:value-type="float">
            <text:p>53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3" office:value-type="float">
            <text:p>3801800058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5" office:value-type="float">
            <text:p>53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4" office:value-type="float">
            <text:p>3801800058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6" office:value-type="float">
            <text:p>53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5" office:value-type="float">
            <text:p>3801800058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7" office:value-type="float">
            <text:p>53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6" office:value-type="float">
            <text:p>3801800058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8" office:value-type="float">
            <text:p>53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7" office:value-type="float">
            <text:p>3801800058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19" office:value-type="float">
            <text:p>53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8" office:value-type="float">
            <text:p>3801800058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0" office:value-type="float">
            <text:p>53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19" office:value-type="float">
            <text:p>3801800058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1" office:value-type="float">
            <text:p>53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0" office:value-type="float">
            <text:p>3801800058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2" office:value-type="float">
            <text:p>53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1" office:value-type="float">
            <text:p>3801800058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3" office:value-type="float">
            <text:p>53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2" office:value-type="float">
            <text:p>3801800058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4" office:value-type="float">
            <text:p>53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3" office:value-type="float">
            <text:p>3801800058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5" office:value-type="float">
            <text:p>53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4" office:value-type="float">
            <text:p>3801800058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6" office:value-type="float">
            <text:p>53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5" office:value-type="float">
            <text:p>3801800058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7" office:value-type="float">
            <text:p>53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6" office:value-type="float">
            <text:p>3801800058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8" office:value-type="float">
            <text:p>53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7" office:value-type="float">
            <text:p>3801800058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29" office:value-type="float">
            <text:p>53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8" office:value-type="float">
            <text:p>3801800058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0" office:value-type="float">
            <text:p>53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29" office:value-type="float">
            <text:p>3801800058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1" office:value-type="float">
            <text:p>53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0" office:value-type="float">
            <text:p>3801800058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2" office:value-type="float">
            <text:p>53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1" office:value-type="float">
            <text:p>3801800058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3" office:value-type="float">
            <text:p>53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2" office:value-type="float">
            <text:p>3801800058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4" office:value-type="float">
            <text:p>53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3" office:value-type="float">
            <text:p>3801800058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5" office:value-type="float">
            <text:p>53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4" office:value-type="float">
            <text:p>3801800058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6" office:value-type="float">
            <text:p>53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5" office:value-type="float">
            <text:p>3801800058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7" office:value-type="float">
            <text:p>53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6" office:value-type="float">
            <text:p>3801800058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8" office:value-type="float">
            <text:p>53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7" office:value-type="float">
            <text:p>3801800058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39" office:value-type="float">
            <text:p>53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8" office:value-type="float">
            <text:p>3801800058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0" office:value-type="float">
            <text:p>53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39" office:value-type="float">
            <text:p>3801800058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1" office:value-type="float">
            <text:p>53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0" office:value-type="float">
            <text:p>3801800058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2" office:value-type="float">
            <text:p>53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1" office:value-type="float">
            <text:p>3801800058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3" office:value-type="float">
            <text:p>53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2" office:value-type="float">
            <text:p>3801800058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4" office:value-type="float">
            <text:p>53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3" office:value-type="float">
            <text:p>3801800058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5" office:value-type="float">
            <text:p>53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4" office:value-type="float">
            <text:p>3801800058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6" office:value-type="float">
            <text:p>53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5" office:value-type="float">
            <text:p>3801800058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7" office:value-type="float">
            <text:p>53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6" office:value-type="float">
            <text:p>3801800058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8" office:value-type="float">
            <text:p>53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7" office:value-type="float">
            <text:p>3801800058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49" office:value-type="float">
            <text:p>53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8" office:value-type="float">
            <text:p>3801800058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0" office:value-type="float">
            <text:p>53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49" office:value-type="float">
            <text:p>3801800058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1" office:value-type="float">
            <text:p>53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50" office:value-type="float">
            <text:p>3801800058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2" office:value-type="float">
            <text:p>53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51" office:value-type="float">
            <text:p>3801800058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3" office:value-type="float">
            <text:p>53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52" office:value-type="float">
            <text:p>3801800058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4" office:value-type="float">
            <text:p>53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801053" office:value-type="float">
            <text:p>3801800058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5" office:value-type="float">
            <text:p>53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1" office:value-type="float">
            <text:p>380180005901001</text:p>
          </table:table-cell>
          <table:table-cell ns41:value-type="string" table:style-name="ce6" office:value-type="string">
            <text:p>380180005901001* <text:s/>Hieronder begrepen de fabrijkanten van katoen, hennip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6" office:value-type="float">
            <text:p>53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2" office:value-type="float">
            <text:p>3801800059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7" office:value-type="float">
            <text:p>53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3" office:value-type="float">
            <text:p>3801800059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8" office:value-type="float">
            <text:p>53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4" office:value-type="float">
            <text:p>3801800059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59" office:value-type="float">
            <text:p>53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5" office:value-type="float">
            <text:p>3801800059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0" office:value-type="float">
            <text:p>53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6" office:value-type="float">
            <text:p>3801800059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1" office:value-type="float">
            <text:p>53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7" office:value-type="float">
            <text:p>3801800059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2" office:value-type="float">
            <text:p>53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8" office:value-type="float">
            <text:p>3801800059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3" office:value-type="float">
            <text:p>53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09" office:value-type="float">
            <text:p>3801800059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4" office:value-type="float">
            <text:p>53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0" office:value-type="float">
            <text:p>3801800059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5" office:value-type="float">
            <text:p>53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1" office:value-type="float">
            <text:p>3801800059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6" office:value-type="float">
            <text:p>53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2" office:value-type="float">
            <text:p>3801800059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7" office:value-type="float">
            <text:p>53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3" office:value-type="float">
            <text:p>3801800059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8" office:value-type="float">
            <text:p>53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4" office:value-type="float">
            <text:p>3801800059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69" office:value-type="float">
            <text:p>53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5" office:value-type="float">
            <text:p>3801800059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0" office:value-type="float">
            <text:p>53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6" office:value-type="float">
            <text:p>3801800059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1" office:value-type="float">
            <text:p>53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7" office:value-type="float">
            <text:p>3801800059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2" office:value-type="float">
            <text:p>53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8" office:value-type="float">
            <text:p>3801800059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3" office:value-type="float">
            <text:p>53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19" office:value-type="float">
            <text:p>3801800059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4" office:value-type="float">
            <text:p>53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0" office:value-type="float">
            <text:p>3801800059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5" office:value-type="float">
            <text:p>53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1" office:value-type="float">
            <text:p>3801800059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6" office:value-type="float">
            <text:p>53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2" office:value-type="float">
            <text:p>3801800059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7" office:value-type="float">
            <text:p>53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3" office:value-type="float">
            <text:p>3801800059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8" office:value-type="float">
            <text:p>53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4" office:value-type="float">
            <text:p>380180005901024</text:p>
          </table:table-cell>
          <table:table-cell ns41:value-type="string" table:style-name="ce6" office:value-type="string">
            <text:p>380180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79" office:value-type="float">
            <text:p>53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5" office:value-type="float">
            <text:p>3801800059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0" office:value-type="float">
            <text:p>53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6" office:value-type="float">
            <text:p>380180005901026</text:p>
          </table:table-cell>
          <table:table-cell ns41:value-type="string" table:style-name="ce6" office:value-type="string">
            <text:p>380180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1" office:value-type="float">
            <text:p>53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7" office:value-type="float">
            <text:p>3801800059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2" office:value-type="float">
            <text:p>53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8" office:value-type="float">
            <text:p>3801800059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3" office:value-type="float">
            <text:p>53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29" office:value-type="float">
            <text:p>3801800059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4" office:value-type="float">
            <text:p>53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0" office:value-type="float">
            <text:p>3801800059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5" office:value-type="float">
            <text:p>53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1" office:value-type="float">
            <text:p>3801800059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6" office:value-type="float">
            <text:p>53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2" office:value-type="float">
            <text:p>3801800059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7" office:value-type="float">
            <text:p>53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3" office:value-type="float">
            <text:p>3801800059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8" office:value-type="float">
            <text:p>53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4" office:value-type="float">
            <text:p>3801800059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89" office:value-type="float">
            <text:p>53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5" office:value-type="float">
            <text:p>3801800059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0" office:value-type="float">
            <text:p>53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6" office:value-type="float">
            <text:p>3801800059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1" office:value-type="float">
            <text:p>53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7" office:value-type="float">
            <text:p>3801800059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2" office:value-type="float">
            <text:p>53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8" office:value-type="float">
            <text:p>3801800059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3" office:value-type="float">
            <text:p>53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39" office:value-type="float">
            <text:p>3801800059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4" office:value-type="float">
            <text:p>53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0" office:value-type="float">
            <text:p>3801800059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5" office:value-type="float">
            <text:p>53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1" office:value-type="float">
            <text:p>3801800059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6" office:value-type="float">
            <text:p>53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2" office:value-type="float">
            <text:p>3801800059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7" office:value-type="float">
            <text:p>53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3" office:value-type="float">
            <text:p>3801800059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8" office:value-type="float">
            <text:p>53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4" office:value-type="float">
            <text:p>3801800059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399" office:value-type="float">
            <text:p>53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5" office:value-type="float">
            <text:p>3801800059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0" office:value-type="float">
            <text:p>54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6" office:value-type="float">
            <text:p>3801800059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1" office:value-type="float">
            <text:p>54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7" office:value-type="float">
            <text:p>3801800059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2" office:value-type="float">
            <text:p>54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8" office:value-type="float">
            <text:p>3801800059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3" office:value-type="float">
            <text:p>54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49" office:value-type="float">
            <text:p>3801800059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4" office:value-type="float">
            <text:p>54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0005901050" office:value-type="float">
            <text:p>3801800059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5" office:value-type="float">
            <text:p>54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1" office:value-type="float">
            <text:p>380181006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6" office:value-type="float">
            <text:p>54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2" office:value-type="float">
            <text:p>3801810060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7" office:value-type="float">
            <text:p>54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3" office:value-type="float">
            <text:p>3801810060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8" office:value-type="float">
            <text:p>54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4" office:value-type="float">
            <text:p>3801810060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09" office:value-type="float">
            <text:p>54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5" office:value-type="float">
            <text:p>3801810060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0" office:value-type="float">
            <text:p>54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6" office:value-type="float">
            <text:p>3801810060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1" office:value-type="float">
            <text:p>54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7" office:value-type="float">
            <text:p>3801810060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2" office:value-type="float">
            <text:p>54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8" office:value-type="float">
            <text:p>3801810060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3" office:value-type="float">
            <text:p>54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09" office:value-type="float">
            <text:p>3801810060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4" office:value-type="float">
            <text:p>54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0" office:value-type="float">
            <text:p>3801810060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5" office:value-type="float">
            <text:p>54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1" office:value-type="float">
            <text:p>3801810060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6" office:value-type="float">
            <text:p>54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2" office:value-type="float">
            <text:p>3801810060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7" office:value-type="float">
            <text:p>54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3" office:value-type="float">
            <text:p>3801810060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8" office:value-type="float">
            <text:p>54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4" office:value-type="float">
            <text:p>3801810060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19" office:value-type="float">
            <text:p>54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5" office:value-type="float">
            <text:p>3801810060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0" office:value-type="float">
            <text:p>54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6" office:value-type="float">
            <text:p>3801810060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1" office:value-type="float">
            <text:p>54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7" office:value-type="float">
            <text:p>3801810060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2" office:value-type="float">
            <text:p>54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8" office:value-type="float">
            <text:p>3801810060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3" office:value-type="float">
            <text:p>54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19" office:value-type="float">
            <text:p>3801810060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4" office:value-type="float">
            <text:p>54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0" office:value-type="float">
            <text:p>3801810060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5" office:value-type="float">
            <text:p>54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1" office:value-type="float">
            <text:p>3801810060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6" office:value-type="float">
            <text:p>54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2" office:value-type="float">
            <text:p>3801810060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7" office:value-type="float">
            <text:p>54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3" office:value-type="float">
            <text:p>3801810060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8" office:value-type="float">
            <text:p>54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4" office:value-type="float">
            <text:p>3801810060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29" office:value-type="float">
            <text:p>54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5" office:value-type="float">
            <text:p>3801810060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0" office:value-type="float">
            <text:p>54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6" office:value-type="float">
            <text:p>3801810060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1" office:value-type="float">
            <text:p>54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7" office:value-type="float">
            <text:p>3801810060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2" office:value-type="float">
            <text:p>54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8" office:value-type="float">
            <text:p>3801810060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3" office:value-type="float">
            <text:p>54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29" office:value-type="float">
            <text:p>3801810060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4" office:value-type="float">
            <text:p>54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0" office:value-type="float">
            <text:p>3801810060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5" office:value-type="float">
            <text:p>54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1" office:value-type="float">
            <text:p>3801810060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6" office:value-type="float">
            <text:p>54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2" office:value-type="float">
            <text:p>3801810060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7" office:value-type="float">
            <text:p>54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3" office:value-type="float">
            <text:p>3801810060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8" office:value-type="float">
            <text:p>54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4" office:value-type="float">
            <text:p>3801810060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39" office:value-type="float">
            <text:p>54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5" office:value-type="float">
            <text:p>3801810060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0" office:value-type="float">
            <text:p>54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6" office:value-type="float">
            <text:p>3801810060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1" office:value-type="float">
            <text:p>54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7" office:value-type="float">
            <text:p>3801810060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2" office:value-type="float">
            <text:p>54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8" office:value-type="float">
            <text:p>3801810060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3" office:value-type="float">
            <text:p>54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39" office:value-type="float">
            <text:p>3801810060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4" office:value-type="float">
            <text:p>54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0" office:value-type="float">
            <text:p>3801810060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5" office:value-type="float">
            <text:p>54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1" office:value-type="float">
            <text:p>3801810060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6" office:value-type="float">
            <text:p>54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2" office:value-type="float">
            <text:p>3801810060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7" office:value-type="float">
            <text:p>54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3" office:value-type="float">
            <text:p>3801810060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8" office:value-type="float">
            <text:p>54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4" office:value-type="float">
            <text:p>3801810060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49" office:value-type="float">
            <text:p>54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5" office:value-type="float">
            <text:p>3801810060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0" office:value-type="float">
            <text:p>54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6" office:value-type="float">
            <text:p>3801810060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1" office:value-type="float">
            <text:p>54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7" office:value-type="float">
            <text:p>3801810060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2" office:value-type="float">
            <text:p>54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8" office:value-type="float">
            <text:p>3801810060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3" office:value-type="float">
            <text:p>54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49" office:value-type="float">
            <text:p>3801810060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4" office:value-type="float">
            <text:p>54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50" office:value-type="float">
            <text:p>3801810060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5" office:value-type="float">
            <text:p>54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51" office:value-type="float">
            <text:p>3801810060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6" office:value-type="float">
            <text:p>54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52" office:value-type="float">
            <text:p>3801810060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7" office:value-type="float">
            <text:p>54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001053" office:value-type="float">
            <text:p>3801810060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8" office:value-type="float">
            <text:p>54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1" office:value-type="float">
            <text:p>3801810061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59" office:value-type="float">
            <text:p>54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2" office:value-type="float">
            <text:p>3801810061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0" office:value-type="float">
            <text:p>54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3" office:value-type="float">
            <text:p>3801810061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1" office:value-type="float">
            <text:p>54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4" office:value-type="float">
            <text:p>3801810061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2" office:value-type="float">
            <text:p>54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5" office:value-type="float">
            <text:p>3801810061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3" office:value-type="float">
            <text:p>54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6" office:value-type="float">
            <text:p>3801810061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4" office:value-type="float">
            <text:p>54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7" office:value-type="float">
            <text:p>3801810061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5" office:value-type="float">
            <text:p>54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8" office:value-type="float">
            <text:p>3801810061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6" office:value-type="float">
            <text:p>54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09" office:value-type="float">
            <text:p>3801810061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7" office:value-type="float">
            <text:p>54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0" office:value-type="float">
            <text:p>3801810061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8" office:value-type="float">
            <text:p>54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1" office:value-type="float">
            <text:p>3801810061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69" office:value-type="float">
            <text:p>54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2" office:value-type="float">
            <text:p>3801810061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0" office:value-type="float">
            <text:p>54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3" office:value-type="float">
            <text:p>3801810061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1" office:value-type="float">
            <text:p>54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4" office:value-type="float">
            <text:p>3801810061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2" office:value-type="float">
            <text:p>54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5" office:value-type="float">
            <text:p>3801810061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3" office:value-type="float">
            <text:p>54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6" office:value-type="float">
            <text:p>3801810061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4" office:value-type="float">
            <text:p>54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7" office:value-type="float">
            <text:p>3801810061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5" office:value-type="float">
            <text:p>54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8" office:value-type="float">
            <text:p>3801810061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6" office:value-type="float">
            <text:p>54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19" office:value-type="float">
            <text:p>3801810061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7" office:value-type="float">
            <text:p>54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0" office:value-type="float">
            <text:p>3801810061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8" office:value-type="float">
            <text:p>54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1" office:value-type="float">
            <text:p>3801810061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79" office:value-type="float">
            <text:p>54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2" office:value-type="float">
            <text:p>3801810061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0" office:value-type="float">
            <text:p>54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3" office:value-type="float">
            <text:p>3801810061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1" office:value-type="float">
            <text:p>54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4" office:value-type="float">
            <text:p>3801810061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2" office:value-type="float">
            <text:p>54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5" office:value-type="float">
            <text:p>3801810061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3" office:value-type="float">
            <text:p>54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6" office:value-type="float">
            <text:p>3801810061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4" office:value-type="float">
            <text:p>54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7" office:value-type="float">
            <text:p>3801810061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5" office:value-type="float">
            <text:p>54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8" office:value-type="float">
            <text:p>3801810061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6" office:value-type="float">
            <text:p>54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29" office:value-type="float">
            <text:p>3801810061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7" office:value-type="float">
            <text:p>54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0" office:value-type="float">
            <text:p>3801810061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8" office:value-type="float">
            <text:p>54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1" office:value-type="float">
            <text:p>3801810061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89" office:value-type="float">
            <text:p>54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2" office:value-type="float">
            <text:p>3801810061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0" office:value-type="float">
            <text:p>54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3" office:value-type="float">
            <text:p>3801810061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1" office:value-type="float">
            <text:p>54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4" office:value-type="float">
            <text:p>3801810061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2" office:value-type="float">
            <text:p>54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5" office:value-type="float">
            <text:p>3801810061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3" office:value-type="float">
            <text:p>54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6" office:value-type="float">
            <text:p>3801810061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4" office:value-type="float">
            <text:p>54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7" office:value-type="float">
            <text:p>3801810061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5" office:value-type="float">
            <text:p>54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8" office:value-type="float">
            <text:p>3801810061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6" office:value-type="float">
            <text:p>54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39" office:value-type="float">
            <text:p>3801810061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7" office:value-type="float">
            <text:p>54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1006101040" office:value-type="float">
            <text:p>3801810061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8" office:value-type="float">
            <text:p>54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1" office:value-type="float">
            <text:p>380182006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499" office:value-type="float">
            <text:p>54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2" office:value-type="float">
            <text:p>3801820062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0" office:value-type="float">
            <text:p>55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3" office:value-type="float">
            <text:p>3801820062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1" office:value-type="float">
            <text:p>55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4" office:value-type="float">
            <text:p>3801820062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2" office:value-type="float">
            <text:p>55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5" office:value-type="float">
            <text:p>3801820062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3" office:value-type="float">
            <text:p>55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6" office:value-type="float">
            <text:p>3801820062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4" office:value-type="float">
            <text:p>55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7" office:value-type="float">
            <text:p>3801820062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5" office:value-type="float">
            <text:p>55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8" office:value-type="float">
            <text:p>3801820062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6" office:value-type="float">
            <text:p>55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09" office:value-type="float">
            <text:p>3801820062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7" office:value-type="float">
            <text:p>55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0" office:value-type="float">
            <text:p>3801820062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8" office:value-type="float">
            <text:p>55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1" office:value-type="float">
            <text:p>3801820062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09" office:value-type="float">
            <text:p>55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2" office:value-type="float">
            <text:p>3801820062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0" office:value-type="float">
            <text:p>55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3" office:value-type="float">
            <text:p>3801820062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1" office:value-type="float">
            <text:p>55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4" office:value-type="float">
            <text:p>3801820062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2" office:value-type="float">
            <text:p>55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5" office:value-type="float">
            <text:p>3801820062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3" office:value-type="float">
            <text:p>55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6" office:value-type="float">
            <text:p>3801820062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4" office:value-type="float">
            <text:p>55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7" office:value-type="float">
            <text:p>3801820062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5" office:value-type="float">
            <text:p>55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8" office:value-type="float">
            <text:p>3801820062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6" office:value-type="float">
            <text:p>55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19" office:value-type="float">
            <text:p>3801820062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7" office:value-type="float">
            <text:p>55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0" office:value-type="float">
            <text:p>3801820062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8" office:value-type="float">
            <text:p>55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1" office:value-type="float">
            <text:p>3801820062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19" office:value-type="float">
            <text:p>55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2" office:value-type="float">
            <text:p>3801820062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0" office:value-type="float">
            <text:p>55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3" office:value-type="float">
            <text:p>3801820062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1" office:value-type="float">
            <text:p>55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4" office:value-type="float">
            <text:p>3801820062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2" office:value-type="float">
            <text:p>55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5" office:value-type="float">
            <text:p>3801820062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3" office:value-type="float">
            <text:p>55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6" office:value-type="float">
            <text:p>3801820062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4" office:value-type="float">
            <text:p>55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7" office:value-type="float">
            <text:p>3801820062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5" office:value-type="float">
            <text:p>55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8" office:value-type="float">
            <text:p>3801820062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6" office:value-type="float">
            <text:p>55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29" office:value-type="float">
            <text:p>3801820062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7" office:value-type="float">
            <text:p>55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0" office:value-type="float">
            <text:p>3801820062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8" office:value-type="float">
            <text:p>55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1" office:value-type="float">
            <text:p>3801820062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29" office:value-type="float">
            <text:p>55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2" office:value-type="float">
            <text:p>3801820062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0" office:value-type="float">
            <text:p>55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3" office:value-type="float">
            <text:p>3801820062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1" office:value-type="float">
            <text:p>55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4" office:value-type="float">
            <text:p>3801820062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2" office:value-type="float">
            <text:p>55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5" office:value-type="float">
            <text:p>3801820062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3" office:value-type="float">
            <text:p>55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6" office:value-type="float">
            <text:p>3801820062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4" office:value-type="float">
            <text:p>55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7" office:value-type="float">
            <text:p>3801820062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5" office:value-type="float">
            <text:p>55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8" office:value-type="float">
            <text:p>3801820062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6" office:value-type="float">
            <text:p>55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39" office:value-type="float">
            <text:p>3801820062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7" office:value-type="float">
            <text:p>55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0" office:value-type="float">
            <text:p>3801820062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8" office:value-type="float">
            <text:p>55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1" office:value-type="float">
            <text:p>3801820062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39" office:value-type="float">
            <text:p>55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2" office:value-type="float">
            <text:p>3801820062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0" office:value-type="float">
            <text:p>55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3" office:value-type="float">
            <text:p>3801820062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1" office:value-type="float">
            <text:p>55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4" office:value-type="float">
            <text:p>3801820062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2" office:value-type="float">
            <text:p>55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5" office:value-type="float">
            <text:p>3801820062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3" office:value-type="float">
            <text:p>55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6" office:value-type="float">
            <text:p>3801820062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4" office:value-type="float">
            <text:p>55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7" office:value-type="float">
            <text:p>3801820062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5" office:value-type="float">
            <text:p>55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8" office:value-type="float">
            <text:p>3801820062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6" office:value-type="float">
            <text:p>55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49" office:value-type="float">
            <text:p>3801820062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7" office:value-type="float">
            <text:p>55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50" office:value-type="float">
            <text:p>3801820062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8" office:value-type="float">
            <text:p>55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51" office:value-type="float">
            <text:p>3801820062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49" office:value-type="float">
            <text:p>55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52" office:value-type="float">
            <text:p>3801820062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0" office:value-type="float">
            <text:p>55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201053" office:value-type="float">
            <text:p>3801820062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1" office:value-type="float">
            <text:p>55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1" office:value-type="float">
            <text:p>3801820063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2" office:value-type="float">
            <text:p>55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2" office:value-type="float">
            <text:p>3801820063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3" office:value-type="float">
            <text:p>55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3" office:value-type="float">
            <text:p>3801820063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4" office:value-type="float">
            <text:p>55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4" office:value-type="float">
            <text:p>3801820063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5" office:value-type="float">
            <text:p>55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5" office:value-type="float">
            <text:p>3801820063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6" office:value-type="float">
            <text:p>55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6" office:value-type="float">
            <text:p>3801820063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7" office:value-type="float">
            <text:p>55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7" office:value-type="float">
            <text:p>3801820063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8" office:value-type="float">
            <text:p>55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8" office:value-type="float">
            <text:p>3801820063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59" office:value-type="float">
            <text:p>55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09" office:value-type="float">
            <text:p>3801820063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0" office:value-type="float">
            <text:p>55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0" office:value-type="float">
            <text:p>3801820063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1" office:value-type="float">
            <text:p>55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1" office:value-type="float">
            <text:p>3801820063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2" office:value-type="float">
            <text:p>55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2" office:value-type="float">
            <text:p>3801820063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3" office:value-type="float">
            <text:p>55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3" office:value-type="float">
            <text:p>3801820063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4" office:value-type="float">
            <text:p>55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4" office:value-type="float">
            <text:p>3801820063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5" office:value-type="float">
            <text:p>55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5" office:value-type="float">
            <text:p>3801820063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6" office:value-type="float">
            <text:p>55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6" office:value-type="float">
            <text:p>3801820063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7" office:value-type="float">
            <text:p>55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7" office:value-type="float">
            <text:p>3801820063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8" office:value-type="float">
            <text:p>55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8" office:value-type="float">
            <text:p>3801820063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69" office:value-type="float">
            <text:p>55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19" office:value-type="float">
            <text:p>3801820063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0" office:value-type="float">
            <text:p>55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0" office:value-type="float">
            <text:p>3801820063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1" office:value-type="float">
            <text:p>55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1" office:value-type="float">
            <text:p>3801820063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2" office:value-type="float">
            <text:p>55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2" office:value-type="float">
            <text:p>3801820063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3" office:value-type="float">
            <text:p>55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3" office:value-type="float">
            <text:p>3801820063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4" office:value-type="float">
            <text:p>55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4" office:value-type="float">
            <text:p>3801820063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5" office:value-type="float">
            <text:p>55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5" office:value-type="float">
            <text:p>3801820063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6" office:value-type="float">
            <text:p>55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6" office:value-type="float">
            <text:p>3801820063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7" office:value-type="float">
            <text:p>55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7" office:value-type="float">
            <text:p>3801820063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8" office:value-type="float">
            <text:p>55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8" office:value-type="float">
            <text:p>3801820063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79" office:value-type="float">
            <text:p>55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29" office:value-type="float">
            <text:p>3801820063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0" office:value-type="float">
            <text:p>55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0" office:value-type="float">
            <text:p>3801820063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1" office:value-type="float">
            <text:p>55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1" office:value-type="float">
            <text:p>3801820063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2" office:value-type="float">
            <text:p>55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2" office:value-type="float">
            <text:p>3801820063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3" office:value-type="float">
            <text:p>55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3" office:value-type="float">
            <text:p>3801820063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4" office:value-type="float">
            <text:p>55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4" office:value-type="float">
            <text:p>3801820063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5" office:value-type="float">
            <text:p>55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5" office:value-type="float">
            <text:p>3801820063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6" office:value-type="float">
            <text:p>55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6" office:value-type="float">
            <text:p>3801820063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7" office:value-type="float">
            <text:p>55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7" office:value-type="float">
            <text:p>3801820063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8" office:value-type="float">
            <text:p>55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8" office:value-type="float">
            <text:p>3801820063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89" office:value-type="float">
            <text:p>55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39" office:value-type="float">
            <text:p>3801820063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0" office:value-type="float">
            <text:p>55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0" office:value-type="float">
            <text:p>3801820063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1" office:value-type="float">
            <text:p>55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1" office:value-type="float">
            <text:p>3801820063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2" office:value-type="float">
            <text:p>55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2" office:value-type="float">
            <text:p>3801820063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3" office:value-type="float">
            <text:p>55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3" office:value-type="float">
            <text:p>3801820063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4" office:value-type="float">
            <text:p>55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4" office:value-type="float">
            <text:p>3801820063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5" office:value-type="float">
            <text:p>55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5" office:value-type="float">
            <text:p>3801820063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6" office:value-type="float">
            <text:p>55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6" office:value-type="float">
            <text:p>3801820063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7" office:value-type="float">
            <text:p>55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7" office:value-type="float">
            <text:p>3801820063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8" office:value-type="float">
            <text:p>55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8" office:value-type="float">
            <text:p>3801820063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599" office:value-type="float">
            <text:p>55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49" office:value-type="float">
            <text:p>3801820063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0" office:value-type="float">
            <text:p>56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50" office:value-type="float">
            <text:p>3801820063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1" office:value-type="float">
            <text:p>56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2006301051" office:value-type="float">
            <text:p>3801820063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2" office:value-type="float">
            <text:p>56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1" office:value-type="float">
            <text:p>380183006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3" office:value-type="float">
            <text:p>56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2" office:value-type="float">
            <text:p>380183006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4" office:value-type="float">
            <text:p>56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3" office:value-type="float">
            <text:p>380183006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5" office:value-type="float">
            <text:p>56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4" office:value-type="float">
            <text:p>380183006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6" office:value-type="float">
            <text:p>56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5" office:value-type="float">
            <text:p>380183006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7" office:value-type="float">
            <text:p>56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6" office:value-type="float">
            <text:p>380183006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8" office:value-type="float">
            <text:p>56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7" office:value-type="float">
            <text:p>380183006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09" office:value-type="float">
            <text:p>56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8" office:value-type="float">
            <text:p>380183006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0" office:value-type="float">
            <text:p>56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09" office:value-type="float">
            <text:p>380183006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1" office:value-type="float">
            <text:p>56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0" office:value-type="float">
            <text:p>380183006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2" office:value-type="float">
            <text:p>56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1" office:value-type="float">
            <text:p>380183006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3" office:value-type="float">
            <text:p>56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2" office:value-type="float">
            <text:p>380183006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4" office:value-type="float">
            <text:p>56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3" office:value-type="float">
            <text:p>380183006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5" office:value-type="float">
            <text:p>56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4" office:value-type="float">
            <text:p>380183006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6" office:value-type="float">
            <text:p>56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5" office:value-type="float">
            <text:p>380183006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7" office:value-type="float">
            <text:p>56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6" office:value-type="float">
            <text:p>380183006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8" office:value-type="float">
            <text:p>56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7" office:value-type="float">
            <text:p>380183006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19" office:value-type="float">
            <text:p>56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8" office:value-type="float">
            <text:p>380183006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0" office:value-type="float">
            <text:p>56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19" office:value-type="float">
            <text:p>380183006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1" office:value-type="float">
            <text:p>56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0" office:value-type="float">
            <text:p>380183006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2" office:value-type="float">
            <text:p>56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1" office:value-type="float">
            <text:p>380183006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3" office:value-type="float">
            <text:p>56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2" office:value-type="float">
            <text:p>380183006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4" office:value-type="float">
            <text:p>56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3" office:value-type="float">
            <text:p>380183006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5" office:value-type="float">
            <text:p>56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4" office:value-type="float">
            <text:p>380183006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6" office:value-type="float">
            <text:p>56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5" office:value-type="float">
            <text:p>380183006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7" office:value-type="float">
            <text:p>56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6" office:value-type="float">
            <text:p>380183006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8" office:value-type="float">
            <text:p>56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7" office:value-type="float">
            <text:p>380183006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29" office:value-type="float">
            <text:p>56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8" office:value-type="float">
            <text:p>380183006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0" office:value-type="float">
            <text:p>56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29" office:value-type="float">
            <text:p>380183006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1" office:value-type="float">
            <text:p>56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0" office:value-type="float">
            <text:p>380183006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2" office:value-type="float">
            <text:p>56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1" office:value-type="float">
            <text:p>380183006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3" office:value-type="float">
            <text:p>56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2" office:value-type="float">
            <text:p>380183006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4" office:value-type="float">
            <text:p>56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3" office:value-type="float">
            <text:p>380183006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5" office:value-type="float">
            <text:p>56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4" office:value-type="float">
            <text:p>380183006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6" office:value-type="float">
            <text:p>56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5" office:value-type="float">
            <text:p>380183006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7" office:value-type="float">
            <text:p>56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6" office:value-type="float">
            <text:p>380183006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8" office:value-type="float">
            <text:p>56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7" office:value-type="float">
            <text:p>380183006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39" office:value-type="float">
            <text:p>56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8" office:value-type="float">
            <text:p>380183006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0" office:value-type="float">
            <text:p>56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39" office:value-type="float">
            <text:p>380183006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1" office:value-type="float">
            <text:p>56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0" office:value-type="float">
            <text:p>380183006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2" office:value-type="float">
            <text:p>56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1" office:value-type="float">
            <text:p>380183006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3" office:value-type="float">
            <text:p>56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2" office:value-type="float">
            <text:p>380183006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4" office:value-type="float">
            <text:p>56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3" office:value-type="float">
            <text:p>380183006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5" office:value-type="float">
            <text:p>56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4" office:value-type="float">
            <text:p>380183006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6" office:value-type="float">
            <text:p>56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5" office:value-type="float">
            <text:p>380183006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7" office:value-type="float">
            <text:p>56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6" office:value-type="float">
            <text:p>380183006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8" office:value-type="float">
            <text:p>56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7" office:value-type="float">
            <text:p>380183006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49" office:value-type="float">
            <text:p>56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8" office:value-type="float">
            <text:p>380183006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0" office:value-type="float">
            <text:p>56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49" office:value-type="float">
            <text:p>3801830064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1" office:value-type="float">
            <text:p>56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50" office:value-type="float">
            <text:p>380183006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2" office:value-type="float">
            <text:p>56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51" office:value-type="float">
            <text:p>380183006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3" office:value-type="float">
            <text:p>56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52" office:value-type="float">
            <text:p>380183006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4" office:value-type="float">
            <text:p>56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401053" office:value-type="float">
            <text:p>3801830064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5" office:value-type="float">
            <text:p>56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1" office:value-type="float">
            <text:p>380183006501001</text:p>
          </table:table-cell>
          <table:table-cell ns41:value-type="string" table:style-name="ce6" office:value-type="string">
            <text:p>380183006501001* <text:s/>Hieronder begrepen de fabrijkanten van katoen, hennip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6" office:value-type="float">
            <text:p>56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2" office:value-type="float">
            <text:p>380183006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7" office:value-type="float">
            <text:p>56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3" office:value-type="float">
            <text:p>380183006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8" office:value-type="float">
            <text:p>56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4" office:value-type="float">
            <text:p>380183006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59" office:value-type="float">
            <text:p>56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5" office:value-type="float">
            <text:p>380183006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0" office:value-type="float">
            <text:p>56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6" office:value-type="float">
            <text:p>380183006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1" office:value-type="float">
            <text:p>56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7" office:value-type="float">
            <text:p>380183006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2" office:value-type="float">
            <text:p>56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8" office:value-type="float">
            <text:p>380183006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3" office:value-type="float">
            <text:p>56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09" office:value-type="float">
            <text:p>380183006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4" office:value-type="float">
            <text:p>56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0" office:value-type="float">
            <text:p>380183006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5" office:value-type="float">
            <text:p>56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1" office:value-type="float">
            <text:p>380183006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6" office:value-type="float">
            <text:p>56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2" office:value-type="float">
            <text:p>380183006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7" office:value-type="float">
            <text:p>56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3" office:value-type="float">
            <text:p>380183006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8" office:value-type="float">
            <text:p>56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4" office:value-type="float">
            <text:p>380183006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69" office:value-type="float">
            <text:p>56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5" office:value-type="float">
            <text:p>380183006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0" office:value-type="float">
            <text:p>56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6" office:value-type="float">
            <text:p>380183006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1" office:value-type="float">
            <text:p>56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7" office:value-type="float">
            <text:p>380183006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2" office:value-type="float">
            <text:p>56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8" office:value-type="float">
            <text:p>380183006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3" office:value-type="float">
            <text:p>56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19" office:value-type="float">
            <text:p>380183006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4" office:value-type="float">
            <text:p>56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0" office:value-type="float">
            <text:p>380183006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5" office:value-type="float">
            <text:p>56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1" office:value-type="float">
            <text:p>380183006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6" office:value-type="float">
            <text:p>56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2" office:value-type="float">
            <text:p>380183006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7" office:value-type="float">
            <text:p>56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3" office:value-type="float">
            <text:p>380183006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8" office:value-type="float">
            <text:p>56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4" office:value-type="float">
            <text:p>380183006501024</text:p>
          </table:table-cell>
          <table:table-cell ns41:value-type="string" table:style-name="ce6" office:value-type="string">
            <text:p>3801830065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79" office:value-type="float">
            <text:p>56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5" office:value-type="float">
            <text:p>380183006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0" office:value-type="float">
            <text:p>56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6" office:value-type="float">
            <text:p>380183006501026</text:p>
          </table:table-cell>
          <table:table-cell ns41:value-type="string" table:style-name="ce6" office:value-type="string">
            <text:p>3801830065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1" office:value-type="float">
            <text:p>56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7" office:value-type="float">
            <text:p>380183006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2" office:value-type="float">
            <text:p>56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8" office:value-type="float">
            <text:p>380183006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3" office:value-type="float">
            <text:p>56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29" office:value-type="float">
            <text:p>380183006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4" office:value-type="float">
            <text:p>56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0" office:value-type="float">
            <text:p>380183006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5" office:value-type="float">
            <text:p>56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1" office:value-type="float">
            <text:p>380183006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6" office:value-type="float">
            <text:p>56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2" office:value-type="float">
            <text:p>380183006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7" office:value-type="float">
            <text:p>56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3" office:value-type="float">
            <text:p>380183006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8" office:value-type="float">
            <text:p>56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4" office:value-type="float">
            <text:p>380183006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89" office:value-type="float">
            <text:p>56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5" office:value-type="float">
            <text:p>380183006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0" office:value-type="float">
            <text:p>56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6" office:value-type="float">
            <text:p>380183006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1" office:value-type="float">
            <text:p>56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7" office:value-type="float">
            <text:p>380183006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2" office:value-type="float">
            <text:p>56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8" office:value-type="float">
            <text:p>380183006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3" office:value-type="float">
            <text:p>56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39" office:value-type="float">
            <text:p>3801830065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4" office:value-type="float">
            <text:p>56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0" office:value-type="float">
            <text:p>3801830065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5" office:value-type="float">
            <text:p>56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1" office:value-type="float">
            <text:p>3801830065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6" office:value-type="float">
            <text:p>56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2" office:value-type="float">
            <text:p>3801830065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7" office:value-type="float">
            <text:p>56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3" office:value-type="float">
            <text:p>3801830065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8" office:value-type="float">
            <text:p>569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4" office:value-type="float">
            <text:p>3801830065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699" office:value-type="float">
            <text:p>569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5" office:value-type="float">
            <text:p>3801830065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0" office:value-type="float">
            <text:p>570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6" office:value-type="float">
            <text:p>3801830065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1" office:value-type="float">
            <text:p>570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7" office:value-type="float">
            <text:p>3801830065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2" office:value-type="float">
            <text:p>570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8" office:value-type="float">
            <text:p>3801830065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3" office:value-type="float">
            <text:p>570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49" office:value-type="float">
            <text:p>3801830065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4" office:value-type="float">
            <text:p>570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3006501050" office:value-type="float">
            <text:p>3801830065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5" office:value-type="float">
            <text:p>570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1" office:value-type="float">
            <text:p>380184006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6" office:value-type="float">
            <text:p>570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2" office:value-type="float">
            <text:p>380184006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7" office:value-type="float">
            <text:p>570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3" office:value-type="float">
            <text:p>380184006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8" office:value-type="float">
            <text:p>570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4" office:value-type="float">
            <text:p>380184006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09" office:value-type="float">
            <text:p>570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5" office:value-type="float">
            <text:p>380184006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0" office:value-type="float">
            <text:p>571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6" office:value-type="float">
            <text:p>380184006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1" office:value-type="float">
            <text:p>571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7" office:value-type="float">
            <text:p>380184006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2" office:value-type="float">
            <text:p>571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8" office:value-type="float">
            <text:p>380184006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3" office:value-type="float">
            <text:p>571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09" office:value-type="float">
            <text:p>380184006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4" office:value-type="float">
            <text:p>571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0" office:value-type="float">
            <text:p>380184006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5" office:value-type="float">
            <text:p>571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1" office:value-type="float">
            <text:p>380184006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6" office:value-type="float">
            <text:p>571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2" office:value-type="float">
            <text:p>380184006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7" office:value-type="float">
            <text:p>571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3" office:value-type="float">
            <text:p>380184006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8" office:value-type="float">
            <text:p>571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4" office:value-type="float">
            <text:p>380184006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19" office:value-type="float">
            <text:p>571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5" office:value-type="float">
            <text:p>380184006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0" office:value-type="float">
            <text:p>572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6" office:value-type="float">
            <text:p>380184006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1" office:value-type="float">
            <text:p>572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7" office:value-type="float">
            <text:p>380184006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2" office:value-type="float">
            <text:p>572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8" office:value-type="float">
            <text:p>380184006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3" office:value-type="float">
            <text:p>572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19" office:value-type="float">
            <text:p>380184006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4" office:value-type="float">
            <text:p>572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0" office:value-type="float">
            <text:p>380184006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5" office:value-type="float">
            <text:p>572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1" office:value-type="float">
            <text:p>380184006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6" office:value-type="float">
            <text:p>572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2" office:value-type="float">
            <text:p>380184006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7" office:value-type="float">
            <text:p>572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3" office:value-type="float">
            <text:p>380184006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8" office:value-type="float">
            <text:p>572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4" office:value-type="float">
            <text:p>380184006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29" office:value-type="float">
            <text:p>572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5" office:value-type="float">
            <text:p>380184006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0" office:value-type="float">
            <text:p>573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6" office:value-type="float">
            <text:p>380184006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1" office:value-type="float">
            <text:p>573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7" office:value-type="float">
            <text:p>380184006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2" office:value-type="float">
            <text:p>573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8" office:value-type="float">
            <text:p>380184006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3" office:value-type="float">
            <text:p>573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29" office:value-type="float">
            <text:p>380184006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4" office:value-type="float">
            <text:p>573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0" office:value-type="float">
            <text:p>380184006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5" office:value-type="float">
            <text:p>573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1" office:value-type="float">
            <text:p>380184006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6" office:value-type="float">
            <text:p>573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2" office:value-type="float">
            <text:p>380184006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7" office:value-type="float">
            <text:p>573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3" office:value-type="float">
            <text:p>380184006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8" office:value-type="float">
            <text:p>573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4" office:value-type="float">
            <text:p>380184006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39" office:value-type="float">
            <text:p>573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5" office:value-type="float">
            <text:p>380184006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0" office:value-type="float">
            <text:p>574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6" office:value-type="float">
            <text:p>380184006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1" office:value-type="float">
            <text:p>574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7" office:value-type="float">
            <text:p>380184006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2" office:value-type="float">
            <text:p>574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8" office:value-type="float">
            <text:p>380184006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3" office:value-type="float">
            <text:p>574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39" office:value-type="float">
            <text:p>380184006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4" office:value-type="float">
            <text:p>574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0" office:value-type="float">
            <text:p>380184006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5" office:value-type="float">
            <text:p>574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1" office:value-type="float">
            <text:p>380184006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6" office:value-type="float">
            <text:p>574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2" office:value-type="float">
            <text:p>380184006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7" office:value-type="float">
            <text:p>574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3" office:value-type="float">
            <text:p>380184006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8" office:value-type="float">
            <text:p>574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4" office:value-type="float">
            <text:p>380184006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49" office:value-type="float">
            <text:p>574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5" office:value-type="float">
            <text:p>380184006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0" office:value-type="float">
            <text:p>575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6" office:value-type="float">
            <text:p>380184006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1" office:value-type="float">
            <text:p>575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7" office:value-type="float">
            <text:p>380184006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2" office:value-type="float">
            <text:p>575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8" office:value-type="float">
            <text:p>380184006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3" office:value-type="float">
            <text:p>575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49" office:value-type="float">
            <text:p>3801840066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4" office:value-type="float">
            <text:p>575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50" office:value-type="float">
            <text:p>380184006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5" office:value-type="float">
            <text:p>575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51" office:value-type="float">
            <text:p>380184006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6" office:value-type="float">
            <text:p>575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52" office:value-type="float">
            <text:p>380184006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7" office:value-type="float">
            <text:p>575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601053" office:value-type="float">
            <text:p>380184006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8" office:value-type="float">
            <text:p>575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1" office:value-type="float">
            <text:p>3801840067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59" office:value-type="float">
            <text:p>575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2" office:value-type="float">
            <text:p>3801840067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0" office:value-type="float">
            <text:p>576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3" office:value-type="float">
            <text:p>3801840067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1" office:value-type="float">
            <text:p>576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4" office:value-type="float">
            <text:p>3801840067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2" office:value-type="float">
            <text:p>576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5" office:value-type="float">
            <text:p>3801840067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3" office:value-type="float">
            <text:p>576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6" office:value-type="float">
            <text:p>3801840067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4" office:value-type="float">
            <text:p>576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7" office:value-type="float">
            <text:p>3801840067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5" office:value-type="float">
            <text:p>576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8" office:value-type="float">
            <text:p>3801840067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6" office:value-type="float">
            <text:p>576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09" office:value-type="float">
            <text:p>3801840067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7" office:value-type="float">
            <text:p>576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0" office:value-type="float">
            <text:p>3801840067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8" office:value-type="float">
            <text:p>576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1" office:value-type="float">
            <text:p>3801840067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69" office:value-type="float">
            <text:p>576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2" office:value-type="float">
            <text:p>3801840067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0" office:value-type="float">
            <text:p>577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3" office:value-type="float">
            <text:p>3801840067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1" office:value-type="float">
            <text:p>577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4" office:value-type="float">
            <text:p>3801840067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2" office:value-type="float">
            <text:p>577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5" office:value-type="float">
            <text:p>3801840067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3" office:value-type="float">
            <text:p>577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6" office:value-type="float">
            <text:p>3801840067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4" office:value-type="float">
            <text:p>577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7" office:value-type="float">
            <text:p>3801840067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5" office:value-type="float">
            <text:p>577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8" office:value-type="float">
            <text:p>3801840067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6" office:value-type="float">
            <text:p>577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19" office:value-type="float">
            <text:p>3801840067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7" office:value-type="float">
            <text:p>577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0" office:value-type="float">
            <text:p>3801840067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8" office:value-type="float">
            <text:p>577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1" office:value-type="float">
            <text:p>3801840067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79" office:value-type="float">
            <text:p>577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2" office:value-type="float">
            <text:p>3801840067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0" office:value-type="float">
            <text:p>578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3" office:value-type="float">
            <text:p>3801840067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1" office:value-type="float">
            <text:p>578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4" office:value-type="float">
            <text:p>3801840067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2" office:value-type="float">
            <text:p>578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5" office:value-type="float">
            <text:p>3801840067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3" office:value-type="float">
            <text:p>578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6" office:value-type="float">
            <text:p>3801840067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4" office:value-type="float">
            <text:p>578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7" office:value-type="float">
            <text:p>3801840067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5" office:value-type="float">
            <text:p>578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8" office:value-type="float">
            <text:p>3801840067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6" office:value-type="float">
            <text:p>578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29" office:value-type="float">
            <text:p>3801840067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7" office:value-type="float">
            <text:p>578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0" office:value-type="float">
            <text:p>3801840067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8" office:value-type="float">
            <text:p>5788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1" office:value-type="float">
            <text:p>3801840067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89" office:value-type="float">
            <text:p>5789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2" office:value-type="float">
            <text:p>3801840067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0" office:value-type="float">
            <text:p>5790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3" office:value-type="float">
            <text:p>3801840067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1" office:value-type="float">
            <text:p>5791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4" office:value-type="float">
            <text:p>3801840067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2" office:value-type="float">
            <text:p>5792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5" office:value-type="float">
            <text:p>3801840067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3" office:value-type="float">
            <text:p>5793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6" office:value-type="float">
            <text:p>3801840067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4" office:value-type="float">
            <text:p>5794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7" office:value-type="float">
            <text:p>3801840067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5" office:value-type="float">
            <text:p>5795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8" office:value-type="float">
            <text:p>3801840067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6" office:value-type="float">
            <text:p>5796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39" office:value-type="float">
            <text:p>3801840067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2" office:value="5797" office:value-type="float">
            <text:p>5797</text:p>
          </table:table-cell>
          <table:table-cell ns41:value-type="string" table:style-name="TL Metadata" office:value-type="string">
            <text:p>Fr-4edl</text:p>
          </table:table-cell>
          <table:table-cell ns41:value-type="float" table:style-name="ce83" office:value="380184006701040" office:value-type="float">
            <text:p>3801840067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 table:number-rows-repeated="10473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7:36</meta:creation-date>
    <dc:creator>Helpdesk</dc:creator>
    <dc:date>2004-12-20T18:33:12</dc:date>
    <meta:document-statistic meta:object-count="0" meta:cell-count="10985" meta:table-count="2"/>
    <meta:generator>ODFPY/1.3.0dev</meta:generator>
  </office:meta>
</office:document-meta>
</file>